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5181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5in" svg:height="4.2354in" svg:x="5.1236in" svg:y="43.2311in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5268in" svg:height="3.5453in" svg:x="7.9906in" svg:y="87.0484in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 Sheet1.H490:Sheet1.H490 Sheet1.H491:Sheet1.H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26in" svg:height="3.5429in" svg:x="5.1343in" svg:y="92.8079in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469in" svg:height="3.5429in" svg:x="4.8654in" svg:y="102.0728in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1598in" svg:height="3.5453in" svg:x="4.8417in" svg:y="115.2413in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80807" calcext:value-type="float">
            <text:p>180807</text:p>
          </table:table-cell>
          <table:table-cell office:value-type="float" office:value="31082" calcext:value-type="float">
            <text:p>31082</text:p>
          </table:table-cell>
          <table:table-cell office:value-type="float" office:value="77" calcext:value-type="float">
            <text:p>77</text:p>
          </table:table-cell>
          <table:table-cell office:value-type="float" office:value="55245" calcext:value-type="float">
            <text:p>55245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539" calcext:value-type="float">
            <text:p>15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83779" calcext:value-type="float">
            <text:p>183779</text:p>
          </table:table-cell>
          <table:table-cell office:value-type="float" office:value="41001" calcext:value-type="float">
            <text:p>41001</text:p>
          </table:table-cell>
          <table:table-cell office:value-type="float" office:value="9996" calcext:value-type="float">
            <text:p>9996</text:p>
          </table:table-cell>
          <table:table-cell office:value-type="float" office:value="64477" calcext:value-type="float">
            <text:p>64477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12" calcext:value-type="float">
            <text:p>1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929" calcext:value-type="float">
            <text:p>183929</text:p>
          </table:table-cell>
          <table:table-cell office:value-type="float" office:value="40993" calcext:value-type="float">
            <text:p>40993</text:p>
          </table:table-cell>
          <table:table-cell office:value-type="float" office:value="9988" calcext:value-type="float">
            <text:p>9988</text:p>
          </table:table-cell>
          <table:table-cell office:value-type="float" office:value="64349" calcext:value-type="float">
            <text:p>64349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3923" calcext:value-type="float">
            <text:p>183923</text:p>
          </table:table-cell>
          <table:table-cell office:value-type="float" office:value="40995" calcext:value-type="float">
            <text:p>40995</text:p>
          </table:table-cell>
          <table:table-cell office:value-type="float" office:value="9990" calcext:value-type="float">
            <text:p>9990</text:p>
          </table:table-cell>
          <table:table-cell office:value-type="float" office:value="64349" calcext:value-type="float">
            <text:p>64349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3771" calcext:value-type="float">
            <text:p>183771</text:p>
          </table:table-cell>
          <table:table-cell office:value-type="float" office:value="41129" calcext:value-type="float">
            <text:p>41129</text:p>
          </table:table-cell>
          <table:table-cell office:value-type="float" office:value="10124" calcext:value-type="float">
            <text:p>10124</text:p>
          </table:table-cell>
          <table:table-cell office:value-type="float" office:value="64477" calcext:value-type="float">
            <text:p>64477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12" calcext:value-type="float">
            <text:p>1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921" calcext:value-type="float">
            <text:p>183921</text:p>
          </table:table-cell>
          <table:table-cell office:value-type="float" office:value="41121" calcext:value-type="float">
            <text:p>41121</text:p>
          </table:table-cell>
          <table:table-cell office:value-type="float" office:value="10116" calcext:value-type="float">
            <text:p>10116</text:p>
          </table:table-cell>
          <table:table-cell office:value-type="float" office:value="64349" calcext:value-type="float">
            <text:p>64349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83915" calcext:value-type="float">
            <text:p>183915</text:p>
          </table:table-cell>
          <table:table-cell office:value-type="float" office:value="41123" calcext:value-type="float">
            <text:p>41123</text:p>
          </table:table-cell>
          <table:table-cell office:value-type="float" office:value="10118" calcext:value-type="float">
            <text:p>10118</text:p>
          </table:table-cell>
          <table:table-cell office:value-type="float" office:value="64349" calcext:value-type="float">
            <text:p>64349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1217" calcext:value-type="float">
            <text:p>181217</text:p>
          </table:table-cell>
          <table:table-cell office:value-type="float" office:value="49103" calcext:value-type="float">
            <text:p>49103</text:p>
          </table:table-cell>
          <table:table-cell office:value-type="float" office:value="18098" calcext:value-type="float">
            <text:p>18098</text:p>
          </table:table-cell>
          <table:table-cell office:value-type="float" office:value="72430" calcext:value-type="float">
            <text:p>72430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367" calcext:value-type="float">
            <text:p>181367</text:p>
          </table:table-cell>
          <table:table-cell office:value-type="float" office:value="49095" calcext:value-type="float">
            <text:p>49095</text:p>
          </table:table-cell>
          <table:table-cell office:value-type="float" office:value="18090" calcext:value-type="float">
            <text:p>18090</text:p>
          </table:table-cell>
          <table:table-cell office:value-type="float" office:value="72302" calcext:value-type="float">
            <text:p>72302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1361" calcext:value-type="float">
            <text:p>181361</text:p>
          </table:table-cell>
          <table:table-cell office:value-type="float" office:value="49097" calcext:value-type="float">
            <text:p>49097</text:p>
          </table:table-cell>
          <table:table-cell office:value-type="float" office:value="18092" calcext:value-type="float">
            <text:p>18092</text:p>
          </table:table-cell>
          <table:table-cell office:value-type="float" office:value="72302" calcext:value-type="float">
            <text:p>72302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1082" calcext:value-type="float">
            <text:p>181082</text:p>
          </table:table-cell>
          <table:table-cell office:value-type="float" office:value="49104" calcext:value-type="float">
            <text:p>49104</text:p>
          </table:table-cell>
          <table:table-cell office:value-type="float" office:value="18099" calcext:value-type="float">
            <text:p>18099</text:p>
          </table:table-cell>
          <table:table-cell office:value-type="float" office:value="72430" calcext:value-type="float">
            <text:p>72430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232" calcext:value-type="float">
            <text:p>181232</text:p>
          </table:table-cell>
          <table:table-cell office:value-type="float" office:value="49096" calcext:value-type="float">
            <text:p>49096</text:p>
          </table:table-cell>
          <table:table-cell office:value-type="float" office:value="18091" calcext:value-type="float">
            <text:p>18091</text:p>
          </table:table-cell>
          <table:table-cell office:value-type="float" office:value="72302" calcext:value-type="float">
            <text:p>72302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81226" calcext:value-type="float">
            <text:p>181226</text:p>
          </table:table-cell>
          <table:table-cell office:value-type="float" office:value="49098" calcext:value-type="float">
            <text:p>49098</text:p>
          </table:table-cell>
          <table:table-cell office:value-type="float" office:value="18093" calcext:value-type="float">
            <text:p>18093</text:p>
          </table:table-cell>
          <table:table-cell office:value-type="float" office:value="72302" calcext:value-type="float">
            <text:p>72302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76199" calcext:value-type="float">
            <text:p>176199</text:p>
          </table:table-cell>
          <table:table-cell office:value-type="float" office:value="46151" calcext:value-type="float">
            <text:p>46151</text:p>
          </table:table-cell>
          <table:table-cell office:value-type="float" office:value="15146" calcext:value-type="float">
            <text:p>15146</text:p>
          </table:table-cell>
          <table:table-cell office:value-type="float" office:value="72565" calcext:value-type="float">
            <text:p>72565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380" calcext:value-type="float">
            <text:p>172380</text:p>
          </table:table-cell>
          <table:table-cell office:value-type="float" office:value="42184" calcext:value-type="float">
            <text:p>42184</text:p>
          </table:table-cell>
          <table:table-cell office:value-type="float" office:value="11179" calcext:value-type="float">
            <text:p>11179</text:p>
          </table:table-cell>
          <table:table-cell office:value-type="float" office:value="72437" calcext:value-type="float">
            <text:p>72437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72373" calcext:value-type="float">
            <text:p>172373</text:p>
          </table:table-cell>
          <table:table-cell office:value-type="float" office:value="42185" calcext:value-type="float">
            <text:p>42185</text:p>
          </table:table-cell>
          <table:table-cell office:value-type="float" office:value="11180" calcext:value-type="float">
            <text:p>11180</text:p>
          </table:table-cell>
          <table:table-cell office:value-type="float" office:value="72437" calcext:value-type="float">
            <text:p>72437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6055" calcext:value-type="float">
            <text:p>176055</text:p>
          </table:table-cell>
          <table:table-cell office:value-type="float" office:value="46151" calcext:value-type="float">
            <text:p>46151</text:p>
          </table:table-cell>
          <table:table-cell office:value-type="float" office:value="15146" calcext:value-type="float">
            <text:p>15146</text:p>
          </table:table-cell>
          <table:table-cell office:value-type="float" office:value="72565" calcext:value-type="float">
            <text:p>72565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236" calcext:value-type="float">
            <text:p>172236</text:p>
          </table:table-cell>
          <table:table-cell office:value-type="float" office:value="42184" calcext:value-type="float">
            <text:p>42184</text:p>
          </table:table-cell>
          <table:table-cell office:value-type="float" office:value="11179" calcext:value-type="float">
            <text:p>11179</text:p>
          </table:table-cell>
          <table:table-cell office:value-type="float" office:value="72437" calcext:value-type="float">
            <text:p>72437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72229" calcext:value-type="float">
            <text:p>172229</text:p>
          </table:table-cell>
          <table:table-cell office:value-type="float" office:value="42185" calcext:value-type="float">
            <text:p>42185</text:p>
          </table:table-cell>
          <table:table-cell office:value-type="float" office:value="11180" calcext:value-type="float">
            <text:p>11180</text:p>
          </table:table-cell>
          <table:table-cell office:value-type="float" office:value="72437" calcext:value-type="float">
            <text:p>72437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65680" calcext:value-type="float">
            <text:p>165680</text:p>
          </table:table-cell>
          <table:table-cell office:value-type="float" office:value="35790" calcext:value-type="float">
            <text:p>35790</text:p>
          </table:table-cell>
          <table:table-cell office:value-type="float" office:value="4785" calcext:value-type="float">
            <text:p>4785</text:p>
          </table:table-cell>
          <table:table-cell office:value-type="float" office:value="72574" calcext:value-type="float">
            <text:p>72574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613" calcext:value-type="float">
            <text:p>167613</text:p>
          </table:table-cell>
          <table:table-cell office:value-type="float" office:value="37703" calcext:value-type="float">
            <text:p>37703</text:p>
          </table:table-cell>
          <table:table-cell office:value-type="float" office:value="6698" calcext:value-type="float">
            <text:p>6698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7605" calcext:value-type="float">
            <text:p>167605</text:p>
          </table:table-cell>
          <table:table-cell office:value-type="float" office:value="37704" calcext:value-type="float">
            <text:p>37704</text:p>
          </table:table-cell>
          <table:table-cell office:value-type="float" office:value="6699" calcext:value-type="float">
            <text:p>6699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5654" calcext:value-type="float">
            <text:p>165654</text:p>
          </table:table-cell>
          <table:table-cell office:value-type="float" office:value="35908" calcext:value-type="float">
            <text:p>35908</text:p>
          </table:table-cell>
          <table:table-cell office:value-type="float" office:value="4903" calcext:value-type="float">
            <text:p>4903</text:p>
          </table:table-cell>
          <table:table-cell office:value-type="float" office:value="72574" calcext:value-type="float">
            <text:p>72574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587" calcext:value-type="float">
            <text:p>167587</text:p>
          </table:table-cell>
          <table:table-cell office:value-type="float" office:value="37821" calcext:value-type="float">
            <text:p>37821</text:p>
          </table:table-cell>
          <table:table-cell office:value-type="float" office:value="6816" calcext:value-type="float">
            <text:p>6816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67579" calcext:value-type="float">
            <text:p>167579</text:p>
          </table:table-cell>
          <table:table-cell office:value-type="float" office:value="37822" calcext:value-type="float">
            <text:p>37822</text:p>
          </table:table-cell>
          <table:table-cell office:value-type="float" office:value="6817" calcext:value-type="float">
            <text:p>6817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65697" calcext:value-type="float">
            <text:p>165697</text:p>
          </table:table-cell>
          <table:table-cell office:value-type="float" office:value="35807" calcext:value-type="float">
            <text:p>35807</text:p>
          </table:table-cell>
          <table:table-cell office:value-type="float" office:value="4802" calcext:value-type="float">
            <text:p>4802</text:p>
          </table:table-cell>
          <table:table-cell office:value-type="float" office:value="72574" calcext:value-type="float">
            <text:p>72574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630" calcext:value-type="float">
            <text:p>167630</text:p>
          </table:table-cell>
          <table:table-cell office:value-type="float" office:value="37720" calcext:value-type="float">
            <text:p>37720</text:p>
          </table:table-cell>
          <table:table-cell office:value-type="float" office:value="6715" calcext:value-type="float">
            <text:p>6715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7623" calcext:value-type="float">
            <text:p>167623</text:p>
          </table:table-cell>
          <table:table-cell office:value-type="float" office:value="37721" calcext:value-type="float">
            <text:p>37721</text:p>
          </table:table-cell>
          <table:table-cell office:value-type="float" office:value="6716" calcext:value-type="float">
            <text:p>6716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5671" calcext:value-type="float">
            <text:p>165671</text:p>
          </table:table-cell>
          <table:table-cell office:value-type="float" office:value="35925" calcext:value-type="float">
            <text:p>35925</text:p>
          </table:table-cell>
          <table:table-cell office:value-type="float" office:value="4920" calcext:value-type="float">
            <text:p>4920</text:p>
          </table:table-cell>
          <table:table-cell office:value-type="float" office:value="72574" calcext:value-type="float">
            <text:p>72574</text:p>
          </table:table-cell>
          <table:table-cell office:value-type="float" office:value="10319" calcext:value-type="float">
            <text:p>10319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604" calcext:value-type="float">
            <text:p>167604</text:p>
          </table:table-cell>
          <table:table-cell office:value-type="float" office:value="37838" calcext:value-type="float">
            <text:p>37838</text:p>
          </table:table-cell>
          <table:table-cell office:value-type="float" office:value="6833" calcext:value-type="float">
            <text:p>6833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8" calcext:value-type="float">
            <text:p>148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67597" calcext:value-type="float">
            <text:p>167597</text:p>
          </table:table-cell>
          <table:table-cell office:value-type="float" office:value="37839" calcext:value-type="float">
            <text:p>37839</text:p>
          </table:table-cell>
          <table:table-cell office:value-type="float" office:value="6834" calcext:value-type="float">
            <text:p>6834</text:p>
          </table:table-cell>
          <table:table-cell office:value-type="float" office:value="72446" calcext:value-type="float">
            <text:p>72446</text:p>
          </table:table-cell>
          <table:table-cell office:value-type="float" office:value="10319" calcext:value-type="float">
            <text:p>10319</text:p>
          </table:table-cell>
          <table:table-cell office:value-type="float" office:value="144" calcext:value-type="float">
            <text:p>144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615" calcext:value-type="float">
            <text:p>96615</text:p>
          </table:table-cell>
          <table:table-cell office:value-type="float" office:value="181183" calcext:value-type="float">
            <text:p>181183</text:p>
          </table:table-cell>
          <table:table-cell office:value-type="float" office:value="31082" calcext:value-type="float">
            <text:p>31082</text:p>
          </table:table-cell>
          <table:table-cell office:value-type="float" office:value="79" calcext:value-type="float">
            <text:p>79</text:p>
          </table:table-cell>
          <table:table-cell office:value-type="float" office:value="55255" calcext:value-type="float">
            <text:p>55255</text:p>
          </table:table-cell>
          <table:table-cell office:value-type="float" office:value="10318" calcext:value-type="float">
            <text:p>10318</text:p>
          </table:table-cell>
          <table:table-cell office:value-type="float" office:value="162" calcext:value-type="float">
            <text:p>16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6506" calcext:value-type="float">
            <text:p>96506</text:p>
          </table:table-cell>
          <table:table-cell office:value-type="float" office:value="180958" calcext:value-type="float">
            <text:p>180958</text:p>
          </table:table-cell>
          <table:table-cell office:value-type="float" office:value="31082" calcext:value-type="float">
            <text:p>31082</text:p>
          </table:table-cell>
          <table:table-cell office:value-type="float" office:value="80" calcext:value-type="float">
            <text:p>80</text:p>
          </table:table-cell>
          <table:table-cell office:value-type="float" office:value="55255" calcext:value-type="float">
            <text:p>55255</text:p>
          </table:table-cell>
          <table:table-cell office:value-type="float" office:value="10318" calcext:value-type="float">
            <text:p>10318</text:p>
          </table:table-cell>
          <table:table-cell office:value-type="float" office:value="49" calcext:value-type="float">
            <text:p>4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7731" calcext:value-type="float">
            <text:p>97731</text:p>
          </table:table-cell>
          <table:table-cell office:value-type="float" office:value="183342" calcext:value-type="float">
            <text:p>183342</text:p>
          </table:table-cell>
          <table:table-cell office:value-type="float" office:value="39321" calcext:value-type="float">
            <text:p>39321</text:p>
          </table:table-cell>
          <table:table-cell office:value-type="float" office:value="8319" calcext:value-type="float">
            <text:p>8319</text:p>
          </table:table-cell>
          <table:table-cell office:value-type="float" office:value="64487" calcext:value-type="float">
            <text:p>64487</text:p>
          </table:table-cell>
          <table:table-cell office:value-type="float" office:value="10318" calcext:value-type="float">
            <text:p>10318</text:p>
          </table:table-cell>
          <table:table-cell office:value-type="float" office:value="596" calcext:value-type="float">
            <text:p>59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259" calcext:value-type="float">
            <text:p>97259</text:p>
          </table:table-cell>
          <table:table-cell office:value-type="float" office:value="182353" calcext:value-type="float">
            <text:p>182353</text:p>
          </table:table-cell>
          <table:table-cell office:value-type="float" office:value="39326" calcext:value-type="float">
            <text:p>39326</text:p>
          </table:table-cell>
          <table:table-cell office:value-type="float" office:value="8323" calcext:value-type="float">
            <text:p>8323</text:p>
          </table:table-cell>
          <table:table-cell office:value-type="float" office:value="64487" calcext:value-type="float">
            <text:p>64487</text:p>
          </table:table-cell>
          <table:table-cell office:value-type="float" office:value="10318" calcext:value-type="float">
            <text:p>10318</text:p>
          </table:table-cell>
          <table:table-cell office:value-type="float" office:value="100" calcext:value-type="float">
            <text:p>10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672" calcext:value-type="float">
            <text:p>97672</text:p>
          </table:table-cell>
          <table:table-cell office:value-type="float" office:value="183209" calcext:value-type="float">
            <text:p>183209</text:p>
          </table:table-cell>
          <table:table-cell office:value-type="float" office:value="39319" calcext:value-type="float">
            <text:p>39319</text:p>
          </table:table-cell>
          <table:table-cell office:value-type="float" office:value="8317" calcext:value-type="float">
            <text:p>8317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625" calcext:value-type="float">
            <text:p>62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302" calcext:value-type="float">
            <text:p>97302</text:p>
          </table:table-cell>
          <table:table-cell office:value-type="float" office:value="182445" calcext:value-type="float">
            <text:p>182445</text:p>
          </table:table-cell>
          <table:table-cell office:value-type="float" office:value="39326" calcext:value-type="float">
            <text:p>39326</text:p>
          </table:table-cell>
          <table:table-cell office:value-type="float" office:value="8323" calcext:value-type="float">
            <text:p>8323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222" calcext:value-type="float">
            <text:p>22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235" calcext:value-type="float">
            <text:p>97235</text:p>
          </table:table-cell>
          <table:table-cell office:value-type="float" office:value="182308" calcext:value-type="float">
            <text:p>182308</text:p>
          </table:table-cell>
          <table:table-cell office:value-type="float" office:value="39323" calcext:value-type="float">
            <text:p>39323</text:p>
          </table:table-cell>
          <table:table-cell office:value-type="float" office:value="8321" calcext:value-type="float">
            <text:p>8321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159" calcext:value-type="float">
            <text:p>15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533" calcext:value-type="float">
            <text:p>97533</text:p>
          </table:table-cell>
          <table:table-cell office:value-type="float" office:value="182946" calcext:value-type="float">
            <text:p>182946</text:p>
          </table:table-cell>
          <table:table-cell office:value-type="float" office:value="39331" calcext:value-type="float">
            <text:p>39331</text:p>
          </table:table-cell>
          <table:table-cell office:value-type="float" office:value="8329" calcext:value-type="float">
            <text:p>8329</text:p>
          </table:table-cell>
          <table:table-cell office:value-type="float" office:value="64487" calcext:value-type="float">
            <text:p>64487</text:p>
          </table:table-cell>
          <table:table-cell office:value-type="float" office:value="10318" calcext:value-type="float">
            <text:p>10318</text:p>
          </table:table-cell>
          <table:table-cell office:value-type="float" office:value="462" calcext:value-type="float">
            <text:p>46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192" calcext:value-type="float">
            <text:p>97192</text:p>
          </table:table-cell>
          <table:table-cell office:value-type="float" office:value="182226" calcext:value-type="float">
            <text:p>182226</text:p>
          </table:table-cell>
          <table:table-cell office:value-type="float" office:value="39335" calcext:value-type="float">
            <text:p>39335</text:p>
          </table:table-cell>
          <table:table-cell office:value-type="float" office:value="8332" calcext:value-type="float">
            <text:p>8332</text:p>
          </table:table-cell>
          <table:table-cell office:value-type="float" office:value="64487" calcext:value-type="float">
            <text:p>64487</text:p>
          </table:table-cell>
          <table:table-cell office:value-type="float" office:value="10318" calcext:value-type="float">
            <text:p>10318</text:p>
          </table:table-cell>
          <table:table-cell office:value-type="float" office:value="100" calcext:value-type="float">
            <text:p>10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605" calcext:value-type="float">
            <text:p>97605</text:p>
          </table:table-cell>
          <table:table-cell office:value-type="float" office:value="183082" calcext:value-type="float">
            <text:p>183082</text:p>
          </table:table-cell>
          <table:table-cell office:value-type="float" office:value="39328" calcext:value-type="float">
            <text:p>39328</text:p>
          </table:table-cell>
          <table:table-cell office:value-type="float" office:value="8326" calcext:value-type="float">
            <text:p>8326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625" calcext:value-type="float">
            <text:p>62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7234" calcext:value-type="float">
            <text:p>97234</text:p>
          </table:table-cell>
          <table:table-cell office:value-type="float" office:value="182318" calcext:value-type="float">
            <text:p>182318</text:p>
          </table:table-cell>
          <table:table-cell office:value-type="float" office:value="39335" calcext:value-type="float">
            <text:p>39335</text:p>
          </table:table-cell>
          <table:table-cell office:value-type="float" office:value="8332" calcext:value-type="float">
            <text:p>8332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222" calcext:value-type="float">
            <text:p>22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168" calcext:value-type="float">
            <text:p>97168</text:p>
          </table:table-cell>
          <table:table-cell office:value-type="float" office:value="182181" calcext:value-type="float">
            <text:p>182181</text:p>
          </table:table-cell>
          <table:table-cell office:value-type="float" office:value="39332" calcext:value-type="float">
            <text:p>39332</text:p>
          </table:table-cell>
          <table:table-cell office:value-type="float" office:value="8330" calcext:value-type="float">
            <text:p>8330</text:p>
          </table:table-cell>
          <table:table-cell office:value-type="float" office:value="64359" calcext:value-type="float">
            <text:p>64359</text:p>
          </table:table-cell>
          <table:table-cell office:value-type="float" office:value="10318" calcext:value-type="float">
            <text:p>10318</text:p>
          </table:table-cell>
          <table:table-cell office:value-type="float" office:value="159" calcext:value-type="float">
            <text:p>15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513" calcext:value-type="float">
            <text:p>97513</text:p>
          </table:table-cell>
          <table:table-cell office:value-type="float" office:value="182929" calcext:value-type="float">
            <text:p>182929</text:p>
          </table:table-cell>
          <table:table-cell office:value-type="float" office:value="49819" calcext:value-type="float">
            <text:p>49819</text:p>
          </table:table-cell>
          <table:table-cell office:value-type="float" office:value="18817" calcext:value-type="float">
            <text:p>18817</text:p>
          </table:table-cell>
          <table:table-cell office:value-type="float" office:value="72439" calcext:value-type="float">
            <text:p>72439</text:p>
          </table:table-cell>
          <table:table-cell office:value-type="float" office:value="10318" calcext:value-type="float">
            <text:p>10318</text:p>
          </table:table-cell>
          <table:table-cell office:value-type="float" office:value="476" calcext:value-type="float">
            <text:p>47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127" calcext:value-type="float">
            <text:p>97127</text:p>
          </table:table-cell>
          <table:table-cell office:value-type="float" office:value="182128" calcext:value-type="float">
            <text:p>182128</text:p>
          </table:table-cell>
          <table:table-cell office:value-type="float" office:value="49821" calcext:value-type="float">
            <text:p>49821</text:p>
          </table:table-cell>
          <table:table-cell office:value-type="float" office:value="18818" calcext:value-type="float">
            <text:p>18818</text:p>
          </table:table-cell>
          <table:table-cell office:value-type="float" office:value="72439" calcext:value-type="float">
            <text:p>72439</text:p>
          </table:table-cell>
          <table:table-cell office:value-type="float" office:value="10318" calcext:value-type="float">
            <text:p>10318</text:p>
          </table:table-cell>
          <table:table-cell office:value-type="float" office:value="75" calcext:value-type="float">
            <text:p>7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387" calcext:value-type="float">
            <text:p>97387</text:p>
          </table:table-cell>
          <table:table-cell office:value-type="float" office:value="182643" calcext:value-type="float">
            <text:p>182643</text:p>
          </table:table-cell>
          <table:table-cell office:value-type="float" office:value="49814" calcext:value-type="float">
            <text:p>49814</text:p>
          </table:table-cell>
          <table:table-cell office:value-type="float" office:value="18811" calcext:value-type="float">
            <text:p>18811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422" calcext:value-type="float">
            <text:p>42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136" calcext:value-type="float">
            <text:p>97136</text:p>
          </table:table-cell>
          <table:table-cell office:value-type="float" office:value="182137" calcext:value-type="float">
            <text:p>182137</text:p>
          </table:table-cell>
          <table:table-cell office:value-type="float" office:value="49822" calcext:value-type="float">
            <text:p>49822</text:p>
          </table:table-cell>
          <table:table-cell office:value-type="float" office:value="18820" calcext:value-type="float">
            <text:p>18820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155" calcext:value-type="float">
            <text:p>15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137" calcext:value-type="float">
            <text:p>97137</text:p>
          </table:table-cell>
          <table:table-cell office:value-type="float" office:value="182135" calcext:value-type="float">
            <text:p>182135</text:p>
          </table:table-cell>
          <table:table-cell office:value-type="float" office:value="49820" calcext:value-type="float">
            <text:p>49820</text:p>
          </table:table-cell>
          <table:table-cell office:value-type="float" office:value="18818" calcext:value-type="float">
            <text:p>18818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159" calcext:value-type="float">
            <text:p>15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512" calcext:value-type="float">
            <text:p>97512</text:p>
          </table:table-cell>
          <table:table-cell office:value-type="float" office:value="182926" calcext:value-type="float">
            <text:p>182926</text:p>
          </table:table-cell>
          <table:table-cell office:value-type="float" office:value="49953" calcext:value-type="float">
            <text:p>49953</text:p>
          </table:table-cell>
          <table:table-cell office:value-type="float" office:value="18951" calcext:value-type="float">
            <text:p>18951</text:p>
          </table:table-cell>
          <table:table-cell office:value-type="float" office:value="72439" calcext:value-type="float">
            <text:p>72439</text:p>
          </table:table-cell>
          <table:table-cell office:value-type="float" office:value="10318" calcext:value-type="float">
            <text:p>10318</text:p>
          </table:table-cell>
          <table:table-cell office:value-type="float" office:value="476" calcext:value-type="float">
            <text:p>47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126" calcext:value-type="float">
            <text:p>97126</text:p>
          </table:table-cell>
          <table:table-cell office:value-type="float" office:value="182126" calcext:value-type="float">
            <text:p>182126</text:p>
          </table:table-cell>
          <table:table-cell office:value-type="float" office:value="49954" calcext:value-type="float">
            <text:p>49954</text:p>
          </table:table-cell>
          <table:table-cell office:value-type="float" office:value="18952" calcext:value-type="float">
            <text:p>18952</text:p>
          </table:table-cell>
          <table:table-cell office:value-type="float" office:value="72439" calcext:value-type="float">
            <text:p>72439</text:p>
          </table:table-cell>
          <table:table-cell office:value-type="float" office:value="10318" calcext:value-type="float">
            <text:p>10318</text:p>
          </table:table-cell>
          <table:table-cell office:value-type="float" office:value="75" calcext:value-type="float">
            <text:p>7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386" calcext:value-type="float">
            <text:p>97386</text:p>
          </table:table-cell>
          <table:table-cell office:value-type="float" office:value="182640" calcext:value-type="float">
            <text:p>182640</text:p>
          </table:table-cell>
          <table:table-cell office:value-type="float" office:value="49947" calcext:value-type="float">
            <text:p>49947</text:p>
          </table:table-cell>
          <table:table-cell office:value-type="float" office:value="18945" calcext:value-type="float">
            <text:p>18945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422" calcext:value-type="float">
            <text:p>42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97135" calcext:value-type="float">
            <text:p>97135</text:p>
          </table:table-cell>
          <table:table-cell office:value-type="float" office:value="182134" calcext:value-type="float">
            <text:p>182134</text:p>
          </table:table-cell>
          <table:table-cell office:value-type="float" office:value="49956" calcext:value-type="float">
            <text:p>49956</text:p>
          </table:table-cell>
          <table:table-cell office:value-type="float" office:value="18954" calcext:value-type="float">
            <text:p>18954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155" calcext:value-type="float">
            <text:p>15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135" calcext:value-type="float">
            <text:p>97135</text:p>
          </table:table-cell>
          <table:table-cell office:value-type="float" office:value="182133" calcext:value-type="float">
            <text:p>182133</text:p>
          </table:table-cell>
          <table:table-cell office:value-type="float" office:value="49954" calcext:value-type="float">
            <text:p>49954</text:p>
          </table:table-cell>
          <table:table-cell office:value-type="float" office:value="18951" calcext:value-type="float">
            <text:p>18951</text:p>
          </table:table-cell>
          <table:table-cell office:value-type="float" office:value="72311" calcext:value-type="float">
            <text:p>72311</text:p>
          </table:table-cell>
          <table:table-cell office:value-type="float" office:value="10318" calcext:value-type="float">
            <text:p>10318</text:p>
          </table:table-cell>
          <table:table-cell office:value-type="float" office:value="159" calcext:value-type="float">
            <text:p>15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581" calcext:value-type="float">
            <text:p>93581</text:p>
          </table:table-cell>
          <table:table-cell office:value-type="float" office:value="175555" calcext:value-type="float">
            <text:p>175555</text:p>
          </table:table-cell>
          <table:table-cell office:value-type="float" office:value="45142" calcext:value-type="float">
            <text:p>45142</text:p>
          </table:table-cell>
          <table:table-cell office:value-type="float" office:value="14139" calcext:value-type="float">
            <text:p>14139</text:p>
          </table:table-cell>
          <table:table-cell office:value-type="float" office:value="72575" calcext:value-type="float">
            <text:p>72575</text:p>
          </table:table-cell>
          <table:table-cell office:value-type="float" office:value="10318" calcext:value-type="float">
            <text:p>10318</text:p>
          </table:table-cell>
          <table:table-cell office:value-type="float" office:value="161" calcext:value-type="float">
            <text:p>16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426" calcext:value-type="float">
            <text:p>93426</text:p>
          </table:table-cell>
          <table:table-cell office:value-type="float" office:value="175244" calcext:value-type="float">
            <text:p>175244</text:p>
          </table:table-cell>
          <table:table-cell office:value-type="float" office:value="45144" calcext:value-type="float">
            <text:p>45144</text:p>
          </table:table-cell>
          <table:table-cell office:value-type="float" office:value="14142" calcext:value-type="float">
            <text:p>14142</text:p>
          </table:table-cell>
          <table:table-cell office:value-type="float" office:value="72575" calcext:value-type="float">
            <text:p>72575</text:p>
          </table:table-cell>
          <table:table-cell office:value-type="float" office:value="10318" calcext:value-type="float">
            <text:p>10318</text:p>
          </table:table-cell>
          <table:table-cell office:value-type="float" office:value="4" calcext:value-type="float">
            <text:p>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736" calcext:value-type="float">
            <text:p>93736</text:p>
          </table:table-cell>
          <table:table-cell office:value-type="float" office:value="175833" calcext:value-type="float">
            <text:p>175833</text:p>
          </table:table-cell>
          <table:table-cell office:value-type="float" office:value="45286" calcext:value-type="float">
            <text:p>45286</text:p>
          </table:table-cell>
          <table:table-cell office:value-type="float" office:value="14284" calcext:value-type="float">
            <text:p>14284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324" calcext:value-type="float">
            <text:p>32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582" calcext:value-type="float">
            <text:p>93582</text:p>
          </table:table-cell>
          <table:table-cell office:value-type="float" office:value="175525" calcext:value-type="float">
            <text:p>175525</text:p>
          </table:table-cell>
          <table:table-cell office:value-type="float" office:value="45290" calcext:value-type="float">
            <text:p>45290</text:p>
          </table:table-cell>
          <table:table-cell office:value-type="float" office:value="14288" calcext:value-type="float">
            <text:p>14288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154" calcext:value-type="float">
            <text:p>15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582" calcext:value-type="float">
            <text:p>93582</text:p>
          </table:table-cell>
          <table:table-cell office:value-type="float" office:value="175524" calcext:value-type="float">
            <text:p>175524</text:p>
          </table:table-cell>
          <table:table-cell office:value-type="float" office:value="45288" calcext:value-type="float">
            <text:p>45288</text:p>
          </table:table-cell>
          <table:table-cell office:value-type="float" office:value="14285" calcext:value-type="float">
            <text:p>14285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157" calcext:value-type="float">
            <text:p>15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532" calcext:value-type="float">
            <text:p>93532</text:p>
          </table:table-cell>
          <table:table-cell office:value-type="float" office:value="175455" calcext:value-type="float">
            <text:p>175455</text:p>
          </table:table-cell>
          <table:table-cell office:value-type="float" office:value="45141" calcext:value-type="float">
            <text:p>45141</text:p>
          </table:table-cell>
          <table:table-cell office:value-type="float" office:value="14139" calcext:value-type="float">
            <text:p>14139</text:p>
          </table:table-cell>
          <table:table-cell office:value-type="float" office:value="72575" calcext:value-type="float">
            <text:p>72575</text:p>
          </table:table-cell>
          <table:table-cell office:value-type="float" office:value="10318" calcext:value-type="float">
            <text:p>10318</text:p>
          </table:table-cell>
          <table:table-cell office:value-type="float" office:value="183" calcext:value-type="float">
            <text:p>183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349" calcext:value-type="float">
            <text:p>93349</text:p>
          </table:table-cell>
          <table:table-cell office:value-type="float" office:value="175100" calcext:value-type="float">
            <text:p>175100</text:p>
          </table:table-cell>
          <table:table-cell office:value-type="float" office:value="45144" calcext:value-type="float">
            <text:p>45144</text:p>
          </table:table-cell>
          <table:table-cell office:value-type="float" office:value="14142" calcext:value-type="float">
            <text:p>14142</text:p>
          </table:table-cell>
          <table:table-cell office:value-type="float" office:value="72575" calcext:value-type="float">
            <text:p>72575</text:p>
          </table:table-cell>
          <table:table-cell office:value-type="float" office:value="10318" calcext:value-type="float">
            <text:p>10318</text:p>
          </table:table-cell>
          <table:table-cell office:value-type="float" office:value="4" calcext:value-type="float">
            <text:p>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700" calcext:value-type="float">
            <text:p>93700</text:p>
          </table:table-cell>
          <table:table-cell office:value-type="float" office:value="175769" calcext:value-type="float">
            <text:p>175769</text:p>
          </table:table-cell>
          <table:table-cell office:value-type="float" office:value="45286" calcext:value-type="float">
            <text:p>45286</text:p>
          </table:table-cell>
          <table:table-cell office:value-type="float" office:value="14283" calcext:value-type="float">
            <text:p>14283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362" calcext:value-type="float">
            <text:p>36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3506" calcext:value-type="float">
            <text:p>93506</text:p>
          </table:table-cell>
          <table:table-cell office:value-type="float" office:value="175381" calcext:value-type="float">
            <text:p>175381</text:p>
          </table:table-cell>
          <table:table-cell office:value-type="float" office:value="45290" calcext:value-type="float">
            <text:p>45290</text:p>
          </table:table-cell>
          <table:table-cell office:value-type="float" office:value="14288" calcext:value-type="float">
            <text:p>14288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154" calcext:value-type="float">
            <text:p>15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506" calcext:value-type="float">
            <text:p>93506</text:p>
          </table:table-cell>
          <table:table-cell office:value-type="float" office:value="175380" calcext:value-type="float">
            <text:p>175380</text:p>
          </table:table-cell>
          <table:table-cell office:value-type="float" office:value="45288" calcext:value-type="float">
            <text:p>45288</text:p>
          </table:table-cell>
          <table:table-cell office:value-type="float" office:value="14286" calcext:value-type="float">
            <text:p>14286</text:p>
          </table:table-cell>
          <table:table-cell office:value-type="float" office:value="72447" calcext:value-type="float">
            <text:p>72447</text:p>
          </table:table-cell>
          <table:table-cell office:value-type="float" office:value="10318" calcext:value-type="float">
            <text:p>10318</text:p>
          </table:table-cell>
          <table:table-cell office:value-type="float" office:value="157" calcext:value-type="float">
            <text:p>15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859" calcext:value-type="float">
            <text:p>92859</text:p>
          </table:table-cell>
          <table:table-cell office:value-type="float" office:value="173972" calcext:value-type="float">
            <text:p>173972</text:p>
          </table:table-cell>
          <table:table-cell office:value-type="float" office:value="43365" calcext:value-type="float">
            <text:p>43365</text:p>
          </table:table-cell>
          <table:table-cell office:value-type="float" office:value="12363" calcext:value-type="float">
            <text:p>12363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338" calcext:value-type="float">
            <text:p>33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534" calcext:value-type="float">
            <text:p>92534</text:p>
          </table:table-cell>
          <table:table-cell office:value-type="float" office:value="173482" calcext:value-type="float">
            <text:p>173482</text:p>
          </table:table-cell>
          <table:table-cell office:value-type="float" office:value="43368" calcext:value-type="float">
            <text:p>43368</text:p>
          </table:table-cell>
          <table:table-cell office:value-type="float" office:value="12366" calcext:value-type="float">
            <text:p>12366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92" calcext:value-type="float">
            <text:p>9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152" calcext:value-type="float">
            <text:p>91152</text:p>
          </table:table-cell>
          <table:table-cell office:value-type="float" office:value="170728" calcext:value-type="float">
            <text:p>170728</text:p>
          </table:table-cell>
          <table:table-cell office:value-type="float" office:value="39940" calcext:value-type="float">
            <text:p>39940</text:p>
          </table:table-cell>
          <table:table-cell office:value-type="float" office:value="8938" calcext:value-type="float">
            <text:p>8938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586" calcext:value-type="float">
            <text:p>58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748" calcext:value-type="float">
            <text:p>90748</text:p>
          </table:table-cell>
          <table:table-cell office:value-type="float" office:value="170139" calcext:value-type="float">
            <text:p>170139</text:p>
          </table:table-cell>
          <table:table-cell office:value-type="float" office:value="39943" calcext:value-type="float">
            <text:p>39943</text:p>
          </table:table-cell>
          <table:table-cell office:value-type="float" office:value="8940" calcext:value-type="float">
            <text:p>8940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281" calcext:value-type="float">
            <text:p>28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611" calcext:value-type="float">
            <text:p>90611</text:p>
          </table:table-cell>
          <table:table-cell office:value-type="float" office:value="169885" calcext:value-type="float">
            <text:p>169885</text:p>
          </table:table-cell>
          <table:table-cell office:value-type="float" office:value="39944" calcext:value-type="float">
            <text:p>39944</text:p>
          </table:table-cell>
          <table:table-cell office:value-type="float" office:value="8942" calcext:value-type="float">
            <text:p>8942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148" calcext:value-type="float">
            <text:p>14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929" calcext:value-type="float">
            <text:p>92929</text:p>
          </table:table-cell>
          <table:table-cell office:value-type="float" office:value="173977" calcext:value-type="float">
            <text:p>173977</text:p>
          </table:table-cell>
          <table:table-cell office:value-type="float" office:value="43375" calcext:value-type="float">
            <text:p>43375</text:p>
          </table:table-cell>
          <table:table-cell office:value-type="float" office:value="12373" calcext:value-type="float">
            <text:p>12373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407" calcext:value-type="float">
            <text:p>40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516" calcext:value-type="float">
            <text:p>92516</text:p>
          </table:table-cell>
          <table:table-cell office:value-type="float" office:value="173464" calcext:value-type="float">
            <text:p>173464</text:p>
          </table:table-cell>
          <table:table-cell office:value-type="float" office:value="43379" calcext:value-type="float">
            <text:p>43379</text:p>
          </table:table-cell>
          <table:table-cell office:value-type="float" office:value="12376" calcext:value-type="float">
            <text:p>12376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150" calcext:value-type="float">
            <text:p>15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091" calcext:value-type="float">
            <text:p>91091</text:p>
          </table:table-cell>
          <table:table-cell office:value-type="float" office:value="170618" calcext:value-type="float">
            <text:p>170618</text:p>
          </table:table-cell>
          <table:table-cell office:value-type="float" office:value="39951" calcext:value-type="float">
            <text:p>39951</text:p>
          </table:table-cell>
          <table:table-cell office:value-type="float" office:value="8949" calcext:value-type="float">
            <text:p>8949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597" calcext:value-type="float">
            <text:p>59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658" calcext:value-type="float">
            <text:p>90658</text:p>
          </table:table-cell>
          <table:table-cell office:value-type="float" office:value="169976" calcext:value-type="float">
            <text:p>169976</text:p>
          </table:table-cell>
          <table:table-cell office:value-type="float" office:value="39954" calcext:value-type="float">
            <text:p>39954</text:p>
          </table:table-cell>
          <table:table-cell office:value-type="float" office:value="8951" calcext:value-type="float">
            <text:p>8951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266" calcext:value-type="float">
            <text:p>26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540" calcext:value-type="float">
            <text:p>90540</text:p>
          </table:table-cell>
          <table:table-cell office:value-type="float" office:value="169752" calcext:value-type="float">
            <text:p>169752</text:p>
          </table:table-cell>
          <table:table-cell office:value-type="float" office:value="39955" calcext:value-type="float">
            <text:p>39955</text:p>
          </table:table-cell>
          <table:table-cell office:value-type="float" office:value="8953" calcext:value-type="float">
            <text:p>8953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148" calcext:value-type="float">
            <text:p>14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035" calcext:value-type="float">
            <text:p>93035</text:p>
          </table:table-cell>
          <table:table-cell office:value-type="float" office:value="174261" calcext:value-type="float">
            <text:p>174261</text:p>
          </table:table-cell>
          <table:table-cell office:value-type="float" office:value="43249" calcext:value-type="float">
            <text:p>43249</text:p>
          </table:table-cell>
          <table:table-cell office:value-type="float" office:value="12247" calcext:value-type="float">
            <text:p>12247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540" calcext:value-type="float">
            <text:p>54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490" calcext:value-type="float">
            <text:p>92490</text:p>
          </table:table-cell>
          <table:table-cell office:value-type="float" office:value="173407" calcext:value-type="float">
            <text:p>173407</text:p>
          </table:table-cell>
          <table:table-cell office:value-type="float" office:value="43252" calcext:value-type="float">
            <text:p>43252</text:p>
          </table:table-cell>
          <table:table-cell office:value-type="float" office:value="12250" calcext:value-type="float">
            <text:p>12250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112" calcext:value-type="float">
            <text:p>11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230" calcext:value-type="float">
            <text:p>91230</text:p>
          </table:table-cell>
          <table:table-cell office:value-type="float" office:value="170922" calcext:value-type="float">
            <text:p>170922</text:p>
          </table:table-cell>
          <table:table-cell office:value-type="float" office:value="39825" calcext:value-type="float">
            <text:p>39825</text:p>
          </table:table-cell>
          <table:table-cell office:value-type="float" office:value="8823" calcext:value-type="float">
            <text:p>8823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742" calcext:value-type="float">
            <text:p>74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691" calcext:value-type="float">
            <text:p>90691</text:p>
          </table:table-cell>
          <table:table-cell office:value-type="float" office:value="170033" calcext:value-type="float">
            <text:p>170033</text:p>
          </table:table-cell>
          <table:table-cell office:value-type="float" office:value="39828" calcext:value-type="float">
            <text:p>39828</text:p>
          </table:table-cell>
          <table:table-cell office:value-type="float" office:value="8825" calcext:value-type="float">
            <text:p>8825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284" calcext:value-type="float">
            <text:p>28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550" calcext:value-type="float">
            <text:p>90550</text:p>
          </table:table-cell>
          <table:table-cell office:value-type="float" office:value="169770" calcext:value-type="float">
            <text:p>169770</text:p>
          </table:table-cell>
          <table:table-cell office:value-type="float" office:value="39829" calcext:value-type="float">
            <text:p>39829</text:p>
          </table:table-cell>
          <table:table-cell office:value-type="float" office:value="8826" calcext:value-type="float">
            <text:p>8826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148" calcext:value-type="float">
            <text:p>14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960" calcext:value-type="float">
            <text:p>92960</text:p>
          </table:table-cell>
          <table:table-cell office:value-type="float" office:value="174120" calcext:value-type="float">
            <text:p>174120</text:p>
          </table:table-cell>
          <table:table-cell office:value-type="float" office:value="43260" calcext:value-type="float">
            <text:p>43260</text:p>
          </table:table-cell>
          <table:table-cell office:value-type="float" office:value="12258" calcext:value-type="float">
            <text:p>12258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537" calcext:value-type="float">
            <text:p>53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455" calcext:value-type="float">
            <text:p>92455</text:p>
          </table:table-cell>
          <table:table-cell office:value-type="float" office:value="173350" calcext:value-type="float">
            <text:p>173350</text:p>
          </table:table-cell>
          <table:table-cell office:value-type="float" office:value="43263" calcext:value-type="float">
            <text:p>43263</text:p>
          </table:table-cell>
          <table:table-cell office:value-type="float" office:value="12260" calcext:value-type="float">
            <text:p>12260</text:p>
          </table:table-cell>
          <table:table-cell office:value-type="float" office:value="72584" calcext:value-type="float">
            <text:p>72584</text:p>
          </table:table-cell>
          <table:table-cell office:value-type="float" office:value="10318" calcext:value-type="float">
            <text:p>10318</text:p>
          </table:table-cell>
          <table:table-cell office:value-type="float" office:value="150" calcext:value-type="float">
            <text:p>15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222" calcext:value-type="float">
            <text:p>91222</text:p>
          </table:table-cell>
          <table:table-cell office:value-type="float" office:value="170938" calcext:value-type="float">
            <text:p>170938</text:p>
          </table:table-cell>
          <table:table-cell office:value-type="float" office:value="39836" calcext:value-type="float">
            <text:p>39836</text:p>
          </table:table-cell>
          <table:table-cell office:value-type="float" office:value="8833" calcext:value-type="float">
            <text:p>8833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817" calcext:value-type="float">
            <text:p>81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607" calcext:value-type="float">
            <text:p>90607</text:p>
          </table:table-cell>
          <table:table-cell office:value-type="float" office:value="169888" calcext:value-type="float">
            <text:p>169888</text:p>
          </table:table-cell>
          <table:table-cell office:value-type="float" office:value="39838" calcext:value-type="float">
            <text:p>39838</text:p>
          </table:table-cell>
          <table:table-cell office:value-type="float" office:value="8836" calcext:value-type="float">
            <text:p>8836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278" calcext:value-type="float">
            <text:p>27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479" calcext:value-type="float">
            <text:p>90479</text:p>
          </table:table-cell>
          <table:table-cell office:value-type="float" office:value="169637" calcext:value-type="float">
            <text:p>169637</text:p>
          </table:table-cell>
          <table:table-cell office:value-type="float" office:value="39840" calcext:value-type="float">
            <text:p>39840</text:p>
          </table:table-cell>
          <table:table-cell office:value-type="float" office:value="8837" calcext:value-type="float">
            <text:p>8837</text:p>
          </table:table-cell>
          <table:table-cell office:value-type="float" office:value="72456" calcext:value-type="float">
            <text:p>72456</text:p>
          </table:table-cell>
          <table:table-cell office:value-type="float" office:value="10318" calcext:value-type="float">
            <text:p>10318</text:p>
          </table:table-cell>
          <table:table-cell office:value-type="float" office:value="148" calcext:value-type="float">
            <text:p>14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6272" calcext:value-type="float">
            <text:p>56272</text:p>
          </table:table-cell>
          <table:table-cell office:value-type="float" office:value="188468" calcext:value-type="float">
            <text:p>188468</text:p>
          </table:table-cell>
          <table:table-cell office:value-type="float" office:value="31081" calcext:value-type="float">
            <text:p>31081</text:p>
          </table:table-cell>
          <table:table-cell office:value-type="float" office:value="82" calcext:value-type="float">
            <text:p>82</text:p>
          </table:table-cell>
          <table:table-cell office:value-type="float" office:value="55270" calcext:value-type="float">
            <text:p>55270</text:p>
          </table:table-cell>
          <table:table-cell office:value-type="float" office:value="10316" calcext:value-type="float">
            <text:p>10316</text:p>
          </table:table-cell>
          <table:table-cell office:value-type="float" office:value="3866" calcext:value-type="float">
            <text:p>386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832" calcext:value-type="float">
            <text:p>54832</text:p>
          </table:table-cell>
          <table:table-cell office:value-type="float" office:value="182987" calcext:value-type="float">
            <text:p>182987</text:p>
          </table:table-cell>
          <table:table-cell office:value-type="float" office:value="31083" calcext:value-type="float">
            <text:p>31083</text:p>
          </table:table-cell>
          <table:table-cell office:value-type="float" office:value="84" calcext:value-type="float">
            <text:p>84</text:p>
          </table:table-cell>
          <table:table-cell office:value-type="float" office:value="55270" calcext:value-type="float">
            <text:p>55270</text:p>
          </table:table-cell>
          <table:table-cell office:value-type="float" office:value="10316" calcext:value-type="float">
            <text:p>10316</text:p>
          </table:table-cell>
          <table:table-cell office:value-type="float" office:value="1037" calcext:value-type="float">
            <text:p>103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449" calcext:value-type="float">
            <text:p>54449</text:p>
          </table:table-cell>
          <table:table-cell office:value-type="float" office:value="181586" calcext:value-type="float">
            <text:p>181586</text:p>
          </table:table-cell>
          <table:table-cell office:value-type="float" office:value="31088" calcext:value-type="float">
            <text:p>31088</text:p>
          </table:table-cell>
          <table:table-cell office:value-type="float" office:value="90" calcext:value-type="float">
            <text:p>90</text:p>
          </table:table-cell>
          <table:table-cell office:value-type="float" office:value="55270" calcext:value-type="float">
            <text:p>55270</text:p>
          </table:table-cell>
          <table:table-cell office:value-type="float" office:value="10316" calcext:value-type="float">
            <text:p>10316</text:p>
          </table:table-cell>
          <table:table-cell office:value-type="float" office:value="324" calcext:value-type="float">
            <text:p>32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6749" calcext:value-type="float">
            <text:p>56749</text:p>
          </table:table-cell>
          <table:table-cell office:value-type="float" office:value="189951" calcext:value-type="float">
            <text:p>189951</text:p>
          </table:table-cell>
          <table:table-cell office:value-type="float" office:value="39313" calcext:value-type="float">
            <text:p>39313</text:p>
          </table:table-cell>
          <table:table-cell office:value-type="float" office:value="8314" calcext:value-type="float">
            <text:p>8314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3995" calcext:value-type="float">
            <text:p>399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510" calcext:value-type="float">
            <text:p>55510</text:p>
          </table:table-cell>
          <table:table-cell office:value-type="float" office:value="185364" calcext:value-type="float">
            <text:p>185364</text:p>
          </table:table-cell>
          <table:table-cell office:value-type="float" office:value="39321" calcext:value-type="float">
            <text:p>39321</text:p>
          </table:table-cell>
          <table:table-cell office:value-type="float" office:value="8323" calcext:value-type="float">
            <text:p>8323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1602" calcext:value-type="float">
            <text:p>160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083" calcext:value-type="float">
            <text:p>55083</text:p>
          </table:table-cell>
          <table:table-cell office:value-type="float" office:value="183679" calcext:value-type="float">
            <text:p>183679</text:p>
          </table:table-cell>
          <table:table-cell office:value-type="float" office:value="39322" calcext:value-type="float">
            <text:p>39322</text:p>
          </table:table-cell>
          <table:table-cell office:value-type="float" office:value="8324" calcext:value-type="float">
            <text:p>8324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736" calcext:value-type="float">
            <text:p>73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023" calcext:value-type="float">
            <text:p>57023</text:p>
          </table:table-cell>
          <table:table-cell office:value-type="float" office:value="190909" calcext:value-type="float">
            <text:p>190909</text:p>
          </table:table-cell>
          <table:table-cell office:value-type="float" office:value="39317" calcext:value-type="float">
            <text:p>39317</text:p>
          </table:table-cell>
          <table:table-cell office:value-type="float" office:value="8318" calcext:value-type="float">
            <text:p>8318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4718" calcext:value-type="float">
            <text:p>471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545" calcext:value-type="float">
            <text:p>55545</text:p>
          </table:table-cell>
          <table:table-cell office:value-type="float" office:value="185473" calcext:value-type="float">
            <text:p>185473</text:p>
          </table:table-cell>
          <table:table-cell office:value-type="float" office:value="39325" calcext:value-type="float">
            <text:p>39325</text:p>
          </table:table-cell>
          <table:table-cell office:value-type="float" office:value="8327" calcext:value-type="float">
            <text:p>8327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1778" calcext:value-type="float">
            <text:p>177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039" calcext:value-type="float">
            <text:p>55039</text:p>
          </table:table-cell>
          <table:table-cell office:value-type="float" office:value="183538" calcext:value-type="float">
            <text:p>183538</text:p>
          </table:table-cell>
          <table:table-cell office:value-type="float" office:value="39331" calcext:value-type="float">
            <text:p>39331</text:p>
          </table:table-cell>
          <table:table-cell office:value-type="float" office:value="8333" calcext:value-type="float">
            <text:p>8333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763" calcext:value-type="float">
            <text:p>76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79" calcext:value-type="float">
            <text:p>54879</text:p>
          </table:table-cell>
          <table:table-cell office:value-type="float" office:value="182964" calcext:value-type="float">
            <text:p>182964</text:p>
          </table:table-cell>
          <table:table-cell office:value-type="float" office:value="39332" calcext:value-type="float">
            <text:p>39332</text:p>
          </table:table-cell>
          <table:table-cell office:value-type="float" office:value="8334" calcext:value-type="float">
            <text:p>8334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468" calcext:value-type="float">
            <text:p>46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558" calcext:value-type="float">
            <text:p>56558</text:p>
          </table:table-cell>
          <table:table-cell office:value-type="float" office:value="189503" calcext:value-type="float">
            <text:p>189503</text:p>
          </table:table-cell>
          <table:table-cell office:value-type="float" office:value="39322" calcext:value-type="float">
            <text:p>39322</text:p>
          </table:table-cell>
          <table:table-cell office:value-type="float" office:value="8323" calcext:value-type="float">
            <text:p>8323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3817" calcext:value-type="float">
            <text:p>381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58" calcext:value-type="float">
            <text:p>55458</text:p>
          </table:table-cell>
          <table:table-cell office:value-type="float" office:value="185076" calcext:value-type="float">
            <text:p>185076</text:p>
          </table:table-cell>
          <table:table-cell office:value-type="float" office:value="39330" calcext:value-type="float">
            <text:p>39330</text:p>
          </table:table-cell>
          <table:table-cell office:value-type="float" office:value="8331" calcext:value-type="float">
            <text:p>8331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1516" calcext:value-type="float">
            <text:p>151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042" calcext:value-type="float">
            <text:p>55042</text:p>
          </table:table-cell>
          <table:table-cell office:value-type="float" office:value="183577" calcext:value-type="float">
            <text:p>183577</text:p>
          </table:table-cell>
          <table:table-cell office:value-type="float" office:value="39332" calcext:value-type="float">
            <text:p>39332</text:p>
          </table:table-cell>
          <table:table-cell office:value-type="float" office:value="8334" calcext:value-type="float">
            <text:p>8334</text:p>
          </table:table-cell>
          <table:table-cell office:value-type="float" office:value="64502" calcext:value-type="float">
            <text:p>64502</text:p>
          </table:table-cell>
          <table:table-cell office:value-type="float" office:value="10316" calcext:value-type="float">
            <text:p>10316</text:p>
          </table:table-cell>
          <table:table-cell office:value-type="float" office:value="749" calcext:value-type="float">
            <text:p>74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062" calcext:value-type="float">
            <text:p>57062</text:p>
          </table:table-cell>
          <table:table-cell office:value-type="float" office:value="191090" calcext:value-type="float">
            <text:p>191090</text:p>
          </table:table-cell>
          <table:table-cell office:value-type="float" office:value="39326" calcext:value-type="float">
            <text:p>39326</text:p>
          </table:table-cell>
          <table:table-cell office:value-type="float" office:value="8328" calcext:value-type="float">
            <text:p>8328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4887" calcext:value-type="float">
            <text:p>488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5580" calcext:value-type="float">
            <text:p>55580</text:p>
          </table:table-cell>
          <table:table-cell office:value-type="float" office:value="185647" calcext:value-type="float">
            <text:p>185647</text:p>
          </table:table-cell>
          <table:table-cell office:value-type="float" office:value="39335" calcext:value-type="float">
            <text:p>39335</text:p>
          </table:table-cell>
          <table:table-cell office:value-type="float" office:value="8337" calcext:value-type="float">
            <text:p>8337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1931" calcext:value-type="float">
            <text:p>193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993" calcext:value-type="float">
            <text:p>54993</text:p>
          </table:table-cell>
          <table:table-cell office:value-type="float" office:value="183407" calcext:value-type="float">
            <text:p>183407</text:p>
          </table:table-cell>
          <table:table-cell office:value-type="float" office:value="39341" calcext:value-type="float">
            <text:p>39341</text:p>
          </table:table-cell>
          <table:table-cell office:value-type="float" office:value="8343" calcext:value-type="float">
            <text:p>8343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756" calcext:value-type="float">
            <text:p>75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41" calcext:value-type="float">
            <text:p>54841</text:p>
          </table:table-cell>
          <table:table-cell office:value-type="float" office:value="182839" calcext:value-type="float">
            <text:p>182839</text:p>
          </table:table-cell>
          <table:table-cell office:value-type="float" office:value="39341" calcext:value-type="float">
            <text:p>39341</text:p>
          </table:table-cell>
          <table:table-cell office:value-type="float" office:value="8343" calcext:value-type="float">
            <text:p>8343</text:p>
          </table:table-cell>
          <table:table-cell office:value-type="float" office:value="64374" calcext:value-type="float">
            <text:p>64374</text:p>
          </table:table-cell>
          <table:table-cell office:value-type="float" office:value="10316" calcext:value-type="float">
            <text:p>10316</text:p>
          </table:table-cell>
          <table:table-cell office:value-type="float" office:value="470" calcext:value-type="float">
            <text:p>47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098" calcext:value-type="float">
            <text:p>57098</text:p>
          </table:table-cell>
          <table:table-cell office:value-type="float" office:value="191411" calcext:value-type="float">
            <text:p>191411</text:p>
          </table:table-cell>
          <table:table-cell office:value-type="float" office:value="49798" calcext:value-type="float">
            <text:p>49798</text:p>
          </table:table-cell>
          <table:table-cell office:value-type="float" office:value="18799" calcext:value-type="float">
            <text:p>18799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4819" calcext:value-type="float">
            <text:p>481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05" calcext:value-type="float">
            <text:p>55405</text:p>
          </table:table-cell>
          <table:table-cell office:value-type="float" office:value="184936" calcext:value-type="float">
            <text:p>184936</text:p>
          </table:table-cell>
          <table:table-cell office:value-type="float" office:value="49807" calcext:value-type="float">
            <text:p>49807</text:p>
          </table:table-cell>
          <table:table-cell office:value-type="float" office:value="18809" calcext:value-type="float">
            <text:p>18809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1475" calcext:value-type="float">
            <text:p>147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878" calcext:value-type="float">
            <text:p>54878</text:p>
          </table:table-cell>
          <table:table-cell office:value-type="float" office:value="183024" calcext:value-type="float">
            <text:p>183024</text:p>
          </table:table-cell>
          <table:table-cell office:value-type="float" office:value="49810" calcext:value-type="float">
            <text:p>49810</text:p>
          </table:table-cell>
          <table:table-cell office:value-type="float" office:value="18811" calcext:value-type="float">
            <text:p>18811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501" calcext:value-type="float">
            <text:p>50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144" calcext:value-type="float">
            <text:p>57144</text:p>
          </table:table-cell>
          <table:table-cell office:value-type="float" office:value="191385" calcext:value-type="float">
            <text:p>191385</text:p>
          </table:table-cell>
          <table:table-cell office:value-type="float" office:value="49801" calcext:value-type="float">
            <text:p>49801</text:p>
          </table:table-cell>
          <table:table-cell office:value-type="float" office:value="18803" calcext:value-type="float">
            <text:p>18803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5021" calcext:value-type="float">
            <text:p>502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544" calcext:value-type="float">
            <text:p>55544</text:p>
          </table:table-cell>
          <table:table-cell office:value-type="float" office:value="185531" calcext:value-type="float">
            <text:p>185531</text:p>
          </table:table-cell>
          <table:table-cell office:value-type="float" office:value="49811" calcext:value-type="float">
            <text:p>49811</text:p>
          </table:table-cell>
          <table:table-cell office:value-type="float" office:value="18813" calcext:value-type="float">
            <text:p>18813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1905" calcext:value-type="float">
            <text:p>190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office:value-type="float" office:value="183289" calcext:value-type="float">
            <text:p>183289</text:p>
          </table:table-cell>
          <table:table-cell office:value-type="float" office:value="49819" calcext:value-type="float">
            <text:p>49819</text:p>
          </table:table-cell>
          <table:table-cell office:value-type="float" office:value="18821" calcext:value-type="float">
            <text:p>18821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727" calcext:value-type="float">
            <text:p>72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780" calcext:value-type="float">
            <text:p>54780</text:p>
          </table:table-cell>
          <table:table-cell office:value-type="float" office:value="182637" calcext:value-type="float">
            <text:p>182637</text:p>
          </table:table-cell>
          <table:table-cell office:value-type="float" office:value="49819" calcext:value-type="float">
            <text:p>49819</text:p>
          </table:table-cell>
          <table:table-cell office:value-type="float" office:value="18821" calcext:value-type="float">
            <text:p>18821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397" calcext:value-type="float">
            <text:p>39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50" calcext:value-type="float">
            <text:p>57050</text:p>
          </table:table-cell>
          <table:table-cell office:value-type="float" office:value="191325" calcext:value-type="float">
            <text:p>191325</text:p>
          </table:table-cell>
          <table:table-cell office:value-type="float" office:value="49929" calcext:value-type="float">
            <text:p>49929</text:p>
          </table:table-cell>
          <table:table-cell office:value-type="float" office:value="18930" calcext:value-type="float">
            <text:p>18930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4777" calcext:value-type="float">
            <text:p>477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01" calcext:value-type="float">
            <text:p>55401</text:p>
          </table:table-cell>
          <table:table-cell office:value-type="float" office:value="184930" calcext:value-type="float">
            <text:p>184930</text:p>
          </table:table-cell>
          <table:table-cell office:value-type="float" office:value="49938" calcext:value-type="float">
            <text:p>49938</text:p>
          </table:table-cell>
          <table:table-cell office:value-type="float" office:value="18940" calcext:value-type="float">
            <text:p>18940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1474" calcext:value-type="float">
            <text:p>147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882" calcext:value-type="float">
            <text:p>54882</text:p>
          </table:table-cell>
          <table:table-cell office:value-type="float" office:value="183026" calcext:value-type="float">
            <text:p>183026</text:p>
          </table:table-cell>
          <table:table-cell office:value-type="float" office:value="49941" calcext:value-type="float">
            <text:p>49941</text:p>
          </table:table-cell>
          <table:table-cell office:value-type="float" office:value="18943" calcext:value-type="float">
            <text:p>18943</text:p>
          </table:table-cell>
          <table:table-cell office:value-type="float" office:value="72454" calcext:value-type="float">
            <text:p>72454</text:p>
          </table:table-cell>
          <table:table-cell office:value-type="float" office:value="10316" calcext:value-type="float">
            <text:p>10316</text:p>
          </table:table-cell>
          <table:table-cell office:value-type="float" office:value="504" calcext:value-type="float">
            <text:p>50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143" calcext:value-type="float">
            <text:p>57143</text:p>
          </table:table-cell>
          <table:table-cell office:value-type="float" office:value="191380" calcext:value-type="float">
            <text:p>191380</text:p>
          </table:table-cell>
          <table:table-cell office:value-type="float" office:value="49932" calcext:value-type="float">
            <text:p>49932</text:p>
          </table:table-cell>
          <table:table-cell office:value-type="float" office:value="18934" calcext:value-type="float">
            <text:p>18934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5020" calcext:value-type="float">
            <text:p>502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5544" calcext:value-type="float">
            <text:p>55544</text:p>
          </table:table-cell>
          <table:table-cell office:value-type="float" office:value="185532" calcext:value-type="float">
            <text:p>185532</text:p>
          </table:table-cell>
          <table:table-cell office:value-type="float" office:value="49942" calcext:value-type="float">
            <text:p>49942</text:p>
          </table:table-cell>
          <table:table-cell office:value-type="float" office:value="18944" calcext:value-type="float">
            <text:p>18944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1908" calcext:value-type="float">
            <text:p>190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951" calcext:value-type="float">
            <text:p>54951</text:p>
          </table:table-cell>
          <table:table-cell office:value-type="float" office:value="183284" calcext:value-type="float">
            <text:p>183284</text:p>
          </table:table-cell>
          <table:table-cell office:value-type="float" office:value="49951" calcext:value-type="float">
            <text:p>49951</text:p>
          </table:table-cell>
          <table:table-cell office:value-type="float" office:value="18952" calcext:value-type="float">
            <text:p>18952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727" calcext:value-type="float">
            <text:p>72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779" calcext:value-type="float">
            <text:p>54779</text:p>
          </table:table-cell>
          <table:table-cell office:value-type="float" office:value="182632" calcext:value-type="float">
            <text:p>182632</text:p>
          </table:table-cell>
          <table:table-cell office:value-type="float" office:value="49951" calcext:value-type="float">
            <text:p>49951</text:p>
          </table:table-cell>
          <table:table-cell office:value-type="float" office:value="18952" calcext:value-type="float">
            <text:p>18952</text:p>
          </table:table-cell>
          <table:table-cell office:value-type="float" office:value="72326" calcext:value-type="float">
            <text:p>72326</text:p>
          </table:table-cell>
          <table:table-cell office:value-type="float" office:value="10316" calcext:value-type="float">
            <text:p>10316</text:p>
          </table:table-cell>
          <table:table-cell office:value-type="float" office:value="397" calcext:value-type="float">
            <text:p>39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772" calcext:value-type="float">
            <text:p>54772</text:p>
          </table:table-cell>
          <table:table-cell office:value-type="float" office:value="184073" calcext:value-type="float">
            <text:p>184073</text:p>
          </table:table-cell>
          <table:table-cell office:value-type="float" office:value="45126" calcext:value-type="float">
            <text:p>45126</text:p>
          </table:table-cell>
          <table:table-cell office:value-type="float" office:value="14128" calcext:value-type="float">
            <text:p>14128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4496" calcext:value-type="float">
            <text:p>449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421" calcext:value-type="float">
            <text:p>53421</text:p>
          </table:table-cell>
          <table:table-cell office:value-type="float" office:value="178473" calcext:value-type="float">
            <text:p>178473</text:p>
          </table:table-cell>
          <table:table-cell office:value-type="float" office:value="45133" calcext:value-type="float">
            <text:p>45133</text:p>
          </table:table-cell>
          <table:table-cell office:value-type="float" office:value="14135" calcext:value-type="float">
            <text:p>14135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1615" calcext:value-type="float">
            <text:p>161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20" calcext:value-type="float">
            <text:p>52820</text:p>
          </table:table-cell>
          <table:table-cell office:value-type="float" office:value="176385" calcext:value-type="float">
            <text:p>176385</text:p>
          </table:table-cell>
          <table:table-cell office:value-type="float" office:value="45138" calcext:value-type="float">
            <text:p>45138</text:p>
          </table:table-cell>
          <table:table-cell office:value-type="float" office:value="14140" calcext:value-type="float">
            <text:p>14140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548" calcext:value-type="float">
            <text:p>54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973" calcext:value-type="float">
            <text:p>54973</text:p>
          </table:table-cell>
          <table:table-cell office:value-type="float" office:value="184389" calcext:value-type="float">
            <text:p>184389</text:p>
          </table:table-cell>
          <table:table-cell office:value-type="float" office:value="45280" calcext:value-type="float">
            <text:p>45280</text:p>
          </table:table-cell>
          <table:table-cell office:value-type="float" office:value="14282" calcext:value-type="float">
            <text:p>14282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4849" calcext:value-type="float">
            <text:p>484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347" calcext:value-type="float">
            <text:p>53347</text:p>
          </table:table-cell>
          <table:table-cell office:value-type="float" office:value="178315" calcext:value-type="float">
            <text:p>178315</text:p>
          </table:table-cell>
          <table:table-cell office:value-type="float" office:value="45283" calcext:value-type="float">
            <text:p>45283</text:p>
          </table:table-cell>
          <table:table-cell office:value-type="float" office:value="14284" calcext:value-type="float">
            <text:p>14284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1603" calcext:value-type="float">
            <text:p>160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921" calcext:value-type="float">
            <text:p>52921</text:p>
          </table:table-cell>
          <table:table-cell office:value-type="float" office:value="176738" calcext:value-type="float">
            <text:p>176738</text:p>
          </table:table-cell>
          <table:table-cell office:value-type="float" office:value="45288" calcext:value-type="float">
            <text:p>45288</text:p>
          </table:table-cell>
          <table:table-cell office:value-type="float" office:value="14289" calcext:value-type="float">
            <text:p>14289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765" calcext:value-type="float">
            <text:p>76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2774" calcext:value-type="float">
            <text:p>52774</text:p>
          </table:table-cell>
          <table:table-cell office:value-type="float" office:value="176127" calcext:value-type="float">
            <text:p>176127</text:p>
          </table:table-cell>
          <table:table-cell office:value-type="float" office:value="45289" calcext:value-type="float">
            <text:p>45289</text:p>
          </table:table-cell>
          <table:table-cell office:value-type="float" office:value="14291" calcext:value-type="float">
            <text:p>14291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444" calcext:value-type="float">
            <text:p>44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73" calcext:value-type="float">
            <text:p>54673</text:p>
          </table:table-cell>
          <table:table-cell office:value-type="float" office:value="183451" calcext:value-type="float">
            <text:p>183451</text:p>
          </table:table-cell>
          <table:table-cell office:value-type="float" office:value="45129" calcext:value-type="float">
            <text:p>45129</text:p>
          </table:table-cell>
          <table:table-cell office:value-type="float" office:value="14130" calcext:value-type="float">
            <text:p>14130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4270" calcext:value-type="float">
            <text:p>427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295" calcext:value-type="float">
            <text:p>53295</text:p>
          </table:table-cell>
          <table:table-cell office:value-type="float" office:value="178053" calcext:value-type="float">
            <text:p>178053</text:p>
          </table:table-cell>
          <table:table-cell office:value-type="float" office:value="45135" calcext:value-type="float">
            <text:p>45135</text:p>
          </table:table-cell>
          <table:table-cell office:value-type="float" office:value="14136" calcext:value-type="float">
            <text:p>14136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1474" calcext:value-type="float">
            <text:p>147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772" calcext:value-type="float">
            <text:p>52772</text:p>
          </table:table-cell>
          <table:table-cell office:value-type="float" office:value="176219" calcext:value-type="float">
            <text:p>176219</text:p>
          </table:table-cell>
          <table:table-cell office:value-type="float" office:value="45138" calcext:value-type="float">
            <text:p>45138</text:p>
          </table:table-cell>
          <table:table-cell office:value-type="float" office:value="14140" calcext:value-type="float">
            <text:p>14140</text:p>
          </table:table-cell>
          <table:table-cell office:value-type="float" office:value="72590" calcext:value-type="float">
            <text:p>72590</text:p>
          </table:table-cell>
          <table:table-cell office:value-type="float" office:value="10316" calcext:value-type="float">
            <text:p>10316</text:p>
          </table:table-cell>
          <table:table-cell office:value-type="float" office:value="538" calcext:value-type="float">
            <text:p>53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930" calcext:value-type="float">
            <text:p>54930</text:p>
          </table:table-cell>
          <table:table-cell office:value-type="float" office:value="184220" calcext:value-type="float">
            <text:p>184220</text:p>
          </table:table-cell>
          <table:table-cell office:value-type="float" office:value="45280" calcext:value-type="float">
            <text:p>45280</text:p>
          </table:table-cell>
          <table:table-cell office:value-type="float" office:value="14281" calcext:value-type="float">
            <text:p>14281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4832" calcext:value-type="float">
            <text:p>483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3313" calcext:value-type="float">
            <text:p>53313</text:p>
          </table:table-cell>
          <table:table-cell office:value-type="float" office:value="178132" calcext:value-type="float">
            <text:p>178132</text:p>
          </table:table-cell>
          <table:table-cell office:value-type="float" office:value="45283" calcext:value-type="float">
            <text:p>45283</text:p>
          </table:table-cell>
          <table:table-cell office:value-type="float" office:value="14285" calcext:value-type="float">
            <text:p>14285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1586" calcext:value-type="float">
            <text:p>158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898" calcext:value-type="float">
            <text:p>52898</text:p>
          </table:table-cell>
          <table:table-cell office:value-type="float" office:value="176550" calcext:value-type="float">
            <text:p>176550</text:p>
          </table:table-cell>
          <table:table-cell office:value-type="float" office:value="45289" calcext:value-type="float">
            <text:p>45289</text:p>
          </table:table-cell>
          <table:table-cell office:value-type="float" office:value="14290" calcext:value-type="float">
            <text:p>14290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743" calcext:value-type="float">
            <text:p>74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2729" calcext:value-type="float">
            <text:p>52729</text:p>
          </table:table-cell>
          <table:table-cell office:value-type="float" office:value="175984" calcext:value-type="float">
            <text:p>175984</text:p>
          </table:table-cell>
          <table:table-cell office:value-type="float" office:value="45290" calcext:value-type="float">
            <text:p>45290</text:p>
          </table:table-cell>
          <table:table-cell office:value-type="float" office:value="14291" calcext:value-type="float">
            <text:p>14291</text:p>
          </table:table-cell>
          <table:table-cell office:value-type="float" office:value="72462" calcext:value-type="float">
            <text:p>72462</text:p>
          </table:table-cell>
          <table:table-cell office:value-type="float" office:value="10316" calcext:value-type="float">
            <text:p>10316</text:p>
          </table:table-cell>
          <table:table-cell office:value-type="float" office:value="445" calcext:value-type="float">
            <text:p>44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406" calcext:value-type="float">
            <text:p>54406</text:p>
          </table:table-cell>
          <table:table-cell office:value-type="float" office:value="182677" calcext:value-type="float">
            <text:p>182677</text:p>
          </table:table-cell>
          <table:table-cell office:value-type="float" office:value="43356" calcext:value-type="float">
            <text:p>43356</text:p>
          </table:table-cell>
          <table:table-cell office:value-type="float" office:value="12357" calcext:value-type="float">
            <text:p>12357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4811" calcext:value-type="float">
            <text:p>481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794" calcext:value-type="float">
            <text:p>52794</text:p>
          </table:table-cell>
          <table:table-cell office:value-type="float" office:value="176327" calcext:value-type="float">
            <text:p>176327</text:p>
          </table:table-cell>
          <table:table-cell office:value-type="float" office:value="43361" calcext:value-type="float">
            <text:p>43361</text:p>
          </table:table-cell>
          <table:table-cell office:value-type="float" office:value="12362" calcext:value-type="float">
            <text:p>12362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1501" calcext:value-type="float">
            <text:p>150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85" calcext:value-type="float">
            <text:p>52285</text:p>
          </table:table-cell>
          <table:table-cell office:value-type="float" office:value="174572" calcext:value-type="float">
            <text:p>174572</text:p>
          </table:table-cell>
          <table:table-cell office:value-type="float" office:value="43363" calcext:value-type="float">
            <text:p>43363</text:p>
          </table:table-cell>
          <table:table-cell office:value-type="float" office:value="12364" calcext:value-type="float">
            <text:p>12364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613" calcext:value-type="float">
            <text:p>61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68" calcext:value-type="float">
            <text:p>53668</text:p>
          </table:table-cell>
          <table:table-cell office:value-type="float" office:value="179760" calcext:value-type="float">
            <text:p>179760</text:p>
          </table:table-cell>
          <table:table-cell office:value-type="float" office:value="39938" calcext:value-type="float">
            <text:p>39938</text:p>
          </table:table-cell>
          <table:table-cell office:value-type="float" office:value="8940" calcext:value-type="float">
            <text:p>8940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391" calcext:value-type="float">
            <text:p>539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779" calcext:value-type="float">
            <text:p>51779</text:p>
          </table:table-cell>
          <table:table-cell office:value-type="float" office:value="172972" calcext:value-type="float">
            <text:p>172972</text:p>
          </table:table-cell>
          <table:table-cell office:value-type="float" office:value="39941" calcext:value-type="float">
            <text:p>39941</text:p>
          </table:table-cell>
          <table:table-cell office:value-type="float" office:value="8943" calcext:value-type="float">
            <text:p>8943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1738" calcext:value-type="float">
            <text:p>173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316" calcext:value-type="float">
            <text:p>51316</text:p>
          </table:table-cell>
          <table:table-cell office:value-type="float" office:value="171168" calcext:value-type="float">
            <text:p>171168</text:p>
          </table:table-cell>
          <table:table-cell office:value-type="float" office:value="39946" calcext:value-type="float">
            <text:p>39946</text:p>
          </table:table-cell>
          <table:table-cell office:value-type="float" office:value="8948" calcext:value-type="float">
            <text:p>8948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800" calcext:value-type="float">
            <text:p>80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154" calcext:value-type="float">
            <text:p>51154</text:p>
          </table:table-cell>
          <table:table-cell office:value-type="float" office:value="170582" calcext:value-type="float">
            <text:p>170582</text:p>
          </table:table-cell>
          <table:table-cell office:value-type="float" office:value="39946" calcext:value-type="float">
            <text:p>39946</text:p>
          </table:table-cell>
          <table:table-cell office:value-type="float" office:value="8948" calcext:value-type="float">
            <text:p>8948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489" calcext:value-type="float">
            <text:p>48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17" calcext:value-type="float">
            <text:p>54617</text:p>
          </table:table-cell>
          <table:table-cell office:value-type="float" office:value="182852" calcext:value-type="float">
            <text:p>182852</text:p>
          </table:table-cell>
          <table:table-cell office:value-type="float" office:value="43366" calcext:value-type="float">
            <text:p>43366</text:p>
          </table:table-cell>
          <table:table-cell office:value-type="float" office:value="12368" calcext:value-type="float">
            <text:p>12368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4969" calcext:value-type="float">
            <text:p>496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12" calcext:value-type="float">
            <text:p>52812</text:p>
          </table:table-cell>
          <table:table-cell office:value-type="float" office:value="176309" calcext:value-type="float">
            <text:p>176309</text:p>
          </table:table-cell>
          <table:table-cell office:value-type="float" office:value="43371" calcext:value-type="float">
            <text:p>43371</text:p>
          </table:table-cell>
          <table:table-cell office:value-type="float" office:value="12373" calcext:value-type="float">
            <text:p>12373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1562" calcext:value-type="float">
            <text:p>156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44" calcext:value-type="float">
            <text:p>52244</text:p>
          </table:table-cell>
          <table:table-cell office:value-type="float" office:value="174413" calcext:value-type="float">
            <text:p>174413</text:p>
          </table:table-cell>
          <table:table-cell office:value-type="float" office:value="43374" calcext:value-type="float">
            <text:p>43374</text:p>
          </table:table-cell>
          <table:table-cell office:value-type="float" office:value="12376" calcext:value-type="float">
            <text:p>12376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601" calcext:value-type="float">
            <text:p>60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594" calcext:value-type="float">
            <text:p>53594</text:p>
          </table:table-cell>
          <table:table-cell office:value-type="float" office:value="179595" calcext:value-type="float">
            <text:p>179595</text:p>
          </table:table-cell>
          <table:table-cell office:value-type="float" office:value="39949" calcext:value-type="float">
            <text:p>39949</text:p>
          </table:table-cell>
          <table:table-cell office:value-type="float" office:value="8951" calcext:value-type="float">
            <text:p>8951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380" calcext:value-type="float">
            <text:p>538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851" calcext:value-type="float">
            <text:p>51851</text:p>
          </table:table-cell>
          <table:table-cell office:value-type="float" office:value="173112" calcext:value-type="float">
            <text:p>173112</text:p>
          </table:table-cell>
          <table:table-cell office:value-type="float" office:value="39952" calcext:value-type="float">
            <text:p>39952</text:p>
          </table:table-cell>
          <table:table-cell office:value-type="float" office:value="8954" calcext:value-type="float">
            <text:p>8954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1876" calcext:value-type="float">
            <text:p>187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264" calcext:value-type="float">
            <text:p>51264</text:p>
          </table:table-cell>
          <table:table-cell office:value-type="float" office:value="171000" calcext:value-type="float">
            <text:p>171000</text:p>
          </table:table-cell>
          <table:table-cell office:value-type="float" office:value="39957" calcext:value-type="float">
            <text:p>39957</text:p>
          </table:table-cell>
          <table:table-cell office:value-type="float" office:value="8958" calcext:value-type="float">
            <text:p>8958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779" calcext:value-type="float">
            <text:p>77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101" calcext:value-type="float">
            <text:p>511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39957" calcext:value-type="float">
            <text:p>39957</text:p>
          </table:table-cell>
          <table:table-cell office:value-type="float" office:value="8959" calcext:value-type="float">
            <text:p>8959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478" calcext:value-type="float">
            <text:p>47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594" calcext:value-type="float">
            <text:p>54594</text:p>
          </table:table-cell>
          <table:table-cell office:value-type="float" office:value="183015" calcext:value-type="float">
            <text:p>183015</text:p>
          </table:table-cell>
          <table:table-cell office:value-type="float" office:value="43241" calcext:value-type="float">
            <text:p>43241</text:p>
          </table:table-cell>
          <table:table-cell office:value-type="float" office:value="12242" calcext:value-type="float">
            <text:p>12242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5062" calcext:value-type="float">
            <text:p>506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744" calcext:value-type="float">
            <text:p>52744</text:p>
          </table:table-cell>
          <table:table-cell office:value-type="float" office:value="176213" calcext:value-type="float">
            <text:p>176213</text:p>
          </table:table-cell>
          <table:table-cell office:value-type="float" office:value="43245" calcext:value-type="float">
            <text:p>43245</text:p>
          </table:table-cell>
          <table:table-cell office:value-type="float" office:value="12247" calcext:value-type="float">
            <text:p>12247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1503" calcext:value-type="float">
            <text:p>150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72" calcext:value-type="float">
            <text:p>52272</text:p>
          </table:table-cell>
          <table:table-cell office:value-type="float" office:value="174531" calcext:value-type="float">
            <text:p>174531</text:p>
          </table:table-cell>
          <table:table-cell office:value-type="float" office:value="43247" calcext:value-type="float">
            <text:p>43247</text:p>
          </table:table-cell>
          <table:table-cell office:value-type="float" office:value="12248" calcext:value-type="float">
            <text:p>12248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650" calcext:value-type="float">
            <text:p>65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34" calcext:value-type="float">
            <text:p>53634</text:p>
          </table:table-cell>
          <table:table-cell office:value-type="float" office:value="179539" calcext:value-type="float">
            <text:p>179539</text:p>
          </table:table-cell>
          <table:table-cell office:value-type="float" office:value="39823" calcext:value-type="float">
            <text:p>39823</text:p>
          </table:table-cell>
          <table:table-cell office:value-type="float" office:value="8825" calcext:value-type="float">
            <text:p>8825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366" calcext:value-type="float">
            <text:p>536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873" calcext:value-type="float">
            <text:p>51873</text:p>
          </table:table-cell>
          <table:table-cell office:value-type="float" office:value="173214" calcext:value-type="float">
            <text:p>173214</text:p>
          </table:table-cell>
          <table:table-cell office:value-type="float" office:value="39827" calcext:value-type="float">
            <text:p>39827</text:p>
          </table:table-cell>
          <table:table-cell office:value-type="float" office:value="8828" calcext:value-type="float">
            <text:p>8828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1925" calcext:value-type="float">
            <text:p>192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320" calcext:value-type="float">
            <text:p>51320</text:p>
          </table:table-cell>
          <table:table-cell office:value-type="float" office:value="171118" calcext:value-type="float">
            <text:p>171118</text:p>
          </table:table-cell>
          <table:table-cell office:value-type="float" office:value="39831" calcext:value-type="float">
            <text:p>39831</text:p>
          </table:table-cell>
          <table:table-cell office:value-type="float" office:value="8832" calcext:value-type="float">
            <text:p>8832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827" calcext:value-type="float">
            <text:p>82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128" calcext:value-type="float">
            <text:p>51128</text:p>
          </table:table-cell>
          <table:table-cell office:value-type="float" office:value="170512" calcext:value-type="float">
            <text:p>170512</text:p>
          </table:table-cell>
          <table:table-cell office:value-type="float" office:value="39831" calcext:value-type="float">
            <text:p>39831</text:p>
          </table:table-cell>
          <table:table-cell office:value-type="float" office:value="8833" calcext:value-type="float">
            <text:p>8833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11" calcext:value-type="float">
            <text:p>51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539" calcext:value-type="float">
            <text:p>54539</text:p>
          </table:table-cell>
          <table:table-cell office:value-type="float" office:value="182774" calcext:value-type="float">
            <text:p>182774</text:p>
          </table:table-cell>
          <table:table-cell office:value-type="float" office:value="43251" calcext:value-type="float">
            <text:p>43251</text:p>
          </table:table-cell>
          <table:table-cell office:value-type="float" office:value="12252" calcext:value-type="float">
            <text:p>12252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5009" calcext:value-type="float">
            <text:p>500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750" calcext:value-type="float">
            <text:p>52750</text:p>
          </table:table-cell>
          <table:table-cell office:value-type="float" office:value="176367" calcext:value-type="float">
            <text:p>176367</text:p>
          </table:table-cell>
          <table:table-cell office:value-type="float" office:value="43257" calcext:value-type="float">
            <text:p>43257</text:p>
          </table:table-cell>
          <table:table-cell office:value-type="float" office:value="12258" calcext:value-type="float">
            <text:p>12258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1650" calcext:value-type="float">
            <text:p>165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06" calcext:value-type="float">
            <text:p>52206</text:p>
          </table:table-cell>
          <table:table-cell office:value-type="float" office:value="174276" calcext:value-type="float">
            <text:p>174276</text:p>
          </table:table-cell>
          <table:table-cell office:value-type="float" office:value="43259" calcext:value-type="float">
            <text:p>43259</text:p>
          </table:table-cell>
          <table:table-cell office:value-type="float" office:value="12261" calcext:value-type="float">
            <text:p>12261</text:p>
          </table:table-cell>
          <table:table-cell office:value-type="float" office:value="72599" calcext:value-type="float">
            <text:p>72599</text:p>
          </table:table-cell>
          <table:table-cell office:value-type="float" office:value="10316" calcext:value-type="float">
            <text:p>10316</text:p>
          </table:table-cell>
          <table:table-cell office:value-type="float" office:value="588" calcext:value-type="float">
            <text:p>58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78" calcext:value-type="float">
            <text:p>53678</text:p>
          </table:table-cell>
          <table:table-cell office:value-type="float" office:value="179802" calcext:value-type="float">
            <text:p>179802</text:p>
          </table:table-cell>
          <table:table-cell office:value-type="float" office:value="39834" calcext:value-type="float">
            <text:p>39834</text:p>
          </table:table-cell>
          <table:table-cell office:value-type="float" office:value="8835" calcext:value-type="float">
            <text:p>8835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565" calcext:value-type="float">
            <text:p>556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931" calcext:value-type="float">
            <text:p>51931</text:p>
          </table:table-cell>
          <table:table-cell office:value-type="float" office:value="173429" calcext:value-type="float">
            <text:p>173429</text:p>
          </table:table-cell>
          <table:table-cell office:value-type="float" office:value="39837" calcext:value-type="float">
            <text:p>39837</text:p>
          </table:table-cell>
          <table:table-cell office:value-type="float" office:value="8839" calcext:value-type="float">
            <text:p>8839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2102" calcext:value-type="float">
            <text:p>210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262" calcext:value-type="float">
            <text:p>51262</text:p>
          </table:table-cell>
          <table:table-cell office:value-type="float" office:value="170990" calcext:value-type="float">
            <text:p>170990</text:p>
          </table:table-cell>
          <table:table-cell office:value-type="float" office:value="39842" calcext:value-type="float">
            <text:p>39842</text:p>
          </table:table-cell>
          <table:table-cell office:value-type="float" office:value="8843" calcext:value-type="float">
            <text:p>8843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832" calcext:value-type="float">
            <text:p>83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091" calcext:value-type="float">
            <text:p>51091</text:p>
          </table:table-cell>
          <table:table-cell office:value-type="float" office:value="170380" calcext:value-type="float">
            <text:p>170380</text:p>
          </table:table-cell>
          <table:table-cell office:value-type="float" office:value="39842" calcext:value-type="float">
            <text:p>39842</text:p>
          </table:table-cell>
          <table:table-cell office:value-type="float" office:value="8843" calcext:value-type="float">
            <text:p>8843</text:p>
          </table:table-cell>
          <table:table-cell office:value-type="float" office:value="72471" calcext:value-type="float">
            <text:p>72471</text:p>
          </table:table-cell>
          <table:table-cell office:value-type="float" office:value="10316" calcext:value-type="float">
            <text:p>10316</text:p>
          </table:table-cell>
          <table:table-cell office:value-type="float" office:value="515" calcext:value-type="float">
            <text:p>51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916" calcext:value-type="float">
            <text:p>37916</text:p>
          </table:table-cell>
          <table:table-cell office:value-type="float" office:value="212896" calcext:value-type="float">
            <text:p>212896</text:p>
          </table:table-cell>
          <table:table-cell office:value-type="float" office:value="31080" calcext:value-type="float">
            <text:p>31080</text:p>
          </table:table-cell>
          <table:table-cell office:value-type="float" office:value="84" calcext:value-type="float">
            <text:p>84</text:p>
          </table:table-cell>
          <table:table-cell office:value-type="float" office:value="55295" calcext:value-type="float">
            <text:p>55295</text:p>
          </table:table-cell>
          <table:table-cell office:value-type="float" office:value="10315" calcext:value-type="float">
            <text:p>10315</text:p>
          </table:table-cell>
          <table:table-cell office:value-type="float" office:value="19641" calcext:value-type="float">
            <text:p>1964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71" calcext:value-type="float">
            <text:p>34971</text:p>
          </table:table-cell>
          <table:table-cell office:value-type="float" office:value="191915" calcext:value-type="float">
            <text:p>191915</text:p>
          </table:table-cell>
          <table:table-cell office:value-type="float" office:value="31088" calcext:value-type="float">
            <text:p>31088</text:p>
          </table:table-cell>
          <table:table-cell office:value-type="float" office:value="92" calcext:value-type="float">
            <text:p>92</text:p>
          </table:table-cell>
          <table:table-cell office:value-type="float" office:value="55295" calcext:value-type="float">
            <text:p>55295</text:p>
          </table:table-cell>
          <table:table-cell office:value-type="float" office:value="10315" calcext:value-type="float">
            <text:p>10315</text:p>
          </table:table-cell>
          <table:table-cell office:value-type="float" office:value="5949" calcext:value-type="float">
            <text:p>594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888" calcext:value-type="float">
            <text:p>33888</text:p>
          </table:table-cell>
          <table:table-cell office:value-type="float" office:value="185273" calcext:value-type="float">
            <text:p>185273</text:p>
          </table:table-cell>
          <table:table-cell office:value-type="float" office:value="31093" calcext:value-type="float">
            <text:p>31093</text:p>
          </table:table-cell>
          <table:table-cell office:value-type="float" office:value="98" calcext:value-type="float">
            <text:p>98</text:p>
          </table:table-cell>
          <table:table-cell office:value-type="float" office:value="55295" calcext:value-type="float">
            <text:p>55295</text:p>
          </table:table-cell>
          <table:table-cell office:value-type="float" office:value="10315" calcext:value-type="float">
            <text:p>10315</text:p>
          </table:table-cell>
          <table:table-cell office:value-type="float" office:value="2243" calcext:value-type="float">
            <text:p>224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3" calcext:value-type="float">
            <text:p>33513</text:p>
          </table:table-cell>
          <table:table-cell office:value-type="float" office:value="183041" calcext:value-type="float">
            <text:p>183041</text:p>
          </table:table-cell>
          <table:table-cell office:value-type="float" office:value="31096" calcext:value-type="float">
            <text:p>31096</text:p>
          </table:table-cell>
          <table:table-cell office:value-type="float" office:value="101" calcext:value-type="float">
            <text:p>101</text:p>
          </table:table-cell>
          <table:table-cell office:value-type="float" office:value="55295" calcext:value-type="float">
            <text:p>55295</text:p>
          </table:table-cell>
          <table:table-cell office:value-type="float" office:value="10315" calcext:value-type="float">
            <text:p>10315</text:p>
          </table:table-cell>
          <table:table-cell office:value-type="float" office:value="1053" calcext:value-type="float">
            <text:p>105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198" calcext:value-type="float">
            <text:p>38198</text:p>
          </table:table-cell>
          <table:table-cell office:value-type="float" office:value="215564" calcext:value-type="float">
            <text:p>215564</text:p>
          </table:table-cell>
          <table:table-cell office:value-type="float" office:value="39308" calcext:value-type="float">
            <text:p>39308</text:p>
          </table:table-cell>
          <table:table-cell office:value-type="float" office:value="8313" calcext:value-type="float">
            <text:p>8313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20945" calcext:value-type="float">
            <text:p>2094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53" calcext:value-type="float">
            <text:p>35353</text:p>
          </table:table-cell>
          <table:table-cell office:value-type="float" office:value="194244" calcext:value-type="float">
            <text:p>194244</text:p>
          </table:table-cell>
          <table:table-cell office:value-type="float" office:value="39314" calcext:value-type="float">
            <text:p>39314</text:p>
          </table:table-cell>
          <table:table-cell office:value-type="float" office:value="8319" calcext:value-type="float">
            <text:p>8319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6660" calcext:value-type="float">
            <text:p>666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95" calcext:value-type="float">
            <text:p>34195</text:p>
          </table:table-cell>
          <table:table-cell office:value-type="float" office:value="186790" calcext:value-type="float">
            <text:p>186790</text:p>
          </table:table-cell>
          <table:table-cell office:value-type="float" office:value="39320" calcext:value-type="float">
            <text:p>39320</text:p>
          </table:table-cell>
          <table:table-cell office:value-type="float" office:value="8325" calcext:value-type="float">
            <text:p>8325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2432" calcext:value-type="float">
            <text:p>243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95" calcext:value-type="float">
            <text:p>33795</text:p>
          </table:table-cell>
          <table:table-cell office:value-type="float" office:value="184545" calcext:value-type="float">
            <text:p>184545</text:p>
          </table:table-cell>
          <table:table-cell office:value-type="float" office:value="39322" calcext:value-type="float">
            <text:p>39322</text:p>
          </table:table-cell>
          <table:table-cell office:value-type="float" office:value="8327" calcext:value-type="float">
            <text:p>8327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1202" calcext:value-type="float">
            <text:p>120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49" calcext:value-type="float">
            <text:p>38349</text:p>
          </table:table-cell>
          <table:table-cell office:value-type="float" office:value="215119" calcext:value-type="float">
            <text:p>215119</text:p>
          </table:table-cell>
          <table:table-cell office:value-type="float" office:value="39325" calcext:value-type="float">
            <text:p>39325</text:p>
          </table:table-cell>
          <table:table-cell office:value-type="float" office:value="8330" calcext:value-type="float">
            <text:p>8330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21236" calcext:value-type="float">
            <text:p>2123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418" calcext:value-type="float">
            <text:p>35418</text:p>
          </table:table-cell>
          <table:table-cell office:value-type="float" office:value="194536" calcext:value-type="float">
            <text:p>194536</text:p>
          </table:table-cell>
          <table:table-cell office:value-type="float" office:value="39337" calcext:value-type="float">
            <text:p>39337</text:p>
          </table:table-cell>
          <table:table-cell office:value-type="float" office:value="8342" calcext:value-type="float">
            <text:p>8342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7195" calcext:value-type="float">
            <text:p>719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229" calcext:value-type="float">
            <text:p>34229</text:p>
          </table:table-cell>
          <table:table-cell office:value-type="float" office:value="187112" calcext:value-type="float">
            <text:p>187112</text:p>
          </table:table-cell>
          <table:table-cell office:value-type="float" office:value="39349" calcext:value-type="float">
            <text:p>39349</text:p>
          </table:table-cell>
          <table:table-cell office:value-type="float" office:value="8354" calcext:value-type="float">
            <text:p>8354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2799" calcext:value-type="float">
            <text:p>279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859" calcext:value-type="float">
            <text:p>33859</text:p>
          </table:table-cell>
          <table:table-cell office:value-type="float" office:value="184871" calcext:value-type="float">
            <text:p>184871</text:p>
          </table:table-cell>
          <table:table-cell office:value-type="float" office:value="39351" calcext:value-type="float">
            <text:p>39351</text:p>
          </table:table-cell>
          <table:table-cell office:value-type="float" office:value="8356" calcext:value-type="float">
            <text:p>8356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1503" calcext:value-type="float">
            <text:p>150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182" calcext:value-type="float">
            <text:p>38182</text:p>
          </table:table-cell>
          <table:table-cell office:value-type="float" office:value="215331" calcext:value-type="float">
            <text:p>215331</text:p>
          </table:table-cell>
          <table:table-cell office:value-type="float" office:value="39317" calcext:value-type="float">
            <text:p>39317</text:p>
          </table:table-cell>
          <table:table-cell office:value-type="float" office:value="8322" calcext:value-type="float">
            <text:p>8322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20873" calcext:value-type="float">
            <text:p>2087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3" calcext:value-type="float">
            <text:p>35313</text:p>
          </table:table-cell>
          <table:table-cell office:value-type="float" office:value="193988" calcext:value-type="float">
            <text:p>193988</text:p>
          </table:table-cell>
          <table:table-cell office:value-type="float" office:value="39324" calcext:value-type="float">
            <text:p>39324</text:p>
          </table:table-cell>
          <table:table-cell office:value-type="float" office:value="8329" calcext:value-type="float">
            <text:p>8329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6593" calcext:value-type="float">
            <text:p>659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209" calcext:value-type="float">
            <text:p>34209</text:p>
          </table:table-cell>
          <table:table-cell office:value-type="float" office:value="186891" calcext:value-type="float">
            <text:p>186891</text:p>
          </table:table-cell>
          <table:table-cell office:value-type="float" office:value="39329" calcext:value-type="float">
            <text:p>39329</text:p>
          </table:table-cell>
          <table:table-cell office:value-type="float" office:value="8334" calcext:value-type="float">
            <text:p>8334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2548" calcext:value-type="float">
            <text:p>254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73" calcext:value-type="float">
            <text:p>33773</text:p>
          </table:table-cell>
          <table:table-cell office:value-type="float" office:value="184332" calcext:value-type="float">
            <text:p>184332</text:p>
          </table:table-cell>
          <table:table-cell office:value-type="float" office:value="39331" calcext:value-type="float">
            <text:p>39331</text:p>
          </table:table-cell>
          <table:table-cell office:value-type="float" office:value="8336" calcext:value-type="float">
            <text:p>8336</text:p>
          </table:table-cell>
          <table:table-cell office:value-type="float" office:value="64528" calcext:value-type="float">
            <text:p>64528</text:p>
          </table:table-cell>
          <table:table-cell office:value-type="float" office:value="10315" calcext:value-type="float">
            <text:p>10315</text:p>
          </table:table-cell>
          <table:table-cell office:value-type="float" office:value="1159" calcext:value-type="float">
            <text:p>115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54" calcext:value-type="float">
            <text:p>38354</text:p>
          </table:table-cell>
          <table:table-cell office:value-type="float" office:value="214987" calcext:value-type="float">
            <text:p>214987</text:p>
          </table:table-cell>
          <table:table-cell office:value-type="float" office:value="39334" calcext:value-type="float">
            <text:p>39334</text:p>
          </table:table-cell>
          <table:table-cell office:value-type="float" office:value="8339" calcext:value-type="float">
            <text:p>8339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21251" calcext:value-type="float">
            <text:p>2125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393" calcext:value-type="float">
            <text:p>35393</text:p>
          </table:table-cell>
          <table:table-cell office:value-type="float" office:value="194321" calcext:value-type="float">
            <text:p>194321</text:p>
          </table:table-cell>
          <table:table-cell office:value-type="float" office:value="39346" calcext:value-type="float">
            <text:p>39346</text:p>
          </table:table-cell>
          <table:table-cell office:value-type="float" office:value="8351" calcext:value-type="float">
            <text:p>8351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7141" calcext:value-type="float">
            <text:p>714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246" calcext:value-type="float">
            <text:p>34246</text:p>
          </table:table-cell>
          <table:table-cell office:value-type="float" office:value="187182" calcext:value-type="float">
            <text:p>187182</text:p>
          </table:table-cell>
          <table:table-cell office:value-type="float" office:value="39358" calcext:value-type="float">
            <text:p>39358</text:p>
          </table:table-cell>
          <table:table-cell office:value-type="float" office:value="8363" calcext:value-type="float">
            <text:p>8363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2903" calcext:value-type="float">
            <text:p>290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819" calcext:value-type="float">
            <text:p>33819</text:p>
          </table:table-cell>
          <table:table-cell office:value-type="float" office:value="184652" calcext:value-type="float">
            <text:p>184652</text:p>
          </table:table-cell>
          <table:table-cell office:value-type="float" office:value="39359" calcext:value-type="float">
            <text:p>39359</text:p>
          </table:table-cell>
          <table:table-cell office:value-type="float" office:value="8364" calcext:value-type="float">
            <text:p>8364</text:p>
          </table:table-cell>
          <table:table-cell office:value-type="float" office:value="64400" calcext:value-type="float">
            <text:p>64400</text:p>
          </table:table-cell>
          <table:table-cell office:value-type="float" office:value="10315" calcext:value-type="float">
            <text:p>10315</text:p>
          </table:table-cell>
          <table:table-cell office:value-type="float" office:value="1457" calcext:value-type="float">
            <text:p>145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144" calcext:value-type="float">
            <text:p>38144</text:p>
          </table:table-cell>
          <table:table-cell office:value-type="float" office:value="215167" calcext:value-type="float">
            <text:p>215167</text:p>
          </table:table-cell>
          <table:table-cell office:value-type="float" office:value="49768" calcext:value-type="float">
            <text:p>49768</text:p>
          </table:table-cell>
          <table:table-cell office:value-type="float" office:value="18773" calcext:value-type="float">
            <text:p>18773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20506" calcext:value-type="float">
            <text:p>2050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3" calcext:value-type="float">
            <text:p>35313</text:p>
          </table:table-cell>
          <table:table-cell office:value-type="float" office:value="193867" calcext:value-type="float">
            <text:p>193867</text:p>
          </table:table-cell>
          <table:table-cell office:value-type="float" office:value="49778" calcext:value-type="float">
            <text:p>49778</text:p>
          </table:table-cell>
          <table:table-cell office:value-type="float" office:value="18783" calcext:value-type="float">
            <text:p>18783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6514" calcext:value-type="float">
            <text:p>651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65" calcext:value-type="float">
            <text:p>34165</text:p>
          </table:table-cell>
          <table:table-cell office:value-type="float" office:value="186732" calcext:value-type="float">
            <text:p>186732</text:p>
          </table:table-cell>
          <table:table-cell office:value-type="float" office:value="49786" calcext:value-type="float">
            <text:p>49786</text:p>
          </table:table-cell>
          <table:table-cell office:value-type="float" office:value="18791" calcext:value-type="float">
            <text:p>18791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2494" calcext:value-type="float">
            <text:p>249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36" calcext:value-type="float">
            <text:p>33736</text:p>
          </table:table-cell>
          <table:table-cell office:value-type="float" office:value="184271" calcext:value-type="float">
            <text:p>184271</text:p>
          </table:table-cell>
          <table:table-cell office:value-type="float" office:value="49789" calcext:value-type="float">
            <text:p>49789</text:p>
          </table:table-cell>
          <table:table-cell office:value-type="float" office:value="18794" calcext:value-type="float">
            <text:p>18794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1166" calcext:value-type="float">
            <text:p>116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289" calcext:value-type="float">
            <text:p>38289</text:p>
          </table:table-cell>
          <table:table-cell office:value-type="float" office:value="214727" calcext:value-type="float">
            <text:p>214727</text:p>
          </table:table-cell>
          <table:table-cell office:value-type="float" office:value="49786" calcext:value-type="float">
            <text:p>49786</text:p>
          </table:table-cell>
          <table:table-cell office:value-type="float" office:value="18791" calcext:value-type="float">
            <text:p>18791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20883" calcext:value-type="float">
            <text:p>2088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301" calcext:value-type="float">
            <text:p>35301</text:p>
          </table:table-cell>
          <table:table-cell office:value-type="float" office:value="193868" calcext:value-type="float">
            <text:p>193868</text:p>
          </table:table-cell>
          <table:table-cell office:value-type="float" office:value="49801" calcext:value-type="float">
            <text:p>49801</text:p>
          </table:table-cell>
          <table:table-cell office:value-type="float" office:value="18806" calcext:value-type="float">
            <text:p>18806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6831" calcext:value-type="float">
            <text:p>683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70" calcext:value-type="float">
            <text:p>34170</text:p>
          </table:table-cell>
          <table:table-cell office:value-type="float" office:value="186734" calcext:value-type="float">
            <text:p>186734</text:p>
          </table:table-cell>
          <table:table-cell office:value-type="float" office:value="49816" calcext:value-type="float">
            <text:p>49816</text:p>
          </table:table-cell>
          <table:table-cell office:value-type="float" office:value="18821" calcext:value-type="float">
            <text:p>18821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2681" calcext:value-type="float">
            <text:p>268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777" calcext:value-type="float">
            <text:p>33777</text:p>
          </table:table-cell>
          <table:table-cell office:value-type="float" office:value="184407" calcext:value-type="float">
            <text:p>184407</text:p>
          </table:table-cell>
          <table:table-cell office:value-type="float" office:value="49819" calcext:value-type="float">
            <text:p>49819</text:p>
          </table:table-cell>
          <table:table-cell office:value-type="float" office:value="18823" calcext:value-type="float">
            <text:p>18823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1375" calcext:value-type="float">
            <text:p>137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37" calcext:value-type="float">
            <text:p>38237</text:p>
          </table:table-cell>
          <table:table-cell office:value-type="float" office:value="215121" calcext:value-type="float">
            <text:p>215121</text:p>
          </table:table-cell>
          <table:table-cell office:value-type="float" office:value="49895" calcext:value-type="float">
            <text:p>49895</text:p>
          </table:table-cell>
          <table:table-cell office:value-type="float" office:value="18900" calcext:value-type="float">
            <text:p>18900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20480" calcext:value-type="float">
            <text:p>2048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4" calcext:value-type="float">
            <text:p>35314</text:p>
          </table:table-cell>
          <table:table-cell office:value-type="float" office:value="193873" calcext:value-type="float">
            <text:p>193873</text:p>
          </table:table-cell>
          <table:table-cell office:value-type="float" office:value="49905" calcext:value-type="float">
            <text:p>49905</text:p>
          </table:table-cell>
          <table:table-cell office:value-type="float" office:value="18910" calcext:value-type="float">
            <text:p>18910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6521" calcext:value-type="float">
            <text:p>652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64" calcext:value-type="float">
            <text:p>34164</text:p>
          </table:table-cell>
          <table:table-cell office:value-type="float" office:value="186708" calcext:value-type="float">
            <text:p>186708</text:p>
          </table:table-cell>
          <table:table-cell office:value-type="float" office:value="49913" calcext:value-type="float">
            <text:p>49913</text:p>
          </table:table-cell>
          <table:table-cell office:value-type="float" office:value="18918" calcext:value-type="float">
            <text:p>18918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2487" calcext:value-type="float">
            <text:p>24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33" calcext:value-type="float">
            <text:p>33733</text:p>
          </table:table-cell>
          <table:table-cell office:value-type="float" office:value="184266" calcext:value-type="float">
            <text:p>184266</text:p>
          </table:table-cell>
          <table:table-cell office:value-type="float" office:value="49916" calcext:value-type="float">
            <text:p>49916</text:p>
          </table:table-cell>
          <table:table-cell office:value-type="float" office:value="18921" calcext:value-type="float">
            <text:p>18921</text:p>
          </table:table-cell>
          <table:table-cell office:value-type="float" office:value="72481" calcext:value-type="float">
            <text:p>72481</text:p>
          </table:table-cell>
          <table:table-cell office:value-type="float" office:value="10315" calcext:value-type="float">
            <text:p>10315</text:p>
          </table:table-cell>
          <table:table-cell office:value-type="float" office:value="1168" calcext:value-type="float">
            <text:p>116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293" calcext:value-type="float">
            <text:p>38293</text:p>
          </table:table-cell>
          <table:table-cell office:value-type="float" office:value="214729" calcext:value-type="float">
            <text:p>214729</text:p>
          </table:table-cell>
          <table:table-cell office:value-type="float" office:value="49913" calcext:value-type="float">
            <text:p>49913</text:p>
          </table:table-cell>
          <table:table-cell office:value-type="float" office:value="18918" calcext:value-type="float">
            <text:p>18918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20887" calcext:value-type="float">
            <text:p>208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5303" calcext:value-type="float">
            <text:p>35303</text:p>
          </table:table-cell>
          <table:table-cell office:value-type="float" office:value="193859" calcext:value-type="float">
            <text:p>193859</text:p>
          </table:table-cell>
          <table:table-cell office:value-type="float" office:value="49929" calcext:value-type="float">
            <text:p>49929</text:p>
          </table:table-cell>
          <table:table-cell office:value-type="float" office:value="18933" calcext:value-type="float">
            <text:p>18933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6829" calcext:value-type="float">
            <text:p>682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72" calcext:value-type="float">
            <text:p>34172</text:p>
          </table:table-cell>
          <table:table-cell office:value-type="float" office:value="186720" calcext:value-type="float">
            <text:p>186720</text:p>
          </table:table-cell>
          <table:table-cell office:value-type="float" office:value="49943" calcext:value-type="float">
            <text:p>49943</text:p>
          </table:table-cell>
          <table:table-cell office:value-type="float" office:value="18948" calcext:value-type="float">
            <text:p>18948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2677" calcext:value-type="float">
            <text:p>267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775" calcext:value-type="float">
            <text:p>33775</text:p>
          </table:table-cell>
          <table:table-cell office:value-type="float" office:value="184398" calcext:value-type="float">
            <text:p>184398</text:p>
          </table:table-cell>
          <table:table-cell office:value-type="float" office:value="49946" calcext:value-type="float">
            <text:p>49946</text:p>
          </table:table-cell>
          <table:table-cell office:value-type="float" office:value="18950" calcext:value-type="float">
            <text:p>18950</text:p>
          </table:table-cell>
          <table:table-cell office:value-type="float" office:value="72353" calcext:value-type="float">
            <text:p>72353</text:p>
          </table:table-cell>
          <table:table-cell office:value-type="float" office:value="10315" calcext:value-type="float">
            <text:p>10315</text:p>
          </table:table-cell>
          <table:table-cell office:value-type="float" office:value="1376" calcext:value-type="float">
            <text:p>137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071" calcext:value-type="float">
            <text:p>37071</text:p>
          </table:table-cell>
          <table:table-cell office:value-type="float" office:value="210422" calcext:value-type="float">
            <text:p>210422</text:p>
          </table:table-cell>
          <table:table-cell office:value-type="float" office:value="45117" calcext:value-type="float">
            <text:p>45117</text:p>
          </table:table-cell>
          <table:table-cell office:value-type="float" office:value="14122" calcext:value-type="float">
            <text:p>14122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22268" calcext:value-type="float">
            <text:p>2226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73" calcext:value-type="float">
            <text:p>34073</text:p>
          </table:table-cell>
          <table:table-cell office:value-type="float" office:value="187804" calcext:value-type="float">
            <text:p>187804</text:p>
          </table:table-cell>
          <table:table-cell office:value-type="float" office:value="45123" calcext:value-type="float">
            <text:p>45123</text:p>
          </table:table-cell>
          <table:table-cell office:value-type="float" office:value="14128" calcext:value-type="float">
            <text:p>14128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6916" calcext:value-type="float">
            <text:p>691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64" calcext:value-type="float">
            <text:p>32864</text:p>
          </table:table-cell>
          <table:table-cell office:value-type="float" office:value="179938" calcext:value-type="float">
            <text:p>179938</text:p>
          </table:table-cell>
          <table:table-cell office:value-type="float" office:value="45129" calcext:value-type="float">
            <text:p>45129</text:p>
          </table:table-cell>
          <table:table-cell office:value-type="float" office:value="14134" calcext:value-type="float">
            <text:p>14134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2453" calcext:value-type="float">
            <text:p>245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462" calcext:value-type="float">
            <text:p>32462</text:p>
          </table:table-cell>
          <table:table-cell office:value-type="float" office:value="177566" calcext:value-type="float">
            <text:p>177566</text:p>
          </table:table-cell>
          <table:table-cell office:value-type="float" office:value="45131" calcext:value-type="float">
            <text:p>45131</text:p>
          </table:table-cell>
          <table:table-cell office:value-type="float" office:value="14136" calcext:value-type="float">
            <text:p>14136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1170" calcext:value-type="float">
            <text:p>117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32" calcext:value-type="float">
            <text:p>37232</text:p>
          </table:table-cell>
          <table:table-cell office:value-type="float" office:value="209932" calcext:value-type="float">
            <text:p>209932</text:p>
          </table:table-cell>
          <table:table-cell office:value-type="float" office:value="45278" calcext:value-type="float">
            <text:p>45278</text:p>
          </table:table-cell>
          <table:table-cell office:value-type="float" office:value="14283" calcext:value-type="float">
            <text:p>14283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22589" calcext:value-type="float">
            <text:p>2258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125" calcext:value-type="float">
            <text:p>34125</text:p>
          </table:table-cell>
          <table:table-cell office:value-type="float" office:value="187968" calcext:value-type="float">
            <text:p>187968</text:p>
          </table:table-cell>
          <table:table-cell office:value-type="float" office:value="45284" calcext:value-type="float">
            <text:p>45284</text:p>
          </table:table-cell>
          <table:table-cell office:value-type="float" office:value="14289" calcext:value-type="float">
            <text:p>14289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7298" calcext:value-type="float">
            <text:p>729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81" calcext:value-type="float">
            <text:p>32981</text:p>
          </table:table-cell>
          <table:table-cell office:value-type="float" office:value="180582" calcext:value-type="float">
            <text:p>180582</text:p>
          </table:table-cell>
          <table:table-cell office:value-type="float" office:value="45296" calcext:value-type="float">
            <text:p>45296</text:p>
          </table:table-cell>
          <table:table-cell office:value-type="float" office:value="14301" calcext:value-type="float">
            <text:p>14301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2937" calcext:value-type="float">
            <text:p>293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534" calcext:value-type="float">
            <text:p>32534</text:p>
          </table:table-cell>
          <table:table-cell office:value-type="float" office:value="177934" calcext:value-type="float">
            <text:p>177934</text:p>
          </table:table-cell>
          <table:table-cell office:value-type="float" office:value="45296" calcext:value-type="float">
            <text:p>45296</text:p>
          </table:table-cell>
          <table:table-cell office:value-type="float" office:value="14301" calcext:value-type="float">
            <text:p>14301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1433" calcext:value-type="float">
            <text:p>143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57" calcext:value-type="float">
            <text:p>37057</text:p>
          </table:table-cell>
          <table:table-cell office:value-type="float" office:value="210205" calcext:value-type="float">
            <text:p>210205</text:p>
          </table:table-cell>
          <table:table-cell office:value-type="float" office:value="45117" calcext:value-type="float">
            <text:p>45117</text:p>
          </table:table-cell>
          <table:table-cell office:value-type="float" office:value="14121" calcext:value-type="float">
            <text:p>14121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22240" calcext:value-type="float">
            <text:p>2224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44" calcext:value-type="float">
            <text:p>34044</text:p>
          </table:table-cell>
          <table:table-cell office:value-type="float" office:value="187456" calcext:value-type="float">
            <text:p>187456</text:p>
          </table:table-cell>
          <table:table-cell office:value-type="float" office:value="45124" calcext:value-type="float">
            <text:p>45124</text:p>
          </table:table-cell>
          <table:table-cell office:value-type="float" office:value="14129" calcext:value-type="float">
            <text:p>14129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6789" calcext:value-type="float">
            <text:p>678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61" calcext:value-type="float">
            <text:p>32861</text:p>
          </table:table-cell>
          <table:table-cell office:value-type="float" office:value="179959" calcext:value-type="float">
            <text:p>179959</text:p>
          </table:table-cell>
          <table:table-cell office:value-type="float" office:value="45129" calcext:value-type="float">
            <text:p>45129</text:p>
          </table:table-cell>
          <table:table-cell office:value-type="float" office:value="14134" calcext:value-type="float">
            <text:p>14134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2544" calcext:value-type="float">
            <text:p>254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430" calcext:value-type="float">
            <text:p>32430</text:p>
          </table:table-cell>
          <table:table-cell office:value-type="float" office:value="177456" calcext:value-type="float">
            <text:p>177456</text:p>
          </table:table-cell>
          <table:table-cell office:value-type="float" office:value="45132" calcext:value-type="float">
            <text:p>45132</text:p>
          </table:table-cell>
          <table:table-cell office:value-type="float" office:value="14137" calcext:value-type="float">
            <text:p>14137</text:p>
          </table:table-cell>
          <table:table-cell office:value-type="float" office:value="72616" calcext:value-type="float">
            <text:p>72616</text:p>
          </table:table-cell>
          <table:table-cell office:value-type="float" office:value="10315" calcext:value-type="float">
            <text:p>10315</text:p>
          </table:table-cell>
          <table:table-cell office:value-type="float" office:value="1187" calcext:value-type="float">
            <text:p>11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17" calcext:value-type="float">
            <text:p>37217</text:p>
          </table:table-cell>
          <table:table-cell office:value-type="float" office:value="209899" calcext:value-type="float">
            <text:p>209899</text:p>
          </table:table-cell>
          <table:table-cell office:value-type="float" office:value="45278" calcext:value-type="float">
            <text:p>45278</text:p>
          </table:table-cell>
          <table:table-cell office:value-type="float" office:value="14283" calcext:value-type="float">
            <text:p>14283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22689" calcext:value-type="float">
            <text:p>2268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4118" calcext:value-type="float">
            <text:p>34118</text:p>
          </table:table-cell>
          <table:table-cell office:value-type="float" office:value="187823" calcext:value-type="float">
            <text:p>187823</text:p>
          </table:table-cell>
          <table:table-cell office:value-type="float" office:value="45284" calcext:value-type="float">
            <text:p>45284</text:p>
          </table:table-cell>
          <table:table-cell office:value-type="float" office:value="14289" calcext:value-type="float">
            <text:p>14289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7291" calcext:value-type="float">
            <text:p>729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85" calcext:value-type="float">
            <text:p>32985</text:p>
          </table:table-cell>
          <table:table-cell office:value-type="float" office:value="180761" calcext:value-type="float">
            <text:p>180761</text:p>
          </table:table-cell>
          <table:table-cell office:value-type="float" office:value="45295" calcext:value-type="float">
            <text:p>45295</text:p>
          </table:table-cell>
          <table:table-cell office:value-type="float" office:value="14300" calcext:value-type="float">
            <text:p>14300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3125" calcext:value-type="float">
            <text:p>312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496" calcext:value-type="float">
            <text:p>32496</text:p>
          </table:table-cell>
          <table:table-cell office:value-type="float" office:value="177797" calcext:value-type="float">
            <text:p>177797</text:p>
          </table:table-cell>
          <table:table-cell office:value-type="float" office:value="45296" calcext:value-type="float">
            <text:p>45296</text:p>
          </table:table-cell>
          <table:table-cell office:value-type="float" office:value="14301" calcext:value-type="float">
            <text:p>14301</text:p>
          </table:table-cell>
          <table:table-cell office:value-type="float" office:value="72488" calcext:value-type="float">
            <text:p>72488</text:p>
          </table:table-cell>
          <table:table-cell office:value-type="float" office:value="10315" calcext:value-type="float">
            <text:p>10315</text:p>
          </table:table-cell>
          <table:table-cell office:value-type="float" office:value="1438" calcext:value-type="float">
            <text:p>143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2" calcext:value-type="float">
            <text:p>16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838" calcext:value-type="float">
            <text:p>36838</text:p>
          </table:table-cell>
          <table:table-cell office:value-type="float" office:value="208383" calcext:value-type="float">
            <text:p>208383</text:p>
          </table:table-cell>
          <table:table-cell office:value-type="float" office:value="43348" calcext:value-type="float">
            <text:p>43348</text:p>
          </table:table-cell>
          <table:table-cell office:value-type="float" office:value="12353" calcext:value-type="float">
            <text:p>12353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1972" calcext:value-type="float">
            <text:p>2197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17" calcext:value-type="float">
            <text:p>33717</text:p>
          </table:table-cell>
          <table:table-cell office:value-type="float" office:value="185662" calcext:value-type="float">
            <text:p>185662</text:p>
          </table:table-cell>
          <table:table-cell office:value-type="float" office:value="43354" calcext:value-type="float">
            <text:p>43354</text:p>
          </table:table-cell>
          <table:table-cell office:value-type="float" office:value="12359" calcext:value-type="float">
            <text:p>12359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6824" calcext:value-type="float">
            <text:p>682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63" calcext:value-type="float">
            <text:p>32563</text:p>
          </table:table-cell>
          <table:table-cell office:value-type="float" office:value="178296" calcext:value-type="float">
            <text:p>178296</text:p>
          </table:table-cell>
          <table:table-cell office:value-type="float" office:value="43358" calcext:value-type="float">
            <text:p>43358</text:p>
          </table:table-cell>
          <table:table-cell office:value-type="float" office:value="12363" calcext:value-type="float">
            <text:p>12363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618" calcext:value-type="float">
            <text:p>261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134" calcext:value-type="float">
            <text:p>32134</text:p>
          </table:table-cell>
          <table:table-cell office:value-type="float" office:value="175792" calcext:value-type="float">
            <text:p>175792</text:p>
          </table:table-cell>
          <table:table-cell office:value-type="float" office:value="43362" calcext:value-type="float">
            <text:p>43362</text:p>
          </table:table-cell>
          <table:table-cell office:value-type="float" office:value="12366" calcext:value-type="float">
            <text:p>12366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1267" calcext:value-type="float">
            <text:p>126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553" calcext:value-type="float">
            <text:p>36553</text:p>
          </table:table-cell>
          <table:table-cell office:value-type="float" office:value="206181" calcext:value-type="float">
            <text:p>206181</text:p>
          </table:table-cell>
          <table:table-cell office:value-type="float" office:value="39939" calcext:value-type="float">
            <text:p>39939</text:p>
          </table:table-cell>
          <table:table-cell office:value-type="float" office:value="8944" calcext:value-type="float">
            <text:p>8944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23930" calcext:value-type="float">
            <text:p>2393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203" calcext:value-type="float">
            <text:p>33203</text:p>
          </table:table-cell>
          <table:table-cell office:value-type="float" office:value="182921" calcext:value-type="float">
            <text:p>182921</text:p>
          </table:table-cell>
          <table:table-cell office:value-type="float" office:value="39944" calcext:value-type="float">
            <text:p>39944</text:p>
          </table:table-cell>
          <table:table-cell office:value-type="float" office:value="8949" calcext:value-type="float">
            <text:p>8949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7653" calcext:value-type="float">
            <text:p>765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43" calcext:value-type="float">
            <text:p>32043</text:p>
          </table:table-cell>
          <table:table-cell office:value-type="float" office:value="175146" calcext:value-type="float">
            <text:p>175146</text:p>
          </table:table-cell>
          <table:table-cell office:value-type="float" office:value="39954" calcext:value-type="float">
            <text:p>39954</text:p>
          </table:table-cell>
          <table:table-cell office:value-type="float" office:value="8959" calcext:value-type="float">
            <text:p>8959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3045" calcext:value-type="float">
            <text:p>304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538" calcext:value-type="float">
            <text:p>31538</text:p>
          </table:table-cell>
          <table:table-cell office:value-type="float" office:value="172388" calcext:value-type="float">
            <text:p>172388</text:p>
          </table:table-cell>
          <table:table-cell office:value-type="float" office:value="39955" calcext:value-type="float">
            <text:p>39955</text:p>
          </table:table-cell>
          <table:table-cell office:value-type="float" office:value="8960" calcext:value-type="float">
            <text:p>8960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1488" calcext:value-type="float">
            <text:p>148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84" calcext:value-type="float">
            <text:p>36784</text:p>
          </table:table-cell>
          <table:table-cell office:value-type="float" office:value="208404" calcext:value-type="float">
            <text:p>208404</text:p>
          </table:table-cell>
          <table:table-cell office:value-type="float" office:value="43359" calcext:value-type="float">
            <text:p>43359</text:p>
          </table:table-cell>
          <table:table-cell office:value-type="float" office:value="12363" calcext:value-type="float">
            <text:p>12363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2066" calcext:value-type="float">
            <text:p>2206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185446" calcext:value-type="float">
            <text:p>185446</text:p>
          </table:table-cell>
          <table:table-cell office:value-type="float" office:value="43365" calcext:value-type="float">
            <text:p>43365</text:p>
          </table:table-cell>
          <table:table-cell office:value-type="float" office:value="12370" calcext:value-type="float">
            <text:p>12370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6760" calcext:value-type="float">
            <text:p>676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38" calcext:value-type="float">
            <text:p>32538</text:p>
          </table:table-cell>
          <table:table-cell office:value-type="float" office:value="178059" calcext:value-type="float">
            <text:p>178059</text:p>
          </table:table-cell>
          <table:table-cell office:value-type="float" office:value="43370" calcext:value-type="float">
            <text:p>43370</text:p>
          </table:table-cell>
          <table:table-cell office:value-type="float" office:value="12374" calcext:value-type="float">
            <text:p>12374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557" calcext:value-type="float">
            <text:p>255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120" calcext:value-type="float">
            <text:p>32120</text:p>
          </table:table-cell>
          <table:table-cell office:value-type="float" office:value="175676" calcext:value-type="float">
            <text:p>175676</text:p>
          </table:table-cell>
          <table:table-cell office:value-type="float" office:value="43372" calcext:value-type="float">
            <text:p>43372</text:p>
          </table:table-cell>
          <table:table-cell office:value-type="float" office:value="12377" calcext:value-type="float">
            <text:p>12377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1272" calcext:value-type="float">
            <text:p>127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595" calcext:value-type="float">
            <text:p>36595</text:p>
          </table:table-cell>
          <table:table-cell office:value-type="float" office:value="206069" calcext:value-type="float">
            <text:p>206069</text:p>
          </table:table-cell>
          <table:table-cell office:value-type="float" office:value="39950" calcext:value-type="float">
            <text:p>39950</text:p>
          </table:table-cell>
          <table:table-cell office:value-type="float" office:value="8955" calcext:value-type="float">
            <text:p>8955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23944" calcext:value-type="float">
            <text:p>2394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204" calcext:value-type="float">
            <text:p>33204</text:p>
          </table:table-cell>
          <table:table-cell office:value-type="float" office:value="182799" calcext:value-type="float">
            <text:p>182799</text:p>
          </table:table-cell>
          <table:table-cell office:value-type="float" office:value="39955" calcext:value-type="float">
            <text:p>39955</text:p>
          </table:table-cell>
          <table:table-cell office:value-type="float" office:value="8960" calcext:value-type="float">
            <text:p>8960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7656" calcext:value-type="float">
            <text:p>765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22" calcext:value-type="float">
            <text:p>32022</text:p>
          </table:table-cell>
          <table:table-cell office:value-type="float" office:value="175045" calcext:value-type="float">
            <text:p>175045</text:p>
          </table:table-cell>
          <table:table-cell office:value-type="float" office:value="39965" calcext:value-type="float">
            <text:p>39965</text:p>
          </table:table-cell>
          <table:table-cell office:value-type="float" office:value="8970" calcext:value-type="float">
            <text:p>8970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3071" calcext:value-type="float">
            <text:p>307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525" calcext:value-type="float">
            <text:p>31525</text:p>
          </table:table-cell>
          <table:table-cell office:value-type="float" office:value="172265" calcext:value-type="float">
            <text:p>172265</text:p>
          </table:table-cell>
          <table:table-cell office:value-type="float" office:value="39966" calcext:value-type="float">
            <text:p>39966</text:p>
          </table:table-cell>
          <table:table-cell office:value-type="float" office:value="8971" calcext:value-type="float">
            <text:p>8971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1490" calcext:value-type="float">
            <text:p>149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847" calcext:value-type="float">
            <text:p>36847</text:p>
          </table:table-cell>
          <table:table-cell office:value-type="float" office:value="208393" calcext:value-type="float">
            <text:p>208393</text:p>
          </table:table-cell>
          <table:table-cell office:value-type="float" office:value="43233" calcext:value-type="float">
            <text:p>43233</text:p>
          </table:table-cell>
          <table:table-cell office:value-type="float" office:value="12237" calcext:value-type="float">
            <text:p>12237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2048" calcext:value-type="float">
            <text:p>2204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05" calcext:value-type="float">
            <text:p>33705</text:p>
          </table:table-cell>
          <table:table-cell office:value-type="float" office:value="185830" calcext:value-type="float">
            <text:p>185830</text:p>
          </table:table-cell>
          <table:table-cell office:value-type="float" office:value="43239" calcext:value-type="float">
            <text:p>43239</text:p>
          </table:table-cell>
          <table:table-cell office:value-type="float" office:value="12244" calcext:value-type="float">
            <text:p>12244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6988" calcext:value-type="float">
            <text:p>698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49" calcext:value-type="float">
            <text:p>32549</text:p>
          </table:table-cell>
          <table:table-cell office:value-type="float" office:value="178128" calcext:value-type="float">
            <text:p>178128</text:p>
          </table:table-cell>
          <table:table-cell office:value-type="float" office:value="43243" calcext:value-type="float">
            <text:p>43243</text:p>
          </table:table-cell>
          <table:table-cell office:value-type="float" office:value="12248" calcext:value-type="float">
            <text:p>12248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576" calcext:value-type="float">
            <text:p>257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127" calcext:value-type="float">
            <text:p>32127</text:p>
          </table:table-cell>
          <table:table-cell office:value-type="float" office:value="175679" calcext:value-type="float">
            <text:p>175679</text:p>
          </table:table-cell>
          <table:table-cell office:value-type="float" office:value="43246" calcext:value-type="float">
            <text:p>43246</text:p>
          </table:table-cell>
          <table:table-cell office:value-type="float" office:value="12251" calcext:value-type="float">
            <text:p>12251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1276" calcext:value-type="float">
            <text:p>127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533" calcext:value-type="float">
            <text:p>36533</text:p>
          </table:table-cell>
          <table:table-cell office:value-type="float" office:value="206126" calcext:value-type="float">
            <text:p>206126</text:p>
          </table:table-cell>
          <table:table-cell office:value-type="float" office:value="39824" calcext:value-type="float">
            <text:p>39824</text:p>
          </table:table-cell>
          <table:table-cell office:value-type="float" office:value="8829" calcext:value-type="float">
            <text:p>8829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24021" calcext:value-type="float">
            <text:p>2402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214" calcext:value-type="float">
            <text:p>33214</text:p>
          </table:table-cell>
          <table:table-cell office:value-type="float" office:value="183030" calcext:value-type="float">
            <text:p>183030</text:p>
          </table:table-cell>
          <table:table-cell office:value-type="float" office:value="39829" calcext:value-type="float">
            <text:p>39829</text:p>
          </table:table-cell>
          <table:table-cell office:value-type="float" office:value="8834" calcext:value-type="float">
            <text:p>8834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7809" calcext:value-type="float">
            <text:p>780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39" calcext:value-type="float">
            <text:p>32039</text:p>
          </table:table-cell>
          <table:table-cell office:value-type="float" office:value="175130" calcext:value-type="float">
            <text:p>175130</text:p>
          </table:table-cell>
          <table:table-cell office:value-type="float" office:value="39839" calcext:value-type="float">
            <text:p>39839</text:p>
          </table:table-cell>
          <table:table-cell office:value-type="float" office:value="8844" calcext:value-type="float">
            <text:p>8844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3104" calcext:value-type="float">
            <text:p>310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541" calcext:value-type="float">
            <text:p>31541</text:p>
          </table:table-cell>
          <table:table-cell office:value-type="float" office:value="172329" calcext:value-type="float">
            <text:p>172329</text:p>
          </table:table-cell>
          <table:table-cell office:value-type="float" office:value="39840" calcext:value-type="float">
            <text:p>39840</text:p>
          </table:table-cell>
          <table:table-cell office:value-type="float" office:value="8845" calcext:value-type="float">
            <text:p>8845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1524" calcext:value-type="float">
            <text:p>152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63" calcext:value-type="float">
            <text:p>36863</text:p>
          </table:table-cell>
          <table:table-cell office:value-type="float" office:value="208197" calcext:value-type="float">
            <text:p>208197</text:p>
          </table:table-cell>
          <table:table-cell office:value-type="float" office:value="43244" calcext:value-type="float">
            <text:p>43244</text:p>
          </table:table-cell>
          <table:table-cell office:value-type="float" office:value="12249" calcext:value-type="float">
            <text:p>12249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2017" calcext:value-type="float">
            <text:p>2201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06" calcext:value-type="float">
            <text:p>33706</text:p>
          </table:table-cell>
          <table:table-cell office:value-type="float" office:value="185396" calcext:value-type="float">
            <text:p>185396</text:p>
          </table:table-cell>
          <table:table-cell office:value-type="float" office:value="43249" calcext:value-type="float">
            <text:p>43249</text:p>
          </table:table-cell>
          <table:table-cell office:value-type="float" office:value="12254" calcext:value-type="float">
            <text:p>12254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6793" calcext:value-type="float">
            <text:p>679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47" calcext:value-type="float">
            <text:p>32547</text:p>
          </table:table-cell>
          <table:table-cell office:value-type="float" office:value="178037" calcext:value-type="float">
            <text:p>178037</text:p>
          </table:table-cell>
          <table:table-cell office:value-type="float" office:value="43254" calcext:value-type="float">
            <text:p>43254</text:p>
          </table:table-cell>
          <table:table-cell office:value-type="float" office:value="12259" calcext:value-type="float">
            <text:p>12259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2596" calcext:value-type="float">
            <text:p>259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098" calcext:value-type="float">
            <text:p>32098</text:p>
          </table:table-cell>
          <table:table-cell office:value-type="float" office:value="175544" calcext:value-type="float">
            <text:p>175544</text:p>
          </table:table-cell>
          <table:table-cell office:value-type="float" office:value="43256" calcext:value-type="float">
            <text:p>43256</text:p>
          </table:table-cell>
          <table:table-cell office:value-type="float" office:value="12261" calcext:value-type="float">
            <text:p>12261</text:p>
          </table:table-cell>
          <table:table-cell office:value-type="float" office:value="72625" calcext:value-type="float">
            <text:p>72625</text:p>
          </table:table-cell>
          <table:table-cell office:value-type="float" office:value="10315" calcext:value-type="float">
            <text:p>10315</text:p>
          </table:table-cell>
          <table:table-cell office:value-type="float" office:value="1271" calcext:value-type="float">
            <text:p>127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531" calcext:value-type="float">
            <text:p>36531</text:p>
          </table:table-cell>
          <table:table-cell office:value-type="float" office:value="205834" calcext:value-type="float">
            <text:p>205834</text:p>
          </table:table-cell>
          <table:table-cell office:value-type="float" office:value="39835" calcext:value-type="float">
            <text:p>39835</text:p>
          </table:table-cell>
          <table:table-cell office:value-type="float" office:value="8839" calcext:value-type="float">
            <text:p>8839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23865" calcext:value-type="float">
            <text:p>2386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145" calcext:value-type="float">
            <text:p>33145</text:p>
          </table:table-cell>
          <table:table-cell office:value-type="float" office:value="182709" calcext:value-type="float">
            <text:p>182709</text:p>
          </table:table-cell>
          <table:table-cell office:value-type="float" office:value="39839" calcext:value-type="float">
            <text:p>39839</text:p>
          </table:table-cell>
          <table:table-cell office:value-type="float" office:value="8844" calcext:value-type="float">
            <text:p>8844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7668" calcext:value-type="float">
            <text:p>766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07" calcext:value-type="float">
            <text:p>32007</text:p>
          </table:table-cell>
          <table:table-cell office:value-type="float" office:value="174964" calcext:value-type="float">
            <text:p>174964</text:p>
          </table:table-cell>
          <table:table-cell office:value-type="float" office:value="39850" calcext:value-type="float">
            <text:p>39850</text:p>
          </table:table-cell>
          <table:table-cell office:value-type="float" office:value="8855" calcext:value-type="float">
            <text:p>8855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3087" calcext:value-type="float">
            <text:p>30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516" calcext:value-type="float">
            <text:p>31516</text:p>
          </table:table-cell>
          <table:table-cell office:value-type="float" office:value="172156" calcext:value-type="float">
            <text:p>172156</text:p>
          </table:table-cell>
          <table:table-cell office:value-type="float" office:value="39851" calcext:value-type="float">
            <text:p>39851</text:p>
          </table:table-cell>
          <table:table-cell office:value-type="float" office:value="8855" calcext:value-type="float">
            <text:p>8855</text:p>
          </table:table-cell>
          <table:table-cell office:value-type="float" office:value="72497" calcext:value-type="float">
            <text:p>72497</text:p>
          </table:table-cell>
          <table:table-cell office:value-type="float" office:value="10315" calcext:value-type="float">
            <text:p>10315</text:p>
          </table:table-cell>
          <table:table-cell office:value-type="float" office:value="1506" calcext:value-type="float">
            <text:p>150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2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8.0807" calcext:value-type="float">
            <text:p>18.0807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8.3779" calcext:value-type="float">
            <text:p>18.3779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18.3929" calcext:value-type="float">
            <text:p>18.3929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8.3923" calcext:value-type="float">
            <text:p>18.3923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8.3771" calcext:value-type="float">
            <text:p>18.3771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18.3921" calcext:value-type="float">
            <text:p>18.3921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8.3915" calcext:value-type="float">
            <text:p>18.3915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8.1217" calcext:value-type="float">
            <text:p>18.1217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18.1367" calcext:value-type="float">
            <text:p>18.1367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8.1361" calcext:value-type="float">
            <text:p>18.1361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8.1082" calcext:value-type="float">
            <text:p>18.1082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18.1232" calcext:value-type="float">
            <text:p>18.1232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8.1226" calcext:value-type="float">
            <text:p>18.1226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7.6199" calcext:value-type="float">
            <text:p>17.6199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17.238" calcext:value-type="float">
            <text:p>17.238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7.2373" calcext:value-type="float">
            <text:p>17.2373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7.6055" calcext:value-type="float">
            <text:p>17.6055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17.2236" calcext:value-type="float">
            <text:p>17.2236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7.2229" calcext:value-type="float">
            <text:p>17.2229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6.568" calcext:value-type="float">
            <text:p>16.568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6.7613" calcext:value-type="float">
            <text:p>16.7613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6.7605" calcext:value-type="float">
            <text:p>16.7605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6.5654" calcext:value-type="float">
            <text:p>16.5654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6.7587" calcext:value-type="float">
            <text:p>16.7587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6.7579" calcext:value-type="float">
            <text:p>16.7579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6.5697" calcext:value-type="float">
            <text:p>16.5697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6.763" calcext:value-type="float">
            <text:p>16.763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6.7623" calcext:value-type="float">
            <text:p>16.7623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6.5671" calcext:value-type="float">
            <text:p>16.5671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6.7604" calcext:value-type="float">
            <text:p>16.7604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6.7597" calcext:value-type="float">
            <text:p>16.7597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9.6615" calcext:value-type="float">
            <text:p>9.6615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9.6506" calcext:value-type="float">
            <text:p>9.6506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9.7731" calcext:value-type="float">
            <text:p>9.7731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9.7259" calcext:value-type="float">
            <text:p>9.7259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9.7672" calcext:value-type="float">
            <text:p>9.7672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9.7302" calcext:value-type="float">
            <text:p>9.7302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9.7235" calcext:value-type="float">
            <text:p>9.7235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9.7533" calcext:value-type="float">
            <text:p>9.7533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9.7192" calcext:value-type="float">
            <text:p>9.7192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9.7605" calcext:value-type="float">
            <text:p>9.7605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9.7234" calcext:value-type="float">
            <text:p>9.7234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9.7168" calcext:value-type="float">
            <text:p>9.7168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9.7513" calcext:value-type="float">
            <text:p>9.7513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9.7127" calcext:value-type="float">
            <text:p>9.7127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9.7387" calcext:value-type="float">
            <text:p>9.7387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9.7136" calcext:value-type="float">
            <text:p>9.7136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9.7137" calcext:value-type="float">
            <text:p>9.7137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9.7512" calcext:value-type="float">
            <text:p>9.7512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9.7126" calcext:value-type="float">
            <text:p>9.7126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9.7386" calcext:value-type="float">
            <text:p>9.7386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9.7135" calcext:value-type="float">
            <text:p>9.7135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9.7135" calcext:value-type="float">
            <text:p>9.7135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9.3581" calcext:value-type="float">
            <text:p>9.3581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9.3426" calcext:value-type="float">
            <text:p>9.3426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9.3736" calcext:value-type="float">
            <text:p>9.3736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9.3582" calcext:value-type="float">
            <text:p>9.3582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9.3582" calcext:value-type="float">
            <text:p>9.3582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9.3532" calcext:value-type="float">
            <text:p>9.3532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9.3349" calcext:value-type="float">
            <text:p>9.3349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9.37" calcext:value-type="float">
            <text:p>9.37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9.3506" calcext:value-type="float">
            <text:p>9.3506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9.3506" calcext:value-type="float">
            <text:p>9.3506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9.2859" calcext:value-type="float">
            <text:p>9.2859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9.2534" calcext:value-type="float">
            <text:p>9.2534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9.1152" calcext:value-type="float">
            <text:p>9.1152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9.0748" calcext:value-type="float">
            <text:p>9.0748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9.0611" calcext:value-type="float">
            <text:p>9.0611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9.2929" calcext:value-type="float">
            <text:p>9.2929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9.2516" calcext:value-type="float">
            <text:p>9.2516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9.1091" calcext:value-type="float">
            <text:p>9.1091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9.0658" calcext:value-type="float">
            <text:p>9.0658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9.054" calcext:value-type="float">
            <text:p>9.054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9.3035" calcext:value-type="float">
            <text:p>9.3035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9.249" calcext:value-type="float">
            <text:p>9.249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9.123" calcext:value-type="float">
            <text:p>9.123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9.0691" calcext:value-type="float">
            <text:p>9.0691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9.055" calcext:value-type="float">
            <text:p>9.055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9.296" calcext:value-type="float">
            <text:p>9.296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9.2455" calcext:value-type="float">
            <text:p>9.2455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9.1222" calcext:value-type="float">
            <text:p>9.1222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9.0607" calcext:value-type="float">
            <text:p>9.0607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9.0479" calcext:value-type="float">
            <text:p>9.0479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5.6272" calcext:value-type="float">
            <text:p>5.6272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5.4832" calcext:value-type="float">
            <text:p>5.4832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5.4449" calcext:value-type="float">
            <text:p>5.4449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5.6749" calcext:value-type="float">
            <text:p>5.6749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5.551" calcext:value-type="float">
            <text:p>5.551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5083" calcext:value-type="float">
            <text:p>5.5083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5.7023" calcext:value-type="float">
            <text:p>5.7023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5.5545" calcext:value-type="float">
            <text:p>5.5545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5.5039" calcext:value-type="float">
            <text:p>5.5039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5.4879" calcext:value-type="float">
            <text:p>5.4879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5.6558" calcext:value-type="float">
            <text:p>5.6558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5.5458" calcext:value-type="float">
            <text:p>5.5458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5042" calcext:value-type="float">
            <text:p>5.5042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5.7062" calcext:value-type="float">
            <text:p>5.7062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5.558" calcext:value-type="float">
            <text:p>5.558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5.4993" calcext:value-type="float">
            <text:p>5.4993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5.4841" calcext:value-type="float">
            <text:p>5.4841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5.7098" calcext:value-type="float">
            <text:p>5.7098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5.5405" calcext:value-type="float">
            <text:p>5.5405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5.4878" calcext:value-type="float">
            <text:p>5.4878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5.7144" calcext:value-type="float">
            <text:p>5.7144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5.5544" calcext:value-type="float">
            <text:p>5.5544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5.4952" calcext:value-type="float">
            <text:p>5.4952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5.478" calcext:value-type="float">
            <text:p>5.478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5.705" calcext:value-type="float">
            <text:p>5.705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5.5401" calcext:value-type="float">
            <text:p>5.5401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5.4882" calcext:value-type="float">
            <text:p>5.4882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5.7143" calcext:value-type="float">
            <text:p>5.7143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5.5544" calcext:value-type="float">
            <text:p>5.5544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5.4951" calcext:value-type="float">
            <text:p>5.4951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5.4779" calcext:value-type="float">
            <text:p>5.4779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5.4772" calcext:value-type="float">
            <text:p>5.4772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5.3421" calcext:value-type="float">
            <text:p>5.3421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5.282" calcext:value-type="float">
            <text:p>5.282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5.4973" calcext:value-type="float">
            <text:p>5.4973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5.3347" calcext:value-type="float">
            <text:p>5.3347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5.2921" calcext:value-type="float">
            <text:p>5.2921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5.2774" calcext:value-type="float">
            <text:p>5.2774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5.4673" calcext:value-type="float">
            <text:p>5.4673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5.3295" calcext:value-type="float">
            <text:p>5.3295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5.2772" calcext:value-type="float">
            <text:p>5.2772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5.493" calcext:value-type="float">
            <text:p>5.493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5.3313" calcext:value-type="float">
            <text:p>5.3313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5.2898" calcext:value-type="float">
            <text:p>5.2898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5.2729" calcext:value-type="float">
            <text:p>5.2729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5.4406" calcext:value-type="float">
            <text:p>5.4406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2794" calcext:value-type="float">
            <text:p>5.2794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5.2285" calcext:value-type="float">
            <text:p>5.2285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5.3668" calcext:value-type="float">
            <text:p>5.3668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5.1779" calcext:value-type="float">
            <text:p>5.1779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5.1316" calcext:value-type="float">
            <text:p>5.1316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5.1154" calcext:value-type="float">
            <text:p>5.1154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5.4617" calcext:value-type="float">
            <text:p>5.4617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2812" calcext:value-type="float">
            <text:p>5.2812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5.2244" calcext:value-type="float">
            <text:p>5.2244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5.3594" calcext:value-type="float">
            <text:p>5.3594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5.1851" calcext:value-type="float">
            <text:p>5.1851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5.1264" calcext:value-type="float">
            <text:p>5.1264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5.1101" calcext:value-type="float">
            <text:p>5.1101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5.4594" calcext:value-type="float">
            <text:p>5.4594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2744" calcext:value-type="float">
            <text:p>5.2744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5.2272" calcext:value-type="float">
            <text:p>5.2272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5.3634" calcext:value-type="float">
            <text:p>5.3634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5.1873" calcext:value-type="float">
            <text:p>5.1873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5.132" calcext:value-type="float">
            <text:p>5.132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5.1128" calcext:value-type="float">
            <text:p>5.1128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5.4539" calcext:value-type="float">
            <text:p>5.4539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275" calcext:value-type="float">
            <text:p>5.275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5.2206" calcext:value-type="float">
            <text:p>5.2206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5.3678" calcext:value-type="float">
            <text:p>5.3678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5.1931" calcext:value-type="float">
            <text:p>5.1931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5.1262" calcext:value-type="float">
            <text:p>5.1262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5.1091" calcext:value-type="float">
            <text:p>5.1091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3.7916" calcext:value-type="float">
            <text:p>3.7916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3.4971" calcext:value-type="float">
            <text:p>3.4971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3.3888" calcext:value-type="float">
            <text:p>3.3888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3.3513" calcext:value-type="float">
            <text:p>3.3513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3.8198" calcext:value-type="float">
            <text:p>3.8198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3.5353" calcext:value-type="float">
            <text:p>3.5353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3.4195" calcext:value-type="float">
            <text:p>3.4195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3.3795" calcext:value-type="float">
            <text:p>3.3795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3.8349" calcext:value-type="float">
            <text:p>3.8349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3.5418" calcext:value-type="float">
            <text:p>3.5418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3.4229" calcext:value-type="float">
            <text:p>3.4229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3.3859" calcext:value-type="float">
            <text:p>3.3859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3.8182" calcext:value-type="float">
            <text:p>3.8182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3.5313" calcext:value-type="float">
            <text:p>3.5313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3.4209" calcext:value-type="float">
            <text:p>3.4209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3.3773" calcext:value-type="float">
            <text:p>3.3773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3.8354" calcext:value-type="float">
            <text:p>3.8354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3.5393" calcext:value-type="float">
            <text:p>3.5393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3.4246" calcext:value-type="float">
            <text:p>3.4246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3.3819" calcext:value-type="float">
            <text:p>3.3819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3.8144" calcext:value-type="float">
            <text:p>3.8144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3.5313" calcext:value-type="float">
            <text:p>3.5313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3.4165" calcext:value-type="float">
            <text:p>3.4165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3.3736" calcext:value-type="float">
            <text:p>3.3736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3.8289" calcext:value-type="float">
            <text:p>3.8289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3.5301" calcext:value-type="float">
            <text:p>3.5301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3.417" calcext:value-type="float">
            <text:p>3.417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3.3777" calcext:value-type="float">
            <text:p>3.3777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3.8237" calcext:value-type="float">
            <text:p>3.8237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3.5314" calcext:value-type="float">
            <text:p>3.5314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3.4164" calcext:value-type="float">
            <text:p>3.4164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3.3733" calcext:value-type="float">
            <text:p>3.3733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3.8293" calcext:value-type="float">
            <text:p>3.8293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3.5303" calcext:value-type="float">
            <text:p>3.5303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3.4172" calcext:value-type="float">
            <text:p>3.4172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3.3775" calcext:value-type="float">
            <text:p>3.3775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3.7071" calcext:value-type="float">
            <text:p>3.7071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3.4073" calcext:value-type="float">
            <text:p>3.4073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3.2864" calcext:value-type="float">
            <text:p>3.2864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3.2462" calcext:value-type="float">
            <text:p>3.2462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3.7232" calcext:value-type="float">
            <text:p>3.7232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3.4125" calcext:value-type="float">
            <text:p>3.4125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3.2981" calcext:value-type="float">
            <text:p>3.2981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3.2534" calcext:value-type="float">
            <text:p>3.2534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3.7057" calcext:value-type="float">
            <text:p>3.7057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3.4044" calcext:value-type="float">
            <text:p>3.4044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3.2861" calcext:value-type="float">
            <text:p>3.2861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3.243" calcext:value-type="float">
            <text:p>3.243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3.7217" calcext:value-type="float">
            <text:p>3.7217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3.4118" calcext:value-type="float">
            <text:p>3.4118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3.2985" calcext:value-type="float">
            <text:p>3.2985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3.2496" calcext:value-type="float">
            <text:p>3.2496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3.6838" calcext:value-type="float">
            <text:p>3.6838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3.3717" calcext:value-type="float">
            <text:p>3.3717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3.2563" calcext:value-type="float">
            <text:p>3.2563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3.2134" calcext:value-type="float">
            <text:p>3.2134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3.6553" calcext:value-type="float">
            <text:p>3.6553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3.3203" calcext:value-type="float">
            <text:p>3.3203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3.2043" calcext:value-type="float">
            <text:p>3.2043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3.1538" calcext:value-type="float">
            <text:p>3.1538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3.6784" calcext:value-type="float">
            <text:p>3.6784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3.2538" calcext:value-type="float">
            <text:p>3.2538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3.212" calcext:value-type="float">
            <text:p>3.212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3.6595" calcext:value-type="float">
            <text:p>3.6595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3.3204" calcext:value-type="float">
            <text:p>3.3204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3.2022" calcext:value-type="float">
            <text:p>3.2022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3.1525" calcext:value-type="float">
            <text:p>3.1525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3.6847" calcext:value-type="float">
            <text:p>3.6847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3.3705" calcext:value-type="float">
            <text:p>3.3705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3.2549" calcext:value-type="float">
            <text:p>3.2549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3.2127" calcext:value-type="float">
            <text:p>3.2127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3.6533" calcext:value-type="float">
            <text:p>3.6533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3.3214" calcext:value-type="float">
            <text:p>3.3214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3.2039" calcext:value-type="float">
            <text:p>3.2039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3.1541" calcext:value-type="float">
            <text:p>3.1541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3.6863" calcext:value-type="float">
            <text:p>3.6863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3.3706" calcext:value-type="float">
            <text:p>3.3706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3.2547" calcext:value-type="float">
            <text:p>3.2547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3.2098" calcext:value-type="float">
            <text:p>3.2098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3.6531" calcext:value-type="float">
            <text:p>3.6531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3.3145" calcext:value-type="float">
            <text:p>3.3145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3.2007" calcext:value-type="float">
            <text:p>3.2007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3.1516" calcext:value-type="float">
            <text:p>3.1516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Baseline Cycles(10k)</text:p>
          </table:table-cell>
          <table:table-cell office:value-type="string" calcext:value-type="string">
            <text:p>Unrolled Cycles (10k)</text:p>
          </table:table-cell>
          <table:table-cell office:value-type="string" calcext:value-type="string">
            <text:p><text:s/>Cycles</text:p>
          </table:table-cell>
          <table:table-cell table:number-columns-repeated="7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8.0807" calcext:value-type="float">
            <text:p>18.0807</text:p>
          </table:table-cell>
          <table:table-cell table:formula="of:=[.I491]/10000" office:value-type="float" office:value="14.4607" calcext:value-type="float">
            <text:p>14.4607</text:p>
          </table:table-cell>
          <table:table-cell office:value-type="float" office:value="144607" calcext:value-type="float">
            <text:p>144607</text:p>
          </table:table-cell>
          <table:table-cell table:number-columns-repeated="7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8.3779" calcext:value-type="float">
            <text:p>18.3779</text:p>
          </table:table-cell>
          <table:table-cell table:formula="of:=[.I492]/10000" office:value-type="float" office:value="14.8307" calcext:value-type="float">
            <text:p>14.8307</text:p>
          </table:table-cell>
          <table:table-cell office:value-type="float" office:value="148307" calcext:value-type="float">
            <text:p>148307</text:p>
          </table:table-cell>
          <table:table-cell table:number-columns-repeated="7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18.3929" calcext:value-type="float">
            <text:p>18.3929</text:p>
          </table:table-cell>
          <table:table-cell table:formula="of:=[.I493]/10000" office:value-type="float" office:value="14.9737" calcext:value-type="float">
            <text:p>14.9737</text:p>
          </table:table-cell>
          <table:table-cell office:value-type="float" office:value="149737" calcext:value-type="float">
            <text:p>149737</text:p>
          </table:table-cell>
          <table:table-cell table:number-columns-repeated="7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8.3923" calcext:value-type="float">
            <text:p>18.3923</text:p>
          </table:table-cell>
          <table:table-cell table:formula="of:=[.I494]/10000" office:value-type="float" office:value="14.8259" calcext:value-type="float">
            <text:p>14.8259</text:p>
          </table:table-cell>
          <table:table-cell office:value-type="float" office:value="148259" calcext:value-type="float">
            <text:p>148259</text:p>
          </table:table-cell>
          <table:table-cell table:number-columns-repeated="7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8.3771" calcext:value-type="float">
            <text:p>18.3771</text:p>
          </table:table-cell>
          <table:table-cell table:formula="of:=[.I495]/10000" office:value-type="float" office:value="14.8299" calcext:value-type="float">
            <text:p>14.8299</text:p>
          </table:table-cell>
          <table:table-cell office:value-type="float" office:value="148299" calcext:value-type="float">
            <text:p>148299</text:p>
          </table:table-cell>
          <table:table-cell table:number-columns-repeated="7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18.3921" calcext:value-type="float">
            <text:p>18.3921</text:p>
          </table:table-cell>
          <table:table-cell table:formula="of:=[.I496]/10000" office:value-type="float" office:value="14.9729" calcext:value-type="float">
            <text:p>14.9729</text:p>
          </table:table-cell>
          <table:table-cell office:value-type="float" office:value="149729" calcext:value-type="float">
            <text:p>149729</text:p>
          </table:table-cell>
          <table:table-cell table:number-columns-repeated="7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8.3915" calcext:value-type="float">
            <text:p>18.3915</text:p>
          </table:table-cell>
          <table:table-cell table:formula="of:=[.I497]/10000" office:value-type="float" office:value="14.8251" calcext:value-type="float">
            <text:p>14.8251</text:p>
          </table:table-cell>
          <table:table-cell office:value-type="float" office:value="148251" calcext:value-type="float">
            <text:p>148251</text:p>
          </table:table-cell>
          <table:table-cell table:number-columns-repeated="7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8.1217" calcext:value-type="float">
            <text:p>18.1217</text:p>
          </table:table-cell>
          <table:table-cell table:formula="of:=[.I498]/10000" office:value-type="float" office:value="14.3796" calcext:value-type="float">
            <text:p>14.3796</text:p>
          </table:table-cell>
          <table:table-cell office:value-type="float" office:value="143796" calcext:value-type="float">
            <text:p>143796</text:p>
          </table:table-cell>
          <table:table-cell table:number-columns-repeated="7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18.1367" calcext:value-type="float">
            <text:p>18.1367</text:p>
          </table:table-cell>
          <table:table-cell table:formula="of:=[.I499]/10000" office:value-type="float" office:value="14.7948" calcext:value-type="float">
            <text:p>14.7948</text:p>
          </table:table-cell>
          <table:table-cell office:value-type="float" office:value="147948" calcext:value-type="float">
            <text:p>147948</text:p>
          </table:table-cell>
          <table:table-cell table:number-columns-repeated="7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8.1361" calcext:value-type="float">
            <text:p>18.1361</text:p>
          </table:table-cell>
          <table:table-cell table:formula="of:=[.I500]/10000" office:value-type="float" office:value="14.647" calcext:value-type="float">
            <text:p>14.647</text:p>
          </table:table-cell>
          <table:table-cell office:value-type="float" office:value="146470" calcext:value-type="float">
            <text:p>146470</text:p>
          </table:table-cell>
          <table:table-cell table:number-columns-repeated="7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8.1082" calcext:value-type="float">
            <text:p>18.1082</text:p>
          </table:table-cell>
          <table:table-cell table:formula="of:=[.I501]/10000" office:value-type="float" office:value="14.3661" calcext:value-type="float">
            <text:p>14.3661</text:p>
          </table:table-cell>
          <table:table-cell office:value-type="float" office:value="143661" calcext:value-type="float">
            <text:p>143661</text:p>
          </table:table-cell>
          <table:table-cell table:number-columns-repeated="7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18.1232" calcext:value-type="float">
            <text:p>18.1232</text:p>
          </table:table-cell>
          <table:table-cell table:formula="of:=[.I502]/10000" office:value-type="float" office:value="14.7813" calcext:value-type="float">
            <text:p>14.7813</text:p>
          </table:table-cell>
          <table:table-cell office:value-type="float" office:value="147813" calcext:value-type="float">
            <text:p>147813</text:p>
          </table:table-cell>
          <table:table-cell table:number-columns-repeated="7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8.1226" calcext:value-type="float">
            <text:p>18.1226</text:p>
          </table:table-cell>
          <table:table-cell table:formula="of:=[.I503]/10000" office:value-type="float" office:value="14.6335" calcext:value-type="float">
            <text:p>14.6335</text:p>
          </table:table-cell>
          <table:table-cell office:value-type="float" office:value="146335" calcext:value-type="float">
            <text:p>146335</text:p>
          </table:table-cell>
          <table:table-cell table:number-columns-repeated="7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7.6199" calcext:value-type="float">
            <text:p>17.6199</text:p>
          </table:table-cell>
          <table:table-cell table:formula="of:=[.I504]/10000" office:value-type="float" office:value="13.6767" calcext:value-type="float">
            <text:p>13.6767</text:p>
          </table:table-cell>
          <table:table-cell office:value-type="float" office:value="136767" calcext:value-type="float">
            <text:p>136767</text:p>
          </table:table-cell>
          <table:table-cell table:number-columns-repeated="7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17.238" calcext:value-type="float">
            <text:p>17.238</text:p>
          </table:table-cell>
          <table:table-cell table:formula="of:=[.I505]/10000" office:value-type="float" office:value="13.8244" calcext:value-type="float">
            <text:p>13.8244</text:p>
          </table:table-cell>
          <table:table-cell office:value-type="float" office:value="138244" calcext:value-type="float">
            <text:p>138244</text:p>
          </table:table-cell>
          <table:table-cell table:number-columns-repeated="7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7.2373" calcext:value-type="float">
            <text:p>17.2373</text:p>
          </table:table-cell>
          <table:table-cell table:formula="of:=[.I506]/10000" office:value-type="float" office:value="13.6765" calcext:value-type="float">
            <text:p>13.6765</text:p>
          </table:table-cell>
          <table:table-cell office:value-type="float" office:value="136765" calcext:value-type="float">
            <text:p>136765</text:p>
          </table:table-cell>
          <table:table-cell table:number-columns-repeated="7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7.6055" calcext:value-type="float">
            <text:p>17.6055</text:p>
          </table:table-cell>
          <table:table-cell table:formula="of:=[.I507]/10000" office:value-type="float" office:value="13.6767" calcext:value-type="float">
            <text:p>13.6767</text:p>
          </table:table-cell>
          <table:table-cell office:value-type="float" office:value="136767" calcext:value-type="float">
            <text:p>136767</text:p>
          </table:table-cell>
          <table:table-cell table:number-columns-repeated="7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17.2236" calcext:value-type="float">
            <text:p>17.2236</text:p>
          </table:table-cell>
          <table:table-cell table:formula="of:=[.I508]/10000" office:value-type="float" office:value="13.8244" calcext:value-type="float">
            <text:p>13.8244</text:p>
          </table:table-cell>
          <table:table-cell office:value-type="float" office:value="138244" calcext:value-type="float">
            <text:p>138244</text:p>
          </table:table-cell>
          <table:table-cell table:number-columns-repeated="7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7.2229" calcext:value-type="float">
            <text:p>17.2229</text:p>
          </table:table-cell>
          <table:table-cell table:formula="of:=[.I509]/10000" office:value-type="float" office:value="13.6765" calcext:value-type="float">
            <text:p>13.6765</text:p>
          </table:table-cell>
          <table:table-cell office:value-type="float" office:value="136765" calcext:value-type="float">
            <text:p>136765</text:p>
          </table:table-cell>
          <table:table-cell table:number-columns-repeated="7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6.568" calcext:value-type="float">
            <text:p>16.568</text:p>
          </table:table-cell>
          <table:table-cell table:formula="of:=[.I510]/10000" office:value-type="float" office:value="13.554" calcext:value-type="float">
            <text:p>13.554</text:p>
          </table:table-cell>
          <table:table-cell office:value-type="float" office:value="135540" calcext:value-type="float">
            <text:p>135540</text:p>
          </table:table-cell>
          <table:table-cell table:number-columns-repeated="7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6.7613" calcext:value-type="float">
            <text:p>16.7613</text:p>
          </table:table-cell>
          <table:table-cell table:formula="of:=[.I511]/10000" office:value-type="float" office:value="13.9047" calcext:value-type="float">
            <text:p>13.9047</text:p>
          </table:table-cell>
          <table:table-cell office:value-type="float" office:value="139047" calcext:value-type="float">
            <text:p>139047</text:p>
          </table:table-cell>
          <table:table-cell table:number-columns-repeated="7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6.7605" calcext:value-type="float">
            <text:p>16.7605</text:p>
          </table:table-cell>
          <table:table-cell table:formula="of:=[.I512]/10000" office:value-type="float" office:value="13.7568" calcext:value-type="float">
            <text:p>13.7568</text:p>
          </table:table-cell>
          <table:table-cell office:value-type="float" office:value="137568" calcext:value-type="float">
            <text:p>137568</text:p>
          </table:table-cell>
          <table:table-cell table:number-columns-repeated="7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6.5654" calcext:value-type="float">
            <text:p>16.5654</text:p>
          </table:table-cell>
          <table:table-cell table:formula="of:=[.I513]/10000" office:value-type="float" office:value="13.5404" calcext:value-type="float">
            <text:p>13.5404</text:p>
          </table:table-cell>
          <table:table-cell office:value-type="float" office:value="135404" calcext:value-type="float">
            <text:p>135404</text:p>
          </table:table-cell>
          <table:table-cell table:number-columns-repeated="7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6.7587" calcext:value-type="float">
            <text:p>16.7587</text:p>
          </table:table-cell>
          <table:table-cell table:formula="of:=[.I514]/10000" office:value-type="float" office:value="13.8911" calcext:value-type="float">
            <text:p>13.8911</text:p>
          </table:table-cell>
          <table:table-cell office:value-type="float" office:value="138911" calcext:value-type="float">
            <text:p>138911</text:p>
          </table:table-cell>
          <table:table-cell table:number-columns-repeated="7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6.7579" calcext:value-type="float">
            <text:p>16.7579</text:p>
          </table:table-cell>
          <table:table-cell table:formula="of:=[.I515]/10000" office:value-type="float" office:value="13.7431" calcext:value-type="float">
            <text:p>13.7431</text:p>
          </table:table-cell>
          <table:table-cell office:value-type="float" office:value="137431" calcext:value-type="float">
            <text:p>137431</text:p>
          </table:table-cell>
          <table:table-cell table:number-columns-repeated="7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6.5697" calcext:value-type="float">
            <text:p>16.5697</text:p>
          </table:table-cell>
          <table:table-cell table:formula="of:=[.I516]/10000" office:value-type="float" office:value="13.5468" calcext:value-type="float">
            <text:p>13.5468</text:p>
          </table:table-cell>
          <table:table-cell office:value-type="float" office:value="135468" calcext:value-type="float">
            <text:p>135468</text:p>
          </table:table-cell>
          <table:table-cell table:number-columns-repeated="7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6.763" calcext:value-type="float">
            <text:p>16.763</text:p>
          </table:table-cell>
          <table:table-cell table:formula="of:=[.I517]/10000" office:value-type="float" office:value="13.8975" calcext:value-type="float">
            <text:p>13.8975</text:p>
          </table:table-cell>
          <table:table-cell office:value-type="float" office:value="138975" calcext:value-type="float">
            <text:p>138975</text:p>
          </table:table-cell>
          <table:table-cell table:number-columns-repeated="7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6.7623" calcext:value-type="float">
            <text:p>16.7623</text:p>
          </table:table-cell>
          <table:table-cell table:formula="of:=[.I518]/10000" office:value-type="float" office:value="13.7495" calcext:value-type="float">
            <text:p>13.7495</text:p>
          </table:table-cell>
          <table:table-cell office:value-type="float" office:value="137495" calcext:value-type="float">
            <text:p>137495</text:p>
          </table:table-cell>
          <table:table-cell table:number-columns-repeated="7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6.5671" calcext:value-type="float">
            <text:p>16.5671</text:p>
          </table:table-cell>
          <table:table-cell table:formula="of:=[.I519]/10000" office:value-type="float" office:value="13.5331" calcext:value-type="float">
            <text:p>13.5331</text:p>
          </table:table-cell>
          <table:table-cell office:value-type="float" office:value="135331" calcext:value-type="float">
            <text:p>135331</text:p>
          </table:table-cell>
          <table:table-cell table:number-columns-repeated="7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6.7604" calcext:value-type="float">
            <text:p>16.7604</text:p>
          </table:table-cell>
          <table:table-cell table:formula="of:=[.I520]/10000" office:value-type="float" office:value="13.8838" calcext:value-type="float">
            <text:p>13.8838</text:p>
          </table:table-cell>
          <table:table-cell office:value-type="float" office:value="138838" calcext:value-type="float">
            <text:p>138838</text:p>
          </table:table-cell>
          <table:table-cell table:number-columns-repeated="7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6.7597" calcext:value-type="float">
            <text:p>16.7597</text:p>
          </table:table-cell>
          <table:table-cell table:formula="of:=[.I521]/10000" office:value-type="float" office:value="13.7359" calcext:value-type="float">
            <text:p>13.7359</text:p>
          </table:table-cell>
          <table:table-cell office:value-type="float" office:value="137359" calcext:value-type="float">
            <text:p>137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9.6615" calcext:value-type="float">
            <text:p>9.6615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9.6506" calcext:value-type="float">
            <text:p>9.6506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9.7731" calcext:value-type="float">
            <text:p>9.7731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9.7259" calcext:value-type="float">
            <text:p>9.7259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9.7672" calcext:value-type="float">
            <text:p>9.7672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9.7302" calcext:value-type="float">
            <text:p>9.7302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9.7235" calcext:value-type="float">
            <text:p>9.7235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9.7533" calcext:value-type="float">
            <text:p>9.7533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9.7192" calcext:value-type="float">
            <text:p>9.7192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9.7605" calcext:value-type="float">
            <text:p>9.7605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9.7234" calcext:value-type="float">
            <text:p>9.7234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9.7168" calcext:value-type="float">
            <text:p>9.7168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9.7513" calcext:value-type="float">
            <text:p>9.7513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9.7127" calcext:value-type="float">
            <text:p>9.7127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9.7387" calcext:value-type="float">
            <text:p>9.7387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9.7136" calcext:value-type="float">
            <text:p>9.7136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9.7137" calcext:value-type="float">
            <text:p>9.7137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9.7512" calcext:value-type="float">
            <text:p>9.7512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9.7126" calcext:value-type="float">
            <text:p>9.7126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9.7386" calcext:value-type="float">
            <text:p>9.7386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9.7135" calcext:value-type="float">
            <text:p>9.7135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9.7135" calcext:value-type="float">
            <text:p>9.7135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9.3581" calcext:value-type="float">
            <text:p>9.3581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9.3426" calcext:value-type="float">
            <text:p>9.3426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9.3736" calcext:value-type="float">
            <text:p>9.3736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9.3582" calcext:value-type="float">
            <text:p>9.3582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9.3582" calcext:value-type="float">
            <text:p>9.3582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9.3532" calcext:value-type="float">
            <text:p>9.3532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9.3349" calcext:value-type="float">
            <text:p>9.3349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9.37" calcext:value-type="float">
            <text:p>9.37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9.3506" calcext:value-type="float">
            <text:p>9.3506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9.3506" calcext:value-type="float">
            <text:p>9.3506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9.2859" calcext:value-type="float">
            <text:p>9.2859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9.2534" calcext:value-type="float">
            <text:p>9.2534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9.1152" calcext:value-type="float">
            <text:p>9.1152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9.0748" calcext:value-type="float">
            <text:p>9.0748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9.0611" calcext:value-type="float">
            <text:p>9.0611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9.2929" calcext:value-type="float">
            <text:p>9.2929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9.2516" calcext:value-type="float">
            <text:p>9.2516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9.1091" calcext:value-type="float">
            <text:p>9.1091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9.0658" calcext:value-type="float">
            <text:p>9.0658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9.054" calcext:value-type="float">
            <text:p>9.054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9.3035" calcext:value-type="float">
            <text:p>9.3035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9.249" calcext:value-type="float">
            <text:p>9.249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9.123" calcext:value-type="float">
            <text:p>9.123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9.0691" calcext:value-type="float">
            <text:p>9.0691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9.055" calcext:value-type="float">
            <text:p>9.055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9.296" calcext:value-type="float">
            <text:p>9.296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9.2455" calcext:value-type="float">
            <text:p>9.2455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9.1222" calcext:value-type="float">
            <text:p>9.1222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9.0607" calcext:value-type="float">
            <text:p>9.0607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9.0479" calcext:value-type="float">
            <text:p>9.0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56.272" calcext:value-type="float">
            <text:p>56.272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54.832" calcext:value-type="float">
            <text:p>54.832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54.449" calcext:value-type="float">
            <text:p>54.449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56.749" calcext:value-type="float">
            <text:p>56.749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55.51" calcext:value-type="float">
            <text:p>55.51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55.083" calcext:value-type="float">
            <text:p>55.083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57.023" calcext:value-type="float">
            <text:p>57.023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55.545" calcext:value-type="float">
            <text:p>55.545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55.039" calcext:value-type="float">
            <text:p>55.03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54.879" calcext:value-type="float">
            <text:p>54.879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56.558" calcext:value-type="float">
            <text:p>56.558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55.458" calcext:value-type="float">
            <text:p>55.458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55.042" calcext:value-type="float">
            <text:p>55.042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57.062" calcext:value-type="float">
            <text:p>57.062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55.58" calcext:value-type="float">
            <text:p>55.58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54.993" calcext:value-type="float">
            <text:p>54.993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54.841" calcext:value-type="float">
            <text:p>54.841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57.098" calcext:value-type="float">
            <text:p>57.098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55.405" calcext:value-type="float">
            <text:p>55.405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54.878" calcext:value-type="float">
            <text:p>54.878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57.144" calcext:value-type="float">
            <text:p>57.144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55.544" calcext:value-type="float">
            <text:p>55.544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54.952" calcext:value-type="float">
            <text:p>54.952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54.78" calcext:value-type="float">
            <text:p>54.78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57.05" calcext:value-type="float">
            <text:p>57.05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55.401" calcext:value-type="float">
            <text:p>55.401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54.882" calcext:value-type="float">
            <text:p>54.882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57.143" calcext:value-type="float">
            <text:p>57.143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55.544" calcext:value-type="float">
            <text:p>55.544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54.951" calcext:value-type="float">
            <text:p>54.951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54.779" calcext:value-type="float">
            <text:p>54.779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54.772" calcext:value-type="float">
            <text:p>54.772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53.421" calcext:value-type="float">
            <text:p>53.421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52.82" calcext:value-type="float">
            <text:p>52.82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54.973" calcext:value-type="float">
            <text:p>54.973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53.347" calcext:value-type="float">
            <text:p>53.347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52.921" calcext:value-type="float">
            <text:p>52.921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52.774" calcext:value-type="float">
            <text:p>52.774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54.673" calcext:value-type="float">
            <text:p>54.673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53.295" calcext:value-type="float">
            <text:p>53.295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52.772" calcext:value-type="float">
            <text:p>52.772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54.93" calcext:value-type="float">
            <text:p>54.93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53.313" calcext:value-type="float">
            <text:p>53.313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52.898" calcext:value-type="float">
            <text:p>52.898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52.729" calcext:value-type="float">
            <text:p>52.729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54.406" calcext:value-type="float">
            <text:p>54.406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52.794" calcext:value-type="float">
            <text:p>52.794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52.285" calcext:value-type="float">
            <text:p>52.285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53.668" calcext:value-type="float">
            <text:p>53.668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51.779" calcext:value-type="float">
            <text:p>51.779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51.316" calcext:value-type="float">
            <text:p>51.316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51.154" calcext:value-type="float">
            <text:p>51.154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54.617" calcext:value-type="float">
            <text:p>54.617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52.812" calcext:value-type="float">
            <text:p>52.812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52.244" calcext:value-type="float">
            <text:p>52.244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53.594" calcext:value-type="float">
            <text:p>53.594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51.851" calcext:value-type="float">
            <text:p>51.851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51.264" calcext:value-type="float">
            <text:p>51.264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51.101" calcext:value-type="float">
            <text:p>51.101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54.594" calcext:value-type="float">
            <text:p>54.594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52.744" calcext:value-type="float">
            <text:p>52.744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52.272" calcext:value-type="float">
            <text:p>52.272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53.634" calcext:value-type="float">
            <text:p>53.634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51.873" calcext:value-type="float">
            <text:p>51.873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51.32" calcext:value-type="float">
            <text:p>51.32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51.128" calcext:value-type="float">
            <text:p>51.128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54.539" calcext:value-type="float">
            <text:p>54.539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52.75" calcext:value-type="float">
            <text:p>52.75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52.206" calcext:value-type="float">
            <text:p>52.206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53.678" calcext:value-type="float">
            <text:p>53.678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51.931" calcext:value-type="float">
            <text:p>51.931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51.262" calcext:value-type="float">
            <text:p>51.262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51.091" calcext:value-type="float">
            <text:p>51.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37.916" calcext:value-type="float">
            <text:p>37.916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34.971" calcext:value-type="float">
            <text:p>34.971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33.888" calcext:value-type="float">
            <text:p>33.888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33.513" calcext:value-type="float">
            <text:p>33.513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38.198" calcext:value-type="float">
            <text:p>38.198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35.353" calcext:value-type="float">
            <text:p>35.353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34.195" calcext:value-type="float">
            <text:p>34.195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33.795" calcext:value-type="float">
            <text:p>33.795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38.349" calcext:value-type="float">
            <text:p>38.349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35.418" calcext:value-type="float">
            <text:p>35.418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34.229" calcext:value-type="float">
            <text:p>34.229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33.859" calcext:value-type="float">
            <text:p>33.859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38.182" calcext:value-type="float">
            <text:p>38.182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35.313" calcext:value-type="float">
            <text:p>35.313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34.209" calcext:value-type="float">
            <text:p>34.209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33.773" calcext:value-type="float">
            <text:p>33.773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38.354" calcext:value-type="float">
            <text:p>38.354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35.393" calcext:value-type="float">
            <text:p>35.393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34.246" calcext:value-type="float">
            <text:p>34.246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33.819" calcext:value-type="float">
            <text:p>33.819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38.144" calcext:value-type="float">
            <text:p>38.144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35.313" calcext:value-type="float">
            <text:p>35.313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34.165" calcext:value-type="float">
            <text:p>34.16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33.736" calcext:value-type="float">
            <text:p>33.736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38.289" calcext:value-type="float">
            <text:p>38.289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35.301" calcext:value-type="float">
            <text:p>35.301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34.17" calcext:value-type="float">
            <text:p>34.17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33.777" calcext:value-type="float">
            <text:p>33.777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38.237" calcext:value-type="float">
            <text:p>38.237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35.314" calcext:value-type="float">
            <text:p>35.314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34.164" calcext:value-type="float">
            <text:p>34.164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33.733" calcext:value-type="float">
            <text:p>33.733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38.293" calcext:value-type="float">
            <text:p>38.293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35.303" calcext:value-type="float">
            <text:p>35.303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34.172" calcext:value-type="float">
            <text:p>34.172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33.775" calcext:value-type="float">
            <text:p>33.775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37.071" calcext:value-type="float">
            <text:p>37.071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34.073" calcext:value-type="float">
            <text:p>34.073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32.864" calcext:value-type="float">
            <text:p>32.864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32.462" calcext:value-type="float">
            <text:p>32.462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37.232" calcext:value-type="float">
            <text:p>37.232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34.125" calcext:value-type="float">
            <text:p>34.125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32.981" calcext:value-type="float">
            <text:p>32.981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32.534" calcext:value-type="float">
            <text:p>32.534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37.057" calcext:value-type="float">
            <text:p>37.057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34.044" calcext:value-type="float">
            <text:p>34.044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32.861" calcext:value-type="float">
            <text:p>32.861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32.43" calcext:value-type="float">
            <text:p>32.43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37.217" calcext:value-type="float">
            <text:p>37.217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34.118" calcext:value-type="float">
            <text:p>34.118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32.985" calcext:value-type="float">
            <text:p>32.985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32.496" calcext:value-type="float">
            <text:p>32.496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36.838" calcext:value-type="float">
            <text:p>36.838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33.717" calcext:value-type="float">
            <text:p>33.717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32.563" calcext:value-type="float">
            <text:p>32.563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32.134" calcext:value-type="float">
            <text:p>32.134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36.553" calcext:value-type="float">
            <text:p>36.553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33.203" calcext:value-type="float">
            <text:p>33.203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32.043" calcext:value-type="float">
            <text:p>32.043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31.538" calcext:value-type="float">
            <text:p>31.538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36.784" calcext:value-type="float">
            <text:p>36.784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32.538" calcext:value-type="float">
            <text:p>32.538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32.12" calcext:value-type="float">
            <text:p>32.12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36.595" calcext:value-type="float">
            <text:p>36.595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33.204" calcext:value-type="float">
            <text:p>33.204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32.022" calcext:value-type="float">
            <text:p>32.022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31.525" calcext:value-type="float">
            <text:p>31.525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36.847" calcext:value-type="float">
            <text:p>36.847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33.705" calcext:value-type="float">
            <text:p>33.705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32.549" calcext:value-type="float">
            <text:p>32.549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32.127" calcext:value-type="float">
            <text:p>32.127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36.533" calcext:value-type="float">
            <text:p>36.533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33.214" calcext:value-type="float">
            <text:p>33.214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32.039" calcext:value-type="float">
            <text:p>32.039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31.541" calcext:value-type="float">
            <text:p>31.541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36.863" calcext:value-type="float">
            <text:p>36.863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33.706" calcext:value-type="float">
            <text:p>33.706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32.547" calcext:value-type="float">
            <text:p>32.547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32.098" calcext:value-type="float">
            <text:p>32.098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36.531" calcext:value-type="float">
            <text:p>36.531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33.145" calcext:value-type="float">
            <text:p>33.145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32.007" calcext:value-type="float">
            <text:p>32.00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31.516" calcext:value-type="float">
            <text:p>31.51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33:19.743962678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6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32cm" svg:height="10.759cm" xlink:href=".." xlink:type="simple" chart:class="chart:bar" chart:style-name="ch1">
        <chart:legend chart:legend-position="end" svg:x="16.156cm" svg:y="3.835cm" style:legend-expansion="high" chart:style-name="ch2"/>
        <chart:plot-area chart:style-name="ch3" table:cell-range-address="Sheet1.A244:Sheet1.G484" chart:data-source-has-labels="both" svg:x="0.838cm" svg:y="0.995cm" svg:width="14.542cm" svg:height="8.568cm">
          <chartooo:coordinate-region svg:x="1.459cm" svg:y="1.194cm" svg:width="13.921cm" svg:height="7.324cm"/>
          <chart:axis chart:dimension="x" chart:name="primary-x" chart:style-name="ch4" chartooo:axis-type="auto">
            <chartooo:date-scale/>
            <chart:title svg:x="6.98cm" svg:y="9.778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18.0807">
                <text:p>18.0807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779">
                <text:p>18.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929">
                <text:p>18.3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923">
                <text:p>18.3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771">
                <text:p>18.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921">
                <text:p>18.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915">
                <text:p>18.3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1217">
                <text:p>18.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1367">
                <text:p>18.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1361">
                <text:p>18.1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1082">
                <text:p>18.1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1232">
                <text:p>18.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1226">
                <text:p>18.1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199">
                <text:p>17.6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38">
                <text:p>17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373">
                <text:p>17.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055">
                <text:p>17.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236">
                <text:p>17.2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229">
                <text:p>17.2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8">
                <text:p>16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13">
                <text:p>16.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605">
                <text:p>16.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54">
                <text:p>16.5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587">
                <text:p>16.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579">
                <text:p>16.7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97">
                <text:p>16.5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3">
                <text:p>16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623">
                <text:p>16.7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71">
                <text:p>16.5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04">
                <text:p>16.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597">
                <text:p>16.75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6615">
                <text:p>9.6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506">
                <text:p>9.6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31">
                <text:p>9.7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259">
                <text:p>9.7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672">
                <text:p>9.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302">
                <text:p>9.7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235">
                <text:p>9.7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33">
                <text:p>9.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92">
                <text:p>9.7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605">
                <text:p>9.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234">
                <text:p>9.7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68">
                <text:p>9.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13">
                <text:p>9.7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27">
                <text:p>9.7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387">
                <text:p>9.7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136">
                <text:p>9.7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37">
                <text:p>9.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12">
                <text:p>9.7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26">
                <text:p>9.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386">
                <text:p>9.7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135">
                <text:p>9.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35">
                <text:p>9.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581">
                <text:p>9.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3426">
                <text:p>9.3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36">
                <text:p>9.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582">
                <text:p>9.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582">
                <text:p>9.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532">
                <text:p>9.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3349">
                <text:p>9.3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506">
                <text:p>9.3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506">
                <text:p>9.3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859">
                <text:p>9.2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534">
                <text:p>9.2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152">
                <text:p>9.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8">
                <text:p>9.0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611">
                <text:p>9.0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29">
                <text:p>9.2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516">
                <text:p>9.2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091">
                <text:p>9.1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58">
                <text:p>9.0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54">
                <text:p>9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035">
                <text:p>9.3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91">
                <text:p>9.0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55">
                <text:p>9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6">
                <text:p>9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455">
                <text:p>9.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222">
                <text:p>9.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07">
                <text:p>9.0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479">
                <text:p>9.04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72">
                <text:p>5.6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4832">
                <text:p>5.4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449">
                <text:p>5.4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749">
                <text:p>5.6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51">
                <text:p>5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083">
                <text:p>5.5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7023">
                <text:p>5.7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545">
                <text:p>5.5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039">
                <text:p>5.5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4879">
                <text:p>5.4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558">
                <text:p>5.6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458">
                <text:p>5.5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042">
                <text:p>5.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7062">
                <text:p>5.7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58">
                <text:p>5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4993">
                <text:p>5.4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4841">
                <text:p>5.4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098">
                <text:p>5.7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405">
                <text:p>5.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878">
                <text:p>5.4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7144">
                <text:p>5.7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544">
                <text:p>5.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4952">
                <text:p>5.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478">
                <text:p>5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05">
                <text:p>5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401">
                <text:p>5.5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882">
                <text:p>5.4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7143">
                <text:p>5.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544">
                <text:p>5.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4951">
                <text:p>5.4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4779">
                <text:p>5.4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772">
                <text:p>5.4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3421">
                <text:p>5.3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4973">
                <text:p>5.4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3347">
                <text:p>5.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2921">
                <text:p>5.2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2774">
                <text:p>5.2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673">
                <text:p>5.4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3295">
                <text:p>5.3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772">
                <text:p>5.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493">
                <text:p>5.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3313">
                <text:p>5.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2898">
                <text:p>5.2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2729">
                <text:p>5.2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406">
                <text:p>5.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2794">
                <text:p>5.2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285">
                <text:p>5.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68">
                <text:p>5.3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779">
                <text:p>5.1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316">
                <text:p>5.1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1154">
                <text:p>5.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617">
                <text:p>5.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2812">
                <text:p>5.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244">
                <text:p>5.2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594">
                <text:p>5.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851">
                <text:p>5.1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264">
                <text:p>5.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1101">
                <text:p>5.1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594">
                <text:p>5.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2744">
                <text:p>5.2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272">
                <text:p>5.2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34">
                <text:p>5.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873">
                <text:p>5.1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1128">
                <text:p>5.1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4539">
                <text:p>5.4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206">
                <text:p>5.2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78">
                <text:p>5.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931">
                <text:p>5.1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262">
                <text:p>5.1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1091">
                <text:p>5.10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916">
                <text:p>3.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971">
                <text:p>3.4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88">
                <text:p>3.3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513">
                <text:p>3.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98">
                <text:p>3.8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353">
                <text:p>3.5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4195">
                <text:p>3.4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795">
                <text:p>3.3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349">
                <text:p>3.8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418">
                <text:p>3.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229">
                <text:p>3.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859">
                <text:p>3.3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82">
                <text:p>3.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313">
                <text:p>3.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4209">
                <text:p>3.4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773">
                <text:p>3.3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354">
                <text:p>3.8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93">
                <text:p>3.5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246">
                <text:p>3.4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819">
                <text:p>3.3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44">
                <text:p>3.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313">
                <text:p>3.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4165">
                <text:p>3.4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289">
                <text:p>3.8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01">
                <text:p>3.5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777">
                <text:p>3.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237">
                <text:p>3.8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314">
                <text:p>3.5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733">
                <text:p>3.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293">
                <text:p>3.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03">
                <text:p>3.5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72">
                <text:p>3.4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775">
                <text:p>3.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071">
                <text:p>3.7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073">
                <text:p>3.4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864">
                <text:p>3.2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462">
                <text:p>3.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232">
                <text:p>3.7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125">
                <text:p>3.4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981">
                <text:p>3.2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2534">
                <text:p>3.2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057">
                <text:p>3.7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044">
                <text:p>3.4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861">
                <text:p>3.2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217">
                <text:p>3.7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118">
                <text:p>3.4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985">
                <text:p>3.2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2496">
                <text:p>3.2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838">
                <text:p>3.6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717">
                <text:p>3.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563">
                <text:p>3.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134">
                <text:p>3.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553">
                <text:p>3.6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203">
                <text:p>3.3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043">
                <text:p>3.2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784">
                <text:p>3.6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538">
                <text:p>3.2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595">
                <text:p>3.6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204">
                <text:p>3.3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022">
                <text:p>3.2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1525">
                <text:p>3.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847">
                <text:p>3.6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705">
                <text:p>3.3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549">
                <text:p>3.2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127">
                <text:p>3.2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533">
                <text:p>3.6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214">
                <text:p>3.3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1541">
                <text:p>3.1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863">
                <text:p>3.6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706">
                <text:p>3.3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547">
                <text:p>3.2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098">
                <text:p>3.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531">
                <text:p>3.6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145">
                <text:p>3.3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007">
                <text:p>3.2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1516">
                <text:p>3.1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e2750" draw:fill-color="#5e275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19cm" svg:height="9.006cm" xlink:href=".." xlink:type="simple" chart:class="chart:bar" chart:style-name="ch1">
        <chart:legend chart:legend-position="end" svg:x="14.494cm" svg:y="2.71cm" style:legend-expansion="high" chart:style-name="ch2"/>
        <chart:plot-area chart:style-name="ch3" table:cell-range-address="Sheet1.B490:Sheet1.H521" chart:data-source-has-labels="row" svg:x="0.832cm" svg:y="0.855cm" svg:width="12.898cm" svg:height="7.551cm">
          <chartooo:coordinate-region svg:x="1.453cm" svg:y="1.055cm" svg:width="12.27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series chart:style-name="ch13" chart:values-cell-range-address="Sheet1.H491:Sheet1.H521" chart:label-cell-address="Sheet1.H490:Sheet1.H490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Baseline Cycles(10k)</text:p>
                <draw:g>
                  <svg:desc>Sheet1.G490:Sheet1.G490</svg:desc>
                </draw:g>
              </table:table-cell>
              <table:table-cell office:value-type="string">
                <text:p>Unrolled Cycles (10k)</text:p>
                <draw:g>
                  <svg:desc>Sheet1.H490:Sheet1.H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18.0807">
                <text:p>18.0807</text:p>
                <draw:g>
                  <svg:desc>Sheet1.G491:Sheet1.G521</svg:desc>
                </draw:g>
              </table:table-cell>
              <table:table-cell office:value-type="float" office:value="14.4607">
                <text:p>14.4607</text:p>
                <draw:g>
                  <svg:desc>Sheet1.H491:Sheet1.H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779">
                <text:p>18.3779</text:p>
              </table:table-cell>
              <table:table-cell office:value-type="float" office:value="14.8307">
                <text:p>14.8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929">
                <text:p>18.3929</text:p>
              </table:table-cell>
              <table:table-cell office:value-type="float" office:value="14.9737">
                <text:p>14.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923">
                <text:p>18.3923</text:p>
              </table:table-cell>
              <table:table-cell office:value-type="float" office:value="14.8259">
                <text:p>14.8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771">
                <text:p>18.3771</text:p>
              </table:table-cell>
              <table:table-cell office:value-type="float" office:value="14.8299">
                <text:p>14.8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921">
                <text:p>18.3921</text:p>
              </table:table-cell>
              <table:table-cell office:value-type="float" office:value="14.9729">
                <text:p>14.9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915">
                <text:p>18.3915</text:p>
              </table:table-cell>
              <table:table-cell office:value-type="float" office:value="14.8251">
                <text:p>14.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1217">
                <text:p>18.1217</text:p>
              </table:table-cell>
              <table:table-cell office:value-type="float" office:value="14.3796">
                <text:p>14.3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1367">
                <text:p>18.1367</text:p>
              </table:table-cell>
              <table:table-cell office:value-type="float" office:value="14.7948">
                <text:p>14.7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1361">
                <text:p>18.1361</text:p>
              </table:table-cell>
              <table:table-cell office:value-type="float" office:value="14.647">
                <text:p>14.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1082">
                <text:p>18.1082</text:p>
              </table:table-cell>
              <table:table-cell office:value-type="float" office:value="14.3661">
                <text:p>14.3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1232">
                <text:p>18.1232</text:p>
              </table:table-cell>
              <table:table-cell office:value-type="float" office:value="14.7813">
                <text:p>14.7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1226">
                <text:p>18.1226</text:p>
              </table:table-cell>
              <table:table-cell office:value-type="float" office:value="14.6335">
                <text:p>14.6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199">
                <text:p>17.6199</text:p>
              </table:table-cell>
              <table:table-cell office:value-type="float" office:value="13.6767">
                <text:p>13.6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38">
                <text:p>17.238</text:p>
              </table:table-cell>
              <table:table-cell office:value-type="float" office:value="13.8244">
                <text:p>13.8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373">
                <text:p>17.2373</text:p>
              </table:table-cell>
              <table:table-cell office:value-type="float" office:value="13.6765">
                <text:p>13.6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055">
                <text:p>17.6055</text:p>
              </table:table-cell>
              <table:table-cell office:value-type="float" office:value="13.6767">
                <text:p>13.6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236">
                <text:p>17.2236</text:p>
              </table:table-cell>
              <table:table-cell office:value-type="float" office:value="13.8244">
                <text:p>13.8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2229">
                <text:p>17.2229</text:p>
              </table:table-cell>
              <table:table-cell office:value-type="float" office:value="13.6765">
                <text:p>13.6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8">
                <text:p>16.568</text:p>
              </table:table-cell>
              <table:table-cell office:value-type="float" office:value="13.554">
                <text:p>13.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13">
                <text:p>16.7613</text:p>
              </table:table-cell>
              <table:table-cell office:value-type="float" office:value="13.9047">
                <text:p>13.9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605">
                <text:p>16.7605</text:p>
              </table:table-cell>
              <table:table-cell office:value-type="float" office:value="13.7568">
                <text:p>13.7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54">
                <text:p>16.5654</text:p>
              </table:table-cell>
              <table:table-cell office:value-type="float" office:value="13.5404">
                <text:p>13.5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587">
                <text:p>16.7587</text:p>
              </table:table-cell>
              <table:table-cell office:value-type="float" office:value="13.8911">
                <text:p>13.8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579">
                <text:p>16.7579</text:p>
              </table:table-cell>
              <table:table-cell office:value-type="float" office:value="13.7431">
                <text:p>13.7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97">
                <text:p>16.5697</text:p>
              </table:table-cell>
              <table:table-cell office:value-type="float" office:value="13.5468">
                <text:p>13.5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3">
                <text:p>16.763</text:p>
              </table:table-cell>
              <table:table-cell office:value-type="float" office:value="13.8975">
                <text:p>13.8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623">
                <text:p>16.7623</text:p>
              </table:table-cell>
              <table:table-cell office:value-type="float" office:value="13.7495">
                <text:p>13.7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671">
                <text:p>16.5671</text:p>
              </table:table-cell>
              <table:table-cell office:value-type="float" office:value="13.5331">
                <text:p>13.5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604">
                <text:p>16.7604</text:p>
              </table:table-cell>
              <table:table-cell office:value-type="float" office:value="13.8838">
                <text:p>13.8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597">
                <text:p>16.7597</text:p>
              </table:table-cell>
              <table:table-cell office:value-type="float" office:value="13.7359">
                <text:p>13.7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01cm" svg:height="9cm" xlink:href=".." xlink:type="simple" chart:class="chart:bar" chart:style-name="ch1">
        <chart:legend chart:legend-position="end" svg:x="14.72cm" svg:y="2.956cm" style:legend-expansion="high" chart:style-name="ch2"/>
        <chart:plot-area chart:style-name="ch3" table:cell-range-address="Sheet1.B522:Sheet1.G574" chart:data-source-has-labels="row" svg:x="0.812cm" svg:y="0.855cm" svg:width="13.184cm" svg:height="7.545cm">
          <chartooo:coordinate-region svg:x="1.433cm" svg:y="1.054cm" svg:width="12.563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0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9.6615">
                <text:p>9.6615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506">
                <text:p>9.6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31">
                <text:p>9.7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259">
                <text:p>9.7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672">
                <text:p>9.7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302">
                <text:p>9.7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235">
                <text:p>9.7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33">
                <text:p>9.7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92">
                <text:p>9.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605">
                <text:p>9.7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234">
                <text:p>9.7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68">
                <text:p>9.7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13">
                <text:p>9.7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27">
                <text:p>9.7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387">
                <text:p>9.7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136">
                <text:p>9.7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37">
                <text:p>9.7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512">
                <text:p>9.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126">
                <text:p>9.7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386">
                <text:p>9.7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7135">
                <text:p>9.7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135">
                <text:p>9.7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581">
                <text:p>9.3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3426">
                <text:p>9.3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36">
                <text:p>9.3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582">
                <text:p>9.3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582">
                <text:p>9.3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532">
                <text:p>9.3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3349">
                <text:p>9.3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506">
                <text:p>9.3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506">
                <text:p>9.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859">
                <text:p>9.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534">
                <text:p>9.2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152">
                <text:p>9.1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8">
                <text:p>9.0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611">
                <text:p>9.0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29">
                <text:p>9.2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516">
                <text:p>9.2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091">
                <text:p>9.1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58">
                <text:p>9.0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54">
                <text:p>9.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035">
                <text:p>9.3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91">
                <text:p>9.0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55">
                <text:p>9.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6">
                <text:p>9.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455">
                <text:p>9.2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222">
                <text:p>9.1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607">
                <text:p>9.0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0479">
                <text:p>9.0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54cm" svg:height="9cm" xlink:href=".." xlink:type="simple" chart:class="chart:bar" chart:style-name="ch1">
        <chart:legend chart:legend-position="end" svg:x="14.878cm" svg:y="2.956cm" style:legend-expansion="high" chart:style-name="ch2"/>
        <chart:plot-area chart:style-name="ch3" table:cell-range-address="Sheet1.B575:Sheet1.G648" chart:data-source-has-labels="row" svg:x="0.813cm" svg:y="0.855cm" svg:width="13.339cm" svg:height="7.545cm">
          <chartooo:coordinate-region svg:x="1.434cm" svg:y="1.055cm" svg:width="12.718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56.272">
                <text:p>56.272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4.832">
                <text:p>54.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4.449">
                <text:p>54.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749">
                <text:p>56.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5.083">
                <text:p>55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023">
                <text:p>57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.545">
                <text:p>55.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5.039">
                <text:p>55.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4.879">
                <text:p>54.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558">
                <text:p>56.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5.458">
                <text:p>55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5.042">
                <text:p>55.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062">
                <text:p>57.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4.993">
                <text:p>54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4.841">
                <text:p>54.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098">
                <text:p>57.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5.405">
                <text:p>55.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4.878">
                <text:p>54.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144">
                <text:p>57.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.544">
                <text:p>55.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4.952">
                <text:p>54.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4.78">
                <text:p>54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5.401">
                <text:p>55.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4.882">
                <text:p>54.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.544">
                <text:p>55.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4.951">
                <text:p>54.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4.779">
                <text:p>54.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772">
                <text:p>54.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3.421">
                <text:p>53.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82">
                <text:p>52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4.973">
                <text:p>54.9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.347">
                <text:p>53.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.921">
                <text:p>52.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673">
                <text:p>54.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3.295">
                <text:p>53.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772">
                <text:p>52.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.313">
                <text:p>53.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.898">
                <text:p>52.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2.729">
                <text:p>52.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406">
                <text:p>54.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2.794">
                <text:p>52.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285">
                <text:p>52.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668">
                <text:p>53.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779">
                <text:p>51.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1.316">
                <text:p>51.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1.154">
                <text:p>51.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617">
                <text:p>54.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244">
                <text:p>52.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594">
                <text:p>53.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851">
                <text:p>51.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1.264">
                <text:p>51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1.101">
                <text:p>51.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594">
                <text:p>54.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2.744">
                <text:p>52.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272">
                <text:p>52.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634">
                <text:p>53.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873">
                <text:p>51.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1.128">
                <text:p>51.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539">
                <text:p>54.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678">
                <text:p>53.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931">
                <text:p>51.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1.262">
                <text:p>51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1.091">
                <text:p>51.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87cm" svg:height="9.006cm" xlink:href=".." xlink:type="simple" chart:class="chart:bar" chart:style-name="ch1">
        <chart:legend chart:legend-position="end" svg:x="14.911cm" svg:y="2.959cm" style:legend-expansion="high" chart:style-name="ch2"/>
        <chart:plot-area chart:style-name="ch3" table:cell-range-address="Sheet1.B649:Sheet1.G733" chart:data-source-has-labels="row" svg:x="0.813cm" svg:y="0.855cm" svg:width="13.372cm" svg:height="7.551cm">
          <chartooo:coordinate-region svg:x="1.434cm" svg:y="1.055cm" svg:width="12.751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37.916">
                <text:p>37.916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.971">
                <text:p>34.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3.888">
                <text:p>33.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3.513">
                <text:p>33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98">
                <text:p>38.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353">
                <text:p>35.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4.195">
                <text:p>34.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3.795">
                <text:p>33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349">
                <text:p>38.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418">
                <text:p>35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4.229">
                <text:p>34.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3.859">
                <text:p>33.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82">
                <text:p>38.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313">
                <text:p>35.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4.209">
                <text:p>34.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3.773">
                <text:p>33.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354">
                <text:p>38.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393">
                <text:p>35.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4.246">
                <text:p>34.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3.819">
                <text:p>33.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44">
                <text:p>38.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313">
                <text:p>35.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4.165">
                <text:p>34.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3.736">
                <text:p>33.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289">
                <text:p>38.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301">
                <text:p>35.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3.777">
                <text:p>33.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237">
                <text:p>38.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314">
                <text:p>35.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4.164">
                <text:p>34.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3.733">
                <text:p>33.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293">
                <text:p>38.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303">
                <text:p>35.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4.172">
                <text:p>34.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3.775">
                <text:p>33.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071">
                <text:p>37.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.073">
                <text:p>34.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864">
                <text:p>32.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462">
                <text:p>32.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232">
                <text:p>37.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125">
                <text:p>34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81">
                <text:p>32.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2.534">
                <text:p>32.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057">
                <text:p>37.0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.044">
                <text:p>34.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861">
                <text:p>32.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217">
                <text:p>37.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118">
                <text:p>34.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85">
                <text:p>32.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2.496">
                <text:p>32.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838">
                <text:p>36.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717">
                <text:p>33.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563">
                <text:p>32.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134">
                <text:p>32.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553">
                <text:p>36.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043">
                <text:p>32.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1.538">
                <text:p>31.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784">
                <text:p>36.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538">
                <text:p>32.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595">
                <text:p>36.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204">
                <text:p>33.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022">
                <text:p>32.0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1.525">
                <text:p>31.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847">
                <text:p>36.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705">
                <text:p>33.7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549">
                <text:p>32.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127">
                <text:p>32.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533">
                <text:p>36.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214">
                <text:p>33.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039">
                <text:p>32.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1.541">
                <text:p>31.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863">
                <text:p>36.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706">
                <text:p>33.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2.547">
                <text:p>32.5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.098">
                <text:p>32.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531">
                <text:p>36.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45">
                <text:p>33.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007">
                <text:p>32.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1.516">
                <text:p>31.5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